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3.948cm"/>
    </style:style>
    <style:style style:name="co3" style:family="table-column">
      <style:table-column-properties fo:break-before="auto" style:column-width="2.258cm"/>
    </style:style>
    <style:style style:name="co4" style:family="table-column">
      <style:table-column-properties fo:break-before="auto" style:column-width="1.007cm"/>
    </style:style>
    <style:style style:name="co5" style:family="table-column">
      <style:table-column-properties fo:break-before="auto" style:column-width="1.034cm"/>
    </style:style>
    <style:style style:name="co6" style:family="table-column">
      <style:table-column-properties fo:break-before="auto" style:column-width="1.836cm"/>
    </style:style>
    <style:style style:name="co7" style:family="table-column">
      <style:table-column-properties fo:break-before="auto" style:column-width="2.559cm"/>
    </style:style>
    <style:style style:name="co8" style:family="table-column">
      <style:table-column-properties fo:break-before="auto" style:column-width="1.252cm"/>
    </style:style>
    <style:style style:name="co9" style:family="table-column">
      <style:table-column-properties fo:break-before="auto" style:column-width="3.863cm"/>
    </style:style>
    <style:style style:name="co10" style:family="table-column">
      <style:table-column-properties fo:break-before="auto" style:column-width="3.186cm"/>
    </style:style>
    <style:style style:name="co11" style:family="table-column">
      <style:table-column-properties fo:break-before="auto" style:column-width="1.524cm"/>
    </style:style>
    <style:style style:name="co12" style:family="table-column">
      <style:table-column-properties fo:break-before="auto" style:column-width="3.022cm"/>
    </style:style>
    <style:style style:name="co13" style:family="table-column">
      <style:table-column-properties fo:break-before="auto" style:column-width="0.101cm"/>
    </style:style>
    <style:style style:name="co14" style:family="table-column">
      <style:table-column-properties fo:break-before="auto" style:column-width="0.25cm"/>
    </style:style>
    <style:style style:name="co15" style:family="table-column">
      <style:table-column-properties fo:break-before="auto" style:column-width="0.499cm"/>
    </style:style>
    <style:style style:name="co16" style:family="table-column">
      <style:table-column-properties fo:break-before="auto" style:column-width="2.85cm"/>
    </style:style>
    <style:style style:name="co17" style:family="table-column">
      <style:table-column-properties fo:break-before="auto" style:column-width="2.26cm"/>
    </style:style>
    <style:style style:name="co18" style:family="table-column">
      <style:table-column-properties fo:break-before="auto" style:column-width="1.088cm"/>
    </style:style>
    <style:style style:name="co19" style:family="table-column">
      <style:table-column-properties fo:break-before="auto" style:column-width="3.45cm"/>
    </style:style>
    <style:style style:name="co20" style:family="table-column">
      <style:table-column-properties fo:break-before="auto" style:column-width="1.191cm"/>
    </style:style>
    <style:style style:name="co21" style:family="table-column">
      <style:table-column-properties fo:break-before="auto" style:column-width="7.421cm"/>
    </style:style>
    <style:style style:name="ro1" style:family="table-row">
      <style:table-row-properties style:row-height="0.452cm" fo:break-before="auto" style:use-optimal-row-height="true"/>
    </style:style>
    <style:style style:name="ro2" style:family="table-row">
      <style:table-row-properties style:row-height="0.48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2" style:family="table-cell" style:parent-style-name="Default">
      <style:table-cell-properties style:text-align-source="fix" style:repeat-content="false" fo:border="0.74pt solid #000000"/>
      <style:paragraph-properties fo:text-align="end" fo:margin-left="0cm"/>
      <style:text-properties fo:font-weight="normal" style:font-weight-asian="normal" style:font-weight-complex="normal"/>
    </style:style>
    <style:style style:name="ce13" style:family="table-cell" style:parent-style-name="Default">
      <style:table-cell-properties fo:background-color="#ffa6a6" fo:border="0.74pt solid #000000"/>
    </style:style>
    <style:style style:name="ce3" style:family="table-cell" style:parent-style-name="Default">
      <style:table-cell-properties fo:background-color="#ffffd7" style:text-align-source="fix" style:repeat-content="false" fo:border="0.74pt solid #000000"/>
      <style:paragraph-properties fo:text-align="end" fo:margin-left="0cm"/>
      <style:text-properties fo:font-weight="normal" style:font-weight-asian="normal" style:font-weight-complex="normal"/>
    </style:style>
    <style:style style:name="ce5" style:family="table-cell" style:parent-style-name="Default">
      <style:table-cell-properties fo:background-color="#deffd2" style:text-align-source="fix" style:repeat-content="false" fo:border="0.74pt solid #000000"/>
      <style:paragraph-properties fo:text-align="end" fo:margin-left="0cm"/>
      <style:text-properties fo:font-weight="normal" style:font-weight-asian="normal" style:font-weight-complex="normal"/>
    </style:style>
    <style:style style:name="ce41" style:family="table-cell" style:parent-style-name="Default">
      <style:table-cell-properties fo:background-color="#d3e1ff" fo:border="0.74pt solid #000000"/>
    </style:style>
    <style:style style:name="ce26" style:family="table-cell" style:parent-style-name="Default">
      <style:table-cell-properties fo:background-color="#d3e1ff" style:text-align-source="fix" style:repeat-content="false" fo:border="0.74pt solid #000000"/>
      <style:paragraph-properties fo:text-align="end" fo:margin-left="0cm"/>
      <style:text-properties fo:font-weight="normal" style:font-weight-asian="normal" style:font-weight-complex="normal"/>
    </style:style>
    <style:style style:name="ce27" style:family="table-cell" style:parent-style-name="Default">
      <style:table-cell-properties fo:background-color="#d3e1ff"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6" style:family="table-cell" style:parent-style-name="Default">
      <style:table-cell-properties fo:background-color="#e2e2e2" style:text-align-source="fix" style:repeat-content="false" fo:border="0.74pt solid #000000"/>
      <style:paragraph-properties fo:text-align="end" fo:margin-left="0cm"/>
      <style:text-properties fo:font-weight="normal" style:font-weight-asian="normal" style:font-weight-complex="normal"/>
    </style:style>
    <style:style style:name="ce7" style:family="table-cell" style:parent-style-name="Default">
      <style:table-cell-properties fo:background-color="#e2e2e2"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12" style:family="table-cell" style:parent-style-name="Default">
      <style:table-cell-properties fo:background-color="#e2e2e2" fo:border="0.74pt solid #000000"/>
    </style:style>
    <style:style style:name="ce4" style:family="table-cell" style:parent-style-name="Default">
      <style:table-cell-properties style:text-align-source="fix" style:repeat-content="false"/>
      <style:paragraph-properties fo:text-align="end" fo:margin-left="0cm"/>
      <style:text-properties fo:font-weight="normal" style:font-weight-asian="normal" style:font-weight-complex="normal"/>
    </style:style>
    <style:style style:name="ce139" style:family="table-cell" style:parent-style-name="Default">
      <style:text-properties fo:font-weight="bold" style:font-weight-asian="bold" style:font-weight-complex="bold"/>
    </style:style>
    <style:style style:name="ce9" style:family="table-cell" style:parent-style-name="Default">
      <style:table-cell-properties fo:background-color="#ffffd7" fo:border="0.74pt solid #000000"/>
    </style:style>
    <style:style style:name="ce11" style:family="table-cell" style:parent-style-name="Default">
      <style:table-cell-properties fo:background-color="#deffd2" fo:border="0.74pt solid #000000"/>
    </style:style>
    <style:style style:name="ce149" style:family="table-cell" style:parent-style-name="Default">
      <style:table-cell-properties fo:border="0.74pt solid #000000"/>
    </style:style>
    <style:style style:name="ce40" style:family="table-cell" style:parent-style-name="Default">
      <style:table-cell-properties fo:background-color="#ffffff" fo:border="0.74pt solid #000000"/>
    </style:style>
    <style:style style:name="ce42" style:family="table-cell" style:parent-style-name="Default">
      <style:table-cell-properties fo:background-color="#ffffff" fo:border="0.74pt solid #000000"/>
      <style:text-properties fo:font-style="normal" style:font-style-asian="normal" style:font-style-complex="normal"/>
    </style:style>
    <style:style style:name="ce109"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05"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ff" style:text-align-source="fix" style:repeat-content="false" fo:border="0.74pt solid #000000"/>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6" style:family="table-cell" style:parent-style-name="Default">
      <style:table-cell-properties fo:background-color="#ffffff"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10" style:family="table-cell" style:parent-style-name="Default">
      <style:table-cell-properties style:text-align-source="fix" style:repeat-content="false" fo:border="0.74pt solid #000000"/>
      <style:paragraph-properties fo:text-align="center" fo:margin-left="0cm"/>
    </style:style>
    <style:style style:name="ce49" style:family="table-cell" style:parent-style-name="Default">
      <style:table-cell-properties fo:background-color="#ffffff"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style:paragraph-properties fo:text-align="center" fo:margin-left="0cm"/>
    </style:style>
    <style:style style:name="ce50" style:family="table-cell" style:parent-style-name="Default">
      <style:table-cell-properties fo:background-color="#ffffff" style:text-align-source="fix" style:repeat-content="false" fo:border="0.74pt solid #000000"/>
      <style:paragraph-properties fo:text-align="center" fo:margin-left="0cm"/>
      <style:text-properties fo:font-style="normal" style:font-style-asian="normal" style:font-style-complex="normal"/>
    </style:style>
    <style:style style:name="ce101" style:family="table-cell" style:parent-style-name="Default">
      <style:table-cell-properties style:text-align-source="fix" style:repeat-content="false"/>
      <style:paragraph-properties fo:text-align="end" fo:margin-left="0cm"/>
    </style:style>
    <style:style style:name="ce255" style:family="table-cell" style:parent-style-name="Default">
      <style:table-cell-properties fo:border-bottom="none" fo:background-color="#dddddd" fo:border-left="0.74pt solid #000000" fo:border-right="none" fo:border-top="0.74pt solid #000000"/>
    </style:style>
    <style:style style:name="ce256" style:family="table-cell" style:parent-style-name="Default">
      <style:table-cell-properties fo:border-bottom="none" fo:background-color="#dddddd" fo:border-left="0.74pt solid #000000" fo:border-right="none" fo:border-top="none"/>
    </style:style>
    <style:style style:name="ce200"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cm"/>
      <style:text-properties style:font-name="Arial Black"/>
    </style:style>
    <style:style style:name="ce258"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cm"/>
      <style:text-properties style:font-name="Arial Black"/>
    </style:style>
    <style:style style:name="ce201" style:family="table-cell" style:parent-style-name="Default">
      <style:table-cell-properties fo:border-bottom="none"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202" style:family="table-cell" style:parent-style-name="Default">
      <style:table-cell-properties fo:border-bottom="0.74pt solid #000000"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57" style:family="table-cell" style:parent-style-name="Default">
      <style:table-cell-properties fo:border-bottom="none" fo:background-color="#dddddd" fo:border-left="none" fo:border-right="none" fo:border-top="0.74pt solid #000000"/>
    </style:style>
    <style:style style:name="ce176" style:family="table-cell" style:parent-style-name="Default">
      <style:table-cell-properties fo:background-color="#dddddd"/>
    </style:style>
    <style:style style:name="ce59" style:family="table-cell" style:parent-style-name="Default">
      <style:table-cell-properties fo:background-color="#dddddd" style:text-align-source="fix" style:repeat-content="false" fo:border="none"/>
      <style:paragraph-properties fo:text-align="center" fo:margin-left="0cm"/>
      <style:text-properties style:font-name="Arial Black"/>
    </style:style>
    <style:style style:name="ce147" style:family="table-cell" style:parent-style-name="Default">
      <style:table-cell-properties fo:border-bottom="none" fo:background-color="#ffffff" style:text-align-source="fix" style:repeat-content="false" fo:border-left="0.74pt solid #000000" fo:border-right="none" fo:border-top="0.74pt solid #000000"/>
      <style:paragraph-properties fo:text-align="center" fo:margin-left="0cm"/>
      <style:text-properties style:font-name="Arial Black"/>
    </style:style>
    <style:style style:name="ce151" style:family="table-cell" style:parent-style-name="Default">
      <style:table-cell-properties fo:border-bottom="none" fo:background-color="#ffffff" style:text-align-source="fix" style:repeat-content="false" fo:border-left="0.74pt solid #000000" fo:border-right="none" fo:border-top="none"/>
      <style:paragraph-properties fo:text-align="center" fo:margin-left="0cm"/>
      <style:text-properties style:font-name="Arial Black"/>
    </style:style>
    <style:style style:name="ce153" style:family="table-cell" style:parent-style-name="Default">
      <style:table-cell-properties fo:border-bottom="0.74pt solid #000000" fo:background-color="#ffffff" style:text-align-source="fix" style:repeat-content="false" fo:border-left="0.74pt solid #000000" fo:border-right="none" fo:border-top="none"/>
      <style:paragraph-properties fo:text-align="center" fo:margin-left="0cm"/>
      <style:text-properties style:font-name="Arial Black"/>
    </style:style>
    <style:style style:name="ce264" style:family="table-cell" style:parent-style-name="Default">
      <style:table-cell-properties fo:background-color="#dddddd" style:text-align-source="fix" style:repeat-content="false"/>
      <style:paragraph-properties fo:text-align="center" fo:margin-left="0cm"/>
      <style:text-properties style:font-name="Arial Black"/>
    </style:style>
    <style:style style:name="ce265" style:family="table-cell" style:parent-style-name="Default">
      <style:table-cell-properties fo:border-bottom="0.74pt solid #000000" fo:background-color="#dddddd" fo:border-left="none" fo:border-right="none" fo:border-top="none"/>
    </style:style>
    <style:style style:name="ce65" style:family="table-cell" style:parent-style-name="Default">
      <style:table-cell-properties fo:background-color="#dddddd" fo:border="none"/>
    </style:style>
    <style:style style:name="ce204" style:family="table-cell" style:parent-style-name="Default">
      <style:table-cell-properties fo:background-color="#dddddd" style:text-align-source="fix" style:repeat-content="false" fo:wrap-option="no-wrap"/>
      <style:paragraph-properties fo:text-align="start" fo:margin-left="0cm"/>
      <style:text-properties style:font-name="Bahnschrift SemiCondensed" fo:font-size="12pt" style:font-size-asian="12pt" style:font-size-complex="12pt"/>
    </style:style>
    <style:style style:name="ce205" style:family="table-cell" style:parent-style-name="Default">
      <style:table-cell-properties fo:border-bottom="0.74pt solid #000000" fo:background-color="#dddddd" style:text-align-source="fix" style:repeat-content="false" fo:wrap-option="no-wrap" fo:border-left="none" fo:border-right="none" fo:border-top="none"/>
      <style:paragraph-properties fo:text-align="start" fo:margin-left="0cm"/>
      <style:text-properties style:font-name="Bahnschrift SemiCondensed" fo:font-size="12pt" style:font-size-asian="12pt" style:font-size-complex="12pt"/>
    </style:style>
    <style:style style:name="ce21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Arial Black"/>
    </style:style>
    <style:style style:name="ce102"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03" style:family="table-cell" style:parent-style-name="Default">
      <style:table-cell-properties fo:background-color="#e2e2e2" style:vertical-align="top"/>
    </style:style>
    <style:style style:name="ce71" style:family="table-cell" style:parent-style-name="Accent_20_3">
      <style:table-cell-properties fo:background-color="#ffffff" style:text-align-source="fix" style:repeat-content="false" fo:wrap-option="no-wrap"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1" style:family="table-cell" style:parent-style-name="Default">
      <style:table-cell-properties fo:background-color="#ffffff" style:text-align-source="fix" style:repeat-content="false" style:vertical-align="top"/>
      <style:paragraph-properties fo:text-align="center" fo:margin-left="0cm"/>
      <style:text-properties fo:color="#000000" style:font-name="Bahnschrift SemiBold1" fo:font-size="13pt" fo:font-weight="normal" style:font-size-asian="13pt" style:font-weight-asian="normal" style:font-size-complex="13pt" style:font-weight-complex="normal"/>
    </style:style>
    <style:style style:name="ce113" style:family="table-cell" style:parent-style-name="Default">
      <style:table-cell-properties fo:background-color="#ffffff" style:text-align-source="fix" style:repeat-content="false" style:vertical-align="top"/>
      <style:paragraph-properties fo:text-align="center" fo:margin-left="0cm"/>
      <style:text-properties style:font-name="Arial Black"/>
    </style:style>
    <style:style style:name="ce194" style:family="table-cell" style:parent-style-name="Default">
      <style:table-cell-properties fo:border-bottom="0.74pt solid #000000" fo:background-color="#ffffff" style:text-align-source="fix" style:repeat-content="false" fo:border-left="none" fo:border-right="none" fo:border-top="none" style:vertical-align="top"/>
      <style:paragraph-properties fo:text-align="center" fo:margin-left="0cm"/>
      <style:text-properties style:font-name="Arial Black"/>
    </style:style>
    <style:style style:name="ce230" style:family="table-cell" style:parent-style-name="Default">
      <style:table-cell-properties fo:background-color="#dddddd" style:text-align-source="fix" style:repeat-content="false" style:vertical-align="top"/>
      <style:paragraph-properties fo:text-align="center" fo:margin-left="0cm"/>
      <style:text-properties style:font-name="Arial Black"/>
    </style:style>
    <style:style style:name="ce163" style:family="table-cell" style:parent-style-name="Heading_20_1" style:data-style-name="N0">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15"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Black"/>
    </style:style>
    <style:style style:name="ce78"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8"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1" fo:font-size="13pt" fo:font-weight="normal" style:font-size-asian="13pt" style:font-weight-asian="normal" style:font-size-complex="13pt" style:font-weight-complex="normal"/>
    </style:style>
    <style:style style:name="ce220" style:family="table-cell" style:parent-style-name="Default">
      <style:table-cell-properties fo:background-color="#dddddd" style:vertical-align="top"/>
    </style:style>
    <style:style style:name="ce278" style:family="table-cell" style:parent-style-name="Default">
      <style:table-cell-properties fo:border-bottom="0.74pt solid #000000" fo:background-color="#dddddd" fo:border-left="none" fo:border-right="none" fo:border-top="none" style:vertical-align="top"/>
    </style:style>
    <style:style style:name="ce283"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90" style:family="table-cell" style:parent-style-name="Default">
      <style:table-cell-properties fo:background-color="#ffffff"/>
    </style:style>
    <style:style style:name="ce164"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23" style:family="table-cell" style:parent-style-name="Accent_20_3">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231" style:family="table-cell" style:parent-style-name="Default">
      <style:table-cell-properties fo:border-bottom="none" fo:background-color="#ffffff" style:text-align-source="fix" style:repeat-content="false" fo:border-left="0.74pt solid #000000" fo:border-right="none" fo:border-top="0.74pt solid #000000" style:vertical-align="top"/>
      <style:paragraph-properties fo:text-align="center" fo:margin-left="0cm"/>
      <style:text-properties style:font-name="Arial Black"/>
    </style:style>
    <style:style style:name="ce232" style:family="table-cell" style:parent-style-name="Default">
      <style:table-cell-properties fo:border-bottom="none"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33" style:family="table-cell" style:parent-style-name="Default">
      <style:table-cell-properties fo:border-bottom="0.74pt solid #000000"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91"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217"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Arial Black"/>
    </style:style>
    <style:style style:name="ce292" style:family="table-cell" style:parent-style-name="Default">
      <style:table-cell-properties fo:border-bottom="0.74pt solid #000000" fo:border-left="none" fo:border-right="none" fo:border-top="none"/>
    </style:style>
    <style:style style:name="ce296" style:family="table-cell" style:parent-style-name="Default">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order-bottom="none" fo:background-color="#dddddd" style:text-align-source="fix" style:repeat-content="false" fo:border-left="none" fo:border-right="none" fo:border-top="0.74pt solid #000000" style:vertical-align="middle"/>
      <style:paragraph-properties fo:text-align="center" fo:margin-left="0cm"/>
      <style:text-properties style:font-name="Bahnschrift SemiBold" fo:font-size="24pt" style:font-size-asian="24pt" style:font-size-complex="24pt"/>
    </style:style>
    <style:style style:name="ce22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Bahnschrift SemiBold1" fo:font-size="14pt" fo:font-weight="bold" style:font-size-asian="14pt" style:font-weight-asian="bold" style:font-size-complex="14pt" style:font-weight-complex="bold"/>
    </style:style>
    <style:style style:name="ce303" style:family="table-cell" style:parent-style-name="Default">
      <style:table-cell-properties fo:border-bottom="none" fo:background-color="#ffffff" style:text-align-source="fix" style:repeat-content="false" fo:border-left="none" fo:border-right="none" fo:border-top="0.74pt solid #000000" style:vertical-align="bottom"/>
      <style:paragraph-properties fo:text-align="center" fo:margin-left="0cm"/>
      <style:text-properties style:font-name="Arial Black" fo:font-weight="bold" style:font-weight-asian="bold" style:font-weight-complex="bold"/>
    </style:style>
    <style:style style:name="ce165" style:family="table-cell" style:parent-style-name="Default">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35" style:family="table-cell" style:parent-style-name="Default">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104" style:family="table-cell" style:parent-style-name="Default">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306" style:family="table-cell" style:parent-style-name="Default">
      <style:table-cell-properties fo:background-color="#ffffff" style:text-align-source="fix" style:repeat-content="false" style:vertical-align="bottom"/>
      <style:paragraph-properties fo:text-align="center" fo:margin-left="0cm"/>
      <style:text-properties style:font-name="Arial Black" fo:font-weight="bold" style:font-weight-asian="bold" style:font-weight-complex="bold"/>
    </style:style>
    <style:style style:name="ce82" style:family="table-cell" style:parent-style-name="Default">
      <style:table-cell-properties fo:background-color="#0b503c" style:text-align-source="fix" style:repeat-content="false" fo:border="0.74pt solid #000000" style:vertical-align="top"/>
      <style:paragraph-properties fo:text-align="center" fo:margin-left="0cm"/>
      <style:text-properties style:font-name="Arial Black"/>
    </style:style>
    <style:style style:name="ce312" style:family="table-cell" style:parent-style-name="Default">
      <style:table-cell-properties fo:background-color="#dddddd" style:text-align-source="fix" style:repeat-content="false" fo:wrap-option="no-wrap" style:vertical-align="top"/>
      <style:paragraph-properties fo:text-align="start" fo:margin-left="0cm"/>
      <style:text-properties style:font-name="Bahnschrift SemiCondensed" fo:font-size="12pt" style:font-size-asian="12pt" style:font-size-complex="12pt"/>
    </style:style>
    <style:style style:name="ce297" style:family="table-cell" style:parent-style-name="Accent_20_3">
      <style:table-cell-properties fo:background-color="#ffffff"/>
    </style:style>
    <style:style style:name="ce227" style:family="table-cell" style:parent-style-name="Default">
      <style:table-cell-properties fo:border-bottom="none" fo:background-color="#ffffff" style:text-align-source="fix" style:repeat-content="false" fo:border-left="none" fo:border-right="0.74pt solid #000000" fo:border-top="0.74pt solid #000000" style:vertical-align="top"/>
      <style:paragraph-properties fo:text-align="center" fo:margin-left="0cm"/>
      <style:text-properties style:font-name="Arial Black"/>
    </style:style>
    <style:style style:name="ce228" style:family="table-cell" style:parent-style-name="Default">
      <style:table-cell-properties fo:border-bottom="none"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9" style:family="table-cell" style:parent-style-name="Default">
      <style:table-cell-properties fo:border-bottom="0.74pt solid #000000"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6" style:family="table-cell" style:parent-style-name="Accent_20_3">
      <style:table-cell-properties fo:background-color="#dddddd" style:text-align-source="fix" style:repeat-content="false" fo:border="0.74pt solid #000000" style:vertical-align="top"/>
      <style:paragraph-properties fo:text-align="center" fo:margin-left="0cm"/>
      <style:text-properties style:font-name="Arial Black"/>
    </style:style>
    <style:style style:name="ce146"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fo:font-size="8pt" fo:font-weight="normal" style:font-size-asian="8pt" style:font-weight-asian="normal" style:font-size-complex="8pt" style:font-weight-complex="normal"/>
    </style:style>
    <style:style style:name="ce315" style:family="table-cell" style:parent-style-name="Default">
      <style:table-cell-properties fo:background-color="#dddddd" style:text-align-source="fix" style:repeat-content="false" style:vertical-align="bottom"/>
      <style:paragraph-properties fo:text-align="end" fo:margin-left="0cm"/>
      <style:text-properties style:font-name="Bahnschrift SemiLight Condensed" fo:font-size="17pt" fo:font-weight="normal" style:font-size-asian="17pt" style:font-weight-asian="normal" style:font-size-complex="17pt" style:font-weight-complex="normal"/>
    </style:style>
    <style:style style:name="ce120" style:family="table-cell" style:parent-style-name="Default">
      <style:table-cell-properties fo:background-color="#dddddd" style:vertical-align="bottom"/>
    </style:style>
    <style:style style:name="ce317" style:family="table-cell" style:parent-style-name="Default">
      <style:table-cell-properties fo:background-color="#dddddd" style:text-align-source="fix" style:repeat-content="false" style:vertical-align="bottom"/>
      <style:paragraph-properties fo:text-align="center" fo:margin-left="0cm"/>
      <style:text-properties style:font-name="Arial Black"/>
    </style:style>
    <style:style style:name="ce318" style:family="table-cell" style:parent-style-name="Default">
      <style:table-cell-properties fo:background-color="#dddddd" style:text-align-source="fix" style:repeat-content="false" style:vertical-align="bottom"/>
      <style:paragraph-properties fo:text-align="start" fo:margin-left="0cm"/>
      <style:text-properties style:font-name="Arial Black"/>
    </style:style>
    <style:style style:name="ce319" style:family="table-cell" style:parent-style-name="Default">
      <style:table-cell-properties fo:background-color="#dddddd" style:text-align-source="fix" style:repeat-content="false" style:vertical-align="bottom"/>
      <style:paragraph-properties fo:text-align="end" fo:margin-left="0cm"/>
      <style:text-properties style:font-name="Bahnschrift SemiBold1"/>
    </style:style>
    <style:style style:name="ce152" style:family="table-cell" style:parent-style-name="Accent_20_3">
      <style:table-cell-properties fo:background-color="#0b503c" style:text-align-source="fix" style:repeat-content="false" fo:border="none" style:vertical-align="top"/>
      <style:paragraph-properties fo:text-align="center" fo:margin-left="0cm"/>
      <style:text-properties style:font-name="Arial Black"/>
    </style:style>
    <style:style style:name="ce320" style:family="table-cell" style:parent-style-name="Default">
      <style:table-cell-properties fo:background-color="#dddddd" style:text-align-source="fix" style:repeat-content="false" style:vertical-align="bottom"/>
      <style:paragraph-properties fo:text-align="center" fo:margin-left="0cm"/>
      <style:text-properties style:font-name="Bahnschrift SemiBold1" fo:font-size="11pt" style:font-size-asian="11pt" style:font-size-complex="11pt"/>
    </style:style>
    <style:style style:name="ce343" style:family="table-cell" style:parent-style-name="Default">
      <style:table-cell-properties fo:background-color="#dddddd"/>
      <style:text-properties style:font-name="Bahnschrift SemiCondensed" fo:font-size="12pt" style:font-size-asian="12pt" style:font-size-complex="12pt"/>
    </style:style>
    <style:style style:name="ce323"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 fo:font-size="13pt" fo:font-weight="bold" style:font-size-asian="13pt" style:font-weight-asian="bold" style:font-size-complex="13pt" style:font-weight-complex="bold"/>
    </style:style>
    <style:style style:name="ce324" style:family="table-cell" style:parent-style-name="Default">
      <style:table-cell-properties fo:background-color="#dddddd" style:text-align-source="fix" style:repeat-content="false" style:vertical-align="top"/>
      <style:paragraph-properties fo:text-align="start" fo:margin-left="0cm"/>
      <style:text-properties style:font-name="Bahnschrift SemiBold SemiConden" fo:font-size="12pt" style:font-size-asian="12pt" style:font-size-complex="12pt"/>
    </style:style>
    <style:style style:name="ce347" style:family="table-cell" style:parent-style-name="Default">
      <style:table-cell-properties fo:background-color="#dddddd" style:text-align-source="fix" style:repeat-content="false" fo:wrap-option="no-wrap" style:vertical-align="top"/>
      <style:paragraph-properties fo:text-align="start"/>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dddddd" style:text-align-source="fix" style:repeat-content="false" style:vertical-align="top"/>
      <style:paragraph-properties fo:text-align="center" fo:margin-left="0cm"/>
      <style:text-properties style:font-name="Bahnschrift SemiCondensed"/>
    </style:style>
    <style:style style:name="ce335" style:family="table-cell" style:parent-style-name="Default">
      <style:table-cell-properties fo:border-bottom="0.74pt solid #000000" fo:background-color="#dddddd" style:text-align-source="fix" style:repeat-content="false" fo:border-left="none" fo:border-right="none" fo:border-top="none" style:vertical-align="top"/>
      <style:paragraph-properties fo:text-align="center" fo:margin-left="0cm"/>
      <style:text-properties style:font-name="Arial Black"/>
    </style:style>
    <style:style style:name="ce234" style:family="table-cell" style:parent-style-name="Accent_20_3">
      <style:table-cell-properties fo:background-color="#dddddd" style:text-align-source="fix" style:repeat-content="false" fo:border="none" style:vertical-align="top"/>
      <style:paragraph-properties fo:text-align="center" fo:margin-left="0cm"/>
      <style:text-properties style:font-name="Arial Black"/>
    </style:style>
    <style:style style:name="ce337" style:family="table-cell" style:parent-style-name="Default" style:data-style-name="N0">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none" fo:background-color="#ffffff" style:text-align-source="fix" style:repeat-content="false" fo:border-left="none" fo:border-right="0.74pt solid #000000" fo:border-top="0.74pt solid #000000"/>
      <style:paragraph-properties fo:text-align="center" fo:margin-left="0cm"/>
      <style:text-properties style:font-name="Arial Black"/>
    </style:style>
    <style:style style:name="ce236" style:family="table-cell" style:parent-style-name="Default">
      <style:table-cell-properties fo:border-bottom="none" fo:background-color="#ffffff" style:text-align-source="fix" style:repeat-content="false" fo:border-left="none" fo:border-right="0.74pt solid #000000" fo:border-top="none"/>
      <style:paragraph-properties fo:text-align="center" fo:margin-left="0cm"/>
      <style:text-properties style:font-name="Arial Black"/>
    </style:style>
    <style:style style:name="ce237"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cm"/>
      <style:text-properties style:font-name="Arial Black"/>
    </style:style>
    <style:style style:name="ce341"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cm"/>
      <style:text-properties style:font-name="Arial Black"/>
    </style:style>
    <style:style style:name="ce238" style:family="table-cell" style:parent-style-name="Default">
      <style:table-cell-properties fo:border-bottom="none" fo:background-color="#dddddd" fo:border-left="none" fo:border-right="0.74pt solid #000000" fo:border-top="0.74pt solid #000000"/>
    </style:style>
    <style:style style:name="ce239" style:family="table-cell" style:parent-style-name="Default">
      <style:table-cell-properties fo:border-bottom="none" fo:background-color="#dddddd" fo:border-left="none" fo:border-right="0.74pt solid #000000" fo:border-top="none"/>
    </style:style>
    <style:style style:name="ce344" style:family="table-cell" style:parent-style-name="Default">
      <style:table-cell-properties fo:border-bottom="0.74pt solid #000000" fo:background-color="#dddddd" fo:border-left="none" fo:border-right="0.74pt solid #000000" fo:border-top="none"/>
    </style:style>
    <style:style style:name="ce240" style:family="table-cell" style:parent-style-name="Default">
      <style:table-cell-properties fo:border-bottom="none"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241" style:family="table-cell" style:parent-style-name="Default">
      <style:table-cell-properties fo:border-bottom="0.74pt solid #000000"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cccccc" style:text-align-source="fix" style:repeat-content="false" fo:border="0.74pt solid #000000"/>
      <style:paragraph-properties fo:text-align="end" fo:margin-left="0cm"/>
      <style:text-properties fo:color="#000000"/>
    </style:style>
    <style:style style:name="ce242" style:family="table-cell" style:parent-style-name="Default">
      <style:table-cell-properties fo:background-color="#cccccc" fo:border="0.74pt solid #000000"/>
    </style:style>
    <style:style style:name="ce340" style:family="table-cell" style:parent-style-name="Default" style:data-style-name="N0">
      <style:table-cell-properties fo:background-color="#cccccc" fo:border="0.74pt solid #000000"/>
    </style:style>
    <style:style style:name="ce158" style:family="table-cell" style:parent-style-name="Default">
      <style:table-cell-properties fo:background-color="#ff6d6d" style:text-align-source="fix" style:repeat-content="false" fo:border="0.74pt solid #000000"/>
      <style:paragraph-properties fo:text-align="start" fo:margin-left="0cm"/>
      <style:text-properties fo:color="#000000"/>
    </style:style>
    <style:style style:name="ce159" style:family="table-cell" style:parent-style-name="Default">
      <style:table-cell-properties fo:wrap-option="wrap" style:vertical-align="top"/>
      <style:text-properties fo:color="#c9211e" fo:font-style="italic" style:font-style-asian="italic" style:font-style-complex="italic"/>
    </style:style>
    <style:style style:name="ce168" style:family="table-cell" style:parent-style-name="Default" style:data-style-name="N0">
      <style:table-cell-properties fo:background-color="#ff6d6d" fo:border="0.74pt solid #000000"/>
      <style:text-properties fo:color="#000000"/>
    </style:style>
    <style:style style:name="ce170" style:family="table-cell" style:parent-style-name="Default">
      <style:table-cell-properties fo:background-color="#ff6d6d" fo:border="0.74pt solid #000000"/>
    </style:style>
    <style:style style:name="ce160" style:family="table-cell" style:parent-style-name="Default">
      <style:table-cell-properties fo:border-bottom="none" fo:background-color="#eeeeee" fo:border-left="0.74pt solid #000000" fo:border-right="0.74pt solid #000000" fo:border-top="0.74pt solid #000000" style:vertical-align="top"/>
      <style:text-properties fo:font-size="12pt" fo:font-weight="bold" style:font-size-asian="12pt" style:font-weight-asian="bold" style:font-size-complex="12pt" style:font-weight-complex="bold"/>
    </style:style>
    <style:style style:name="ce161" style:family="table-cell" style:parent-style-name="Default">
      <style:table-cell-properties fo:border-bottom="none" fo:background-color="#eeeeee" fo:border-left="0.74pt solid #000000" fo:border-right="0.74pt solid #000000" fo:border-top="none"/>
    </style:style>
    <style:style style:name="ce162" style:family="table-cell" style:parent-style-name="Default">
      <style:table-cell-properties fo:border-bottom="0.74pt solid #000000" fo:background-color="#eeeeee" fo:wrap-option="wrap" fo:border-left="0.74pt solid #000000" fo:border-right="0.74pt solid #000000" fo:border-top="none" style:vertical-align="top"/>
      <style:text-properties fo:font-size="10pt" style:font-size-asian="10pt" style:font-size-complex="10pt"/>
    </style:style>
    <style:style style:name="ce166" style:family="table-cell" style:parent-style-name="Default">
      <style:table-cell-properties fo:border-bottom="0.74pt solid #000000" fo:background-color="#eeeeee" fo:border-left="0.74pt solid #000000" fo:border-right="none" fo:border-top="none" style:vertical-align="top"/>
    </style:style>
    <style:style style:name="ce190" style:family="table-cell" style:parent-style-name="Default">
      <style:table-cell-properties style:vertical-align="top"/>
    </style:style>
    <style:style style:name="ce169" style:family="table-cell" style:parent-style-name="Default">
      <style:table-cell-properties fo:border-bottom="none" fo:background-color="#eeeeee" fo:border-left="0.74pt solid #000000" fo:border-right="0.74pt solid #000000" fo:border-top="none" style:vertical-align="top"/>
      <style:text-properties fo:font-weight="bold" style:font-weight-asian="bold" style:font-weight-complex="bold"/>
    </style:style>
    <style:style style:name="ce193" style:family="table-cell" style:parent-style-name="Default">
      <style:table-cell-properties fo:border-bottom="none" fo:background-color="#eeeeee" fo:wrap-option="wrap" fo:border-left="0.74pt solid #000000" fo:border-right="0.74pt solid #000000" fo:border-top="none" style:vertical-align="top"/>
    </style:style>
    <style:style style:name="ce171" style:family="table-cell" style:parent-style-name="Default">
      <style:table-cell-properties fo:border-bottom="none" fo:background-color="#eeeeee" fo:border-left="0.74pt solid #000000" fo:border-right="none" fo:border-top="none" style:vertical-align="top"/>
    </style:style>
    <style:style style:name="ce172" style:family="table-cell" style:parent-style-name="Default">
      <style:table-cell-properties fo:border-bottom="none" fo:background-color="#eeeeee" fo:border-left="0.74pt solid #000000" fo:border-right="none" fo:border-top="none"/>
    </style:style>
    <style:style style:name="ce191" style:family="table-cell" style:parent-style-name="Default">
      <style:table-cell-properties fo:border-bottom="none" fo:border-left="0.74pt solid #000000" fo:border-right="none" fo:border-top="none"/>
    </style:style>
    <style:style style:name="ce173" style:family="table-cell" style:parent-style-name="Default">
      <style:table-cell-properties fo:border-bottom="none" fo:background-color="#eeeeee" fo:wrap-option="wrap" fo:border-left="0.74pt solid #000000" fo:border-right="0.74pt solid #000000" fo:border-top="none" style:vertical-align="top"/>
      <style:text-properties fo:font-style="italic" style:font-style-asian="italic" style:font-style-complex="italic"/>
    </style:style>
    <style:style style:name="ce199" style:family="table-cell" style:parent-style-name="Default">
      <style:table-cell-properties fo:border-bottom="0.74pt solid #000000" fo:background-color="#eeeeee" fo:wrap-option="wrap" fo:border-left="0.74pt solid #000000" fo:border-right="0.74pt solid #000000" fo:border-top="none" style:vertical-align="top"/>
    </style:style>
    <style:style style:name="ce175" style:family="table-cell" style:parent-style-name="Default">
      <style:table-cell-properties fo:border-bottom="none" fo:background-color="#eeeeee" fo:border-left="0.74pt solid #000000" fo:border-right="0.74pt solid #000000" fo:border-top="none"/>
      <style:text-properties fo:font-weight="bold" style:font-weight-asian="bold" style:font-weight-complex="bold"/>
    </style:style>
    <style:style style:name="ce177" style:family="table-cell" style:parent-style-name="Default">
      <style:table-cell-properties fo:border-bottom="none" fo:background-color="#eeeeee" fo:border-left="0.74pt solid #000000" fo:border-right="0.74pt solid #000000" fo:border-top="none" style:vertical-align="top"/>
    </style:style>
    <style:style style:name="ce178" style:family="table-cell" style:parent-style-name="Default">
      <style:table-cell-properties fo:border-bottom="0.74pt solid #000000" fo:background-color="#eeeeee" fo:border-left="0.74pt solid #000000" fo:border-right="none" fo:border-top="none"/>
    </style:style>
    <style:style style:name="ce179" style:family="table-cell" style:parent-style-name="Default">
      <style:table-cell-properties fo:border-bottom="0.74pt solid #000000" fo:background-color="#eeeeee" fo:border-left="0.74pt solid #000000" fo:border-right="0.74pt solid #000000" fo:border-top="none"/>
    </style:style>
    <style:style style:name="ce180" style:family="table-cell" style:parent-style-name="Default">
      <style:table-cell-properties fo:border-bottom="none" fo:background-color="#eeeeee" fo:border-left="none" fo:border-right="none" fo:border-top="0.74pt solid #000000" style:vertical-align="top"/>
    </style:style>
    <style:style style:name="ce210" style:family="table-cell" style:parent-style-name="Default">
      <style:table-cell-properties fo:background-color="#eeeeee"/>
    </style:style>
    <style:style style:name="ce212" style:family="table-cell" style:parent-style-name="Default">
      <style:table-cell-properties fo:background-color="#eeeeee" style:vertical-align="top"/>
    </style:style>
    <style:style style:name="ce183" style:family="table-cell" style:parent-style-name="Default">
      <style:table-cell-properties fo:border-bottom="0.74pt solid #000000" fo:background-color="#eeeeee" fo:border-left="none" fo:border-right="none" fo:border-top="none" style:vertical-align="top"/>
    </style:style>
    <style:style style:name="ce215" style:family="table-cell" style:parent-style-name="Default">
      <style:table-cell-properties fo:border-bottom="0.74pt solid #000000" fo:background-color="#eeeeee" fo:border-left="none" fo:border-right="none" fo:border-top="none"/>
    </style:style>
    <style:style style:name="ce185" style:family="table-cell" style:parent-style-name="Default">
      <style:table-cell-properties fo:border-bottom="none" fo:background-color="#eeeeee" fo:border-left="none" fo:border-right="none" fo:border-top="0.74pt solid #000000"/>
    </style:style>
    <style:style style:name="ce186" style:family="table-cell" style:parent-style-name="Default">
      <style:table-cell-properties fo:border-bottom="none" fo:background-color="#eeeeee" fo:border-left="none" fo:border-right="0.74pt solid #000000" fo:border-top="0.74pt solid #000000"/>
    </style:style>
    <style:style style:name="ce221" style:family="table-cell" style:parent-style-name="Default">
      <style:table-cell-properties fo:border-bottom="none" fo:background-color="#eeeeee" fo:border-left="none" fo:border-right="0.74pt solid #000000" fo:border-top="none"/>
    </style:style>
    <style:style style:name="ce222" style:family="table-cell" style:parent-style-name="Default">
      <style:table-cell-properties fo:border-bottom="0.74pt solid #000000" fo:background-color="#eeeeee" fo:border-left="none" fo:border-right="0.74pt solid #000000" fo:border-top="none"/>
    </style:style>
    <style:style style:name="ce223" style:family="table-cell" style:parent-style-name="Default">
      <style:table-cell-properties fo:border-bottom="none" fo:border-left="none" fo:border-right="0.74pt solid #000000" fo:border-top="none"/>
    </style:style>
    <style:style style:name="T1" style:family="text">
      <style:text-properties style:font-name="Consolas" fo:font-weight="bold" style:font-weight-asian="bold" style:font-weight-complex="bold"/>
    </style:style>
    <style:style style:name="T2"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style>
    <style:style style:name="T3"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Consolas" fo:font-weight="bold" style:font-weight-asian="bold" style:font-weight-complex="bold"/>
    </style:style>
    <style:style style:name="T4"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Liberation Sans" fo:font-weight="normal" style:font-weight-asian="normal" style:font-weight-complex="normal"/>
    </style:style>
    <style:style style:name="T5" style:family="text">
      <style:text-properties style:font-name="Liberation Sans" fo:font-weight="normal" style:font-weight-asian="normal" style:font-weight-complex="normal"/>
    </style:style>
    <style:style style:name="T6" style:family="text">
      <style:text-properties style:font-name="Liberation Sans"/>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style-asian="normal" style:font-style-complex="normal" style:font-name="Consolas" fo:font-weight="bold" style:font-weight-asian="bold" style:font-weight-complex="bold"/>
    </style:style>
    <style:style style:name="T10" style:family="text">
      <style:text-properties fo:font-style="normal" style:font-style-asian="normal" style:font-style-complex="normal" style:font-name="Liberation Sans" fo:font-weight="normal" style:font-weight-asian="normal" style:font-weight-complex="normal"/>
    </style:style>
    <style:style style:name="T11" style:family="text">
      <style:text-properties fo:font-style="normal" style:font-style-asian="normal" style:font-style-complex="normal" fo:font-weight="normal" style:font-weight-asian="normal" style:font-weight-complex="normal" style:font-name="Liberation Sans"/>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14"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15" style:family="text">
      <style:text-properties fo:font-weight="bold" style:font-weight-asian="bold" style:font-weight-complex="bold" style:font-name="Liberation Sans"/>
    </style:style>
    <style:style style:name="T16" style:family="text">
      <style:text-properties fo:font-weight="bold" style:font-weight-asian="bold" style:font-weight-complex="bold"/>
    </style:style>
    <style:style style:name="T17" style:family="text">
      <style:text-properties fo:font-weight="normal" fo:font-style="normal" style:font-weight-asian="normal" style:font-weight-complex="normal" style:font-style-asian="normal" style:font-style-complex="normal"/>
    </style:style>
    <style:style style:name="T18" style:family="text">
      <style:text-properties fo:font-style="normal" style:font-style-asian="normal" style:font-style-complex="normal" fo:font-weight="normal" style:font-weight-asian="normal" style:font-weight-complex="normal"/>
    </style:style>
    <style:style style:name="T19"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ORMATIONS.C4">
          <table:error-message table:message-type="stop" table:display="true"/>
        </table:content-validation>
        <table:content-validation table:name="val2" table:condition="of:cell-content-is-in-list([$SQUAD.$B$22:$SQUAD.$B$46])" table:allow-empty-cell="false" table:display-list="unsorted" table:base-cell-address="FORMATIONS.D21">
          <table:error-message table:message-type="stop" table:display="true"/>
        </table:content-validation>
        <table:content-validation table:name="val3" table:condition="of:cell-content-is-in-list([$FORMATIONS.$AA$48:$FORMATIONS.$AA$67])" table:allow-empty-cell="true" table:display-list="unsorted" table:base-cell-address="FORMATIONS.P49">
          <table:error-message table:message-type="stop" table:display="true"/>
        </table:content-validation>
        <table:content-validation table:name="val4" table:condition="of:cell-content-is-in-list([$SQUAD.$B$9:$SQUAD.$B$21])" table:allow-empty-cell="false" table:display-list="unsorted" table:base-cell-address="FORMATIONS.E27">
          <table:error-message table:message-type="stop" table:display="true"/>
        </table:content-validation>
        <table:content-validation table:name="val5" table:condition="of:cell-content-is-in-list([$FORMATIONS.$AA$71:$FORMATIONS.$AA$91])" table:allow-empty-cell="true" table:display-list="unsorted" table:base-cell-address="FORMATIONS.P78">
          <table:error-message table:message-type="stop" table:display="true"/>
        </table:content-validation>
        <table:content-validation table:name="val6" table:condition="of:cell-content-is-in-list([$SQUAD.$B$22:$SQUAD.$B$34])" table:allow-empty-cell="false" table:display-list="unsorted" table:base-cell-address="FORMATIONS.F22">
          <table:error-message table:message-type="stop" table:display="true"/>
        </table:content-validation>
        <table:content-validation table:name="val7" table:condition="of:cell-content-is-in-list([$SQUAD.$B$3:$SQUAD.$B$8])" table:allow-empty-cell="false" table:display-list="unsorted" table:base-cell-address="FORMATIONS.F40">
          <table:error-message table:message-type="stop" table:display="true"/>
        </table:content-validation>
        <table:content-validation table:name="val8" table:condition="of:cell-content-is-in-list([$SQUAD.$B$10:.$B$46])" table:allow-empty-cell="false" table:display-list="unsorted" table:base-cell-address="FORMATIONS.O27">
          <table:error-message table:message-type="stop" table:display="true"/>
        </table:content-validation>
      </table:content-validations>
      <table:table table:name="SQUAD"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r</text:p>
          </table:table-cell>
          <table:table-cell table:style-name="ce139" office:value-type="string" calcext:value-type="string">
            <text:p>Namn</text:p>
          </table:table-cell>
          <table:table-cell table:style-name="ce149"/>
          <table:table-cell table:style-name="ce109" office:value-type="string" calcext:value-type="string">
            <text:p>Pos.</text:p>
          </table:table-cell>
          <table:table-cell table:style-name="ce109" office:value-type="string" calcext:value-type="string">
            <text:p>C?</text:p>
          </table:table-cell>
          <table:table-cell table:style-name="ce105" office:value-type="string" calcext:value-type="string">
            <text:p>Pref. W</text:p>
          </table:table-cell>
          <table:table-cell table:number-columns-repeated="6"/>
        </table:table-row>
        <table:table-row table:style-name="ro1">
          <table:table-cell table:style-name="ce2"/>
          <table:table-cell/>
          <table:table-cell table:style-name="ce149"/>
          <table:table-cell table:style-name="ce105"/>
          <table:table-cell table:style-name="ce110" table:number-columns-repeated="2"/>
          <table:table-cell table:number-columns-repeated="6"/>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3" office:value-type="float" office:value="50" calcext:value-type="float">
            <text:p>50</text:p>
          </table:table-cell>
          <table:table-cell table:style-name="ce9" office:value-type="string" calcext:value-type="string">
            <text:p>CLARA</text:p>
          </table:table-cell>
          <table:table-cell table:style-name="ce40" office:value-type="string" calcext:value-type="string">
            <text:p>Dam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office:value-type="float" office:value="33" calcext:value-type="float">
            <text:p>33</text:p>
          </table:table-cell>
          <table:table-cell table:style-name="ce9" office:value-type="string" calcext:value-type="string">
            <text:p>LAGACE</text:p>
          </table:table-cell>
          <table:table-cell table:style-name="ce40" office:value-type="string" calcext:value-type="string">
            <text:p>Maximill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formula="of:=UPPER([.L5])">
            <text:p/>
          </table:table-cell>
          <table:table-cell table:style-name="ce40"/>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5" office:value-type="float" office:value="7" calcext:value-type="float">
            <text:p>7</text:p>
          </table:table-cell>
          <table:table-cell table:style-name="ce11" office:value-type="string" calcext:value-type="string">
            <text:p>BERGKVIST</text:p>
          </table:table-cell>
          <table:table-cell table:style-name="ce40" office:value-type="string" calcext:value-type="string">
            <text:p>Ax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26" calcext:value-type="float">
            <text:p>26</text:p>
          </table:table-cell>
          <table:table-cell table:style-name="ce11" office:value-type="string" calcext:value-type="string">
            <text:p>NYSTRÖM</text:p>
          </table:table-cell>
          <table:table-cell table:style-name="ce40" office:value-type="string" calcext:value-type="string">
            <text:p>J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32" calcext:value-type="float">
            <text:p>32</text:p>
          </table:table-cell>
          <table:table-cell table:style-name="ce11" office:value-type="string" calcext:value-type="string">
            <text:p>NYGREN</text:p>
          </table:table-cell>
          <table:table-cell table:style-name="ce40" office:value-type="string" calcext:value-type="string">
            <text:p>Magnus</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44" calcext:value-type="float">
            <text:p>44</text:p>
          </table:table-cell>
          <table:table-cell table:style-name="ce11" office:value-type="string" calcext:value-type="string">
            <text:p>ANDERSSON</text:p>
          </table:table-cell>
          <table:table-cell table:style-name="ce40" office:value-type="string" calcext:value-type="string">
            <text:p>Jonath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52" calcext:value-type="float">
            <text:p>52</text:p>
          </table:table-cell>
          <table:table-cell table:style-name="ce11" office:value-type="string" calcext:value-type="string">
            <text:p>TORNBERG</text:p>
          </table:table-cell>
          <table:table-cell table:style-name="ce40" office:value-type="string" calcext:value-type="string">
            <text:p>August</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2" calcext:value-type="float">
            <text:p>72</text:p>
          </table:table-cell>
          <table:table-cell table:style-name="ce11" office:value-type="string" calcext:value-type="string">
            <text:p>SOLBERG</text:p>
          </table:table-cell>
          <table:table-cell table:style-name="ce40" office:value-type="string" calcext:value-type="string">
            <text:p>Sti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3" calcext:value-type="float">
            <text:p>73</text:p>
          </table:table-cell>
          <table:table-cell table:style-name="ce11" office:value-type="string" calcext:value-type="string">
            <text:p>OLLAS MATTSSON</text:p>
          </table:table-cell>
          <table:table-cell table:style-name="ce40" office:value-type="string" calcext:value-type="string">
            <text:p>Adam</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5" calcext:value-type="float">
            <text:p>75</text:p>
          </table:table-cell>
          <table:table-cell table:style-name="ce11" office:value-type="string" calcext:value-type="string">
            <text:p>GROLEAU</text:p>
          </table:table-cell>
          <table:table-cell table:style-name="ce40" office:value-type="string" calcext:value-type="string">
            <text:p>Jeremy</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65" calcext:value-type="float">
            <text:p>65</text:p>
          </table:table-cell>
          <table:table-cell table:style-name="ce11" office:value-type="string" calcext:value-type="string">
            <text:p>FRANSÉN</text:p>
          </table:table-cell>
          <table:table-cell table:style-name="ce40" office:value-type="string" calcext:value-type="string">
            <text:p>N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table-cell office:value-type="string" calcext:value-type="string">
            <text:p><text:s/></text:p>
          </table:table-cell>
          <table:table-cell table:number-columns-repeated="4"/>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number-rows-repeated="3">
          <table:table-cell table:style-name="ce41" table:number-columns-repeated="2"/>
          <table:table-cell table:style-name="ce40" table:number-columns-repeated="4"/>
          <table:table-cell table:number-columns-repeated="6"/>
        </table:table-row>
        <table:table-row table:style-name="ro1">
          <table:table-cell table:style-name="ce41" table:number-columns-repeated="2"/>
          <table:table-cell/>
          <table:table-cell table:style-name="ce33" office:value-type="string" calcext:value-type="string">
            <text:p>F</text:p>
          </table:table-cell>
          <table:table-cell table:style-name="ce37" office:value-type="string" calcext:value-type="string">
            <text:p>C</text:p>
          </table:table-cell>
          <table:table-cell table:number-columns-repeated="7"/>
        </table:table-row>
        <table:table-row table:style-name="ro1">
          <table:table-cell table:style-name="ce26" office:value-type="float" office:value="29" calcext:value-type="float">
            <text:p>29</text:p>
          </table:table-cell>
          <table:table-cell table:style-name="ce41" office:value-type="string" calcext:value-type="string">
            <text:p>STEEN</text:p>
          </table:table-cell>
          <table:table-cell table:style-name="ce40" office:value-type="string" calcext:value-type="string">
            <text:p>Oskar </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3" calcext:value-type="float">
            <text:p>13</text:p>
          </table:table-cell>
          <table:table-cell table:style-name="ce41" office:value-type="string" calcext:value-type="string">
            <text:p>KELLMAN</text:p>
          </table:table-cell>
          <table:table-cell table:style-name="ce40" office:value-type="string" calcext:value-type="string">
            <text:p>Joel</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59" calcext:value-type="float">
            <text:p>59</text:p>
          </table:table-cell>
          <table:table-cell table:style-name="ce41" office:value-type="string" calcext:value-type="string">
            <text:p>JOHANSSON</text:p>
          </table:table-cell>
          <table:table-cell table:style-name="ce40" office:value-type="string" calcext:value-type="string">
            <text:p>Lin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20" calcext:value-type="float">
            <text:p>20</text:p>
          </table:table-cell>
          <table:table-cell table:style-name="ce41" office:value-type="string" calcext:value-type="string">
            <text:p>WESTFÄLT</text:p>
          </table:table-cell>
          <table:table-cell table:style-name="ce40" office:value-type="string" calcext:value-type="string">
            <text:p>Marc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96" calcext:value-type="float">
            <text:p>96</text:p>
          </table:table-cell>
          <table:table-cell table:style-name="ce41" office:value-type="string" calcext:value-type="string">
            <text:p>TOMÁŠEK</text:p>
          </table:table-cell>
          <table:table-cell table:style-name="ce40" office:value-type="string" calcext:value-type="string">
            <text:p>David</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7" office:value-type="float" office:value="28" calcext:value-type="float">
            <text:p>28</text:p>
          </table:table-cell>
          <table:table-cell table:style-name="ce41" office:value-type="string" calcext:value-type="string">
            <text:p>ALBA</text:p>
          </table:table-cell>
          <table:table-cell table:style-name="ce40" office:value-type="string" calcext:value-type="string">
            <text:p>Emil</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RW?)</text:p>
          </table:table-cell>
          <table:table-cell table:number-columns-repeated="6"/>
        </table:table-row>
        <table:table-row table:style-name="ro1">
          <table:table-cell table:style-name="ce26" office:value-type="float" office:value="71" calcext:value-type="float">
            <text:p>71</text:p>
          </table:table-cell>
          <table:table-cell table:style-name="ce41" office:value-type="string" calcext:value-type="string">
            <text:p>LODIN</text:p>
          </table:table-cell>
          <table:table-cell table:style-name="ce40" office:value-type="string" calcext:value-type="string">
            <text:p>Viktor</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5" calcext:value-type="float">
            <text:p>15</text:p>
          </table:table-cell>
          <table:table-cell table:style-name="ce41" office:value-type="string" calcext:value-type="string">
            <text:p>BERGLUND</text:p>
          </table:table-cell>
          <table:table-cell table:style-name="ce40" office:value-type="string" calcext:value-type="string">
            <text:p>Jack</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text:p>
          </table:table-cell>
          <table:table-cell table:number-columns-repeated="6"/>
        </table:table-row>
        <table:table-row table:style-name="ro1">
          <table:table-cell table:style-name="ce6" office:value-type="float" office:value="11" calcext:value-type="float">
            <text:p>11</text:p>
          </table:table-cell>
          <table:table-cell table:style-name="ce12" office:value-type="string" calcext:value-type="string">
            <text:p>NYGÅRD</text:p>
          </table:table-cell>
          <table:table-cell table:style-name="ce40" office:value-type="string" calcext:value-type="string">
            <text:p>Joakim</text:p>
          </table:table-cell>
          <table:table-cell table:style-name="ce45" office:value-type="string" calcext:value-type="string">
            <text:p>F</text:p>
          </table:table-cell>
          <table:table-cell table:style-name="ce49"/>
          <table:table-cell table:style-name="ce49" office:value-type="string" calcext:value-type="string">
            <text:p>LW</text:p>
          </table:table-cell>
          <table:table-cell table:number-columns-repeated="6"/>
        </table:table-row>
        <table:table-row table:style-name="ro1">
          <table:table-cell table:style-name="ce6" office:value-type="float" office:value="16" calcext:value-type="float">
            <text:p>16</text:p>
          </table:table-cell>
          <table:table-cell table:style-name="ce12" office:value-type="string" calcext:value-type="string">
            <text:p>LJUNGKRANTZ</text:p>
          </table:table-cell>
          <table:table-cell table:style-name="ce40" office:value-type="string" calcext:value-type="string">
            <text:p>Alexander</text:p>
          </table:table-cell>
          <table:table-cell table:style-name="ce45" office:value-type="string" calcext:value-type="string">
            <text:p>F</text:p>
          </table:table-cell>
          <table:table-cell table:style-name="ce49"/>
          <table:table-cell table:style-name="ce49" office:value-type="string" calcext:value-type="string">
            <text:p>RW/LW</text:p>
          </table:table-cell>
          <table:table-cell table:number-columns-repeated="6"/>
        </table:table-row>
        <table:table-row table:style-name="ro1">
          <table:table-cell table:style-name="ce6" office:value-type="float" office:value="22" calcext:value-type="float">
            <text:p>22</text:p>
          </table:table-cell>
          <table:table-cell table:style-name="ce12" office:value-type="string" calcext:value-type="string">
            <text:p>ÅSLUND</text:p>
          </table:table-cell>
          <table:table-cell table:style-name="ce40" office:value-type="string" calcext:value-type="string">
            <text:p>Per</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7" office:value-type="float" office:value="98" calcext:value-type="float">
            <text:p>98</text:p>
          </table:table-cell>
          <table:table-cell table:style-name="ce12" office:value-type="string" calcext:value-type="string">
            <text:p>STUDENIČ</text:p>
          </table:table-cell>
          <table:table-cell table:style-name="ce42" office:value-type="string" calcext:value-type="string">
            <text:p>Marian</text:p>
          </table:table-cell>
          <table:table-cell table:style-name="ce46" office:value-type="string" calcext:value-type="string">
            <text:p>F</text:p>
          </table:table-cell>
          <table:table-cell table:style-name="ce50"/>
          <table:table-cell table:style-name="ce50" office:value-type="string" calcext:value-type="string">
            <text:p>RW/LW</text:p>
          </table:table-cell>
          <table:table-cell table:number-columns-repeated="6"/>
        </table:table-row>
        <table:table-row table:style-name="ro1">
          <table:table-cell table:style-name="ce6" office:value-type="float" office:value="14" calcext:value-type="float">
            <text:p>14</text:p>
          </table:table-cell>
          <table:table-cell table:style-name="ce12" office:value-type="string" calcext:value-type="string">
            <text:p>BJÖRKLUND</text:p>
          </table:table-cell>
          <table:table-cell table:style-name="ce40" office:value-type="string" calcext:value-type="string">
            <text:p>Henrik</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34" calcext:value-type="float">
            <text:p>34</text:p>
          </table:table-cell>
          <table:table-cell table:style-name="ce12" office:value-type="string" calcext:value-type="string">
            <text:p>LINDQVIST</text:p>
          </table:table-cell>
          <table:table-cell table:style-name="ce40" office:value-type="string" calcext:value-type="string">
            <text:p>Michael</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92" calcext:value-type="float">
            <text:p>92</text:p>
          </table:table-cell>
          <table:table-cell table:style-name="ce12" office:value-type="string" calcext:value-type="string">
            <text:p>FORSELL</text:p>
          </table:table-cell>
          <table:table-cell table:style-name="ce40" office:value-type="string" calcext:value-type="string">
            <text:p>Lucas</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6"/>
          <table:table-cell table:style-name="ce1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number-rows-repeated="4">
          <table:table-cell table:number-columns-repeated="12"/>
        </table:table-row>
        <table:table-row table:style-name="ro1" table:number-rows-repeated="5">
          <table:table-cell table:number-columns-repeated="10"/>
          <table:table-cell table:style-name="ce101"/>
          <table:table-cell/>
        </table:table-row>
        <table:table-row table:style-name="ro1">
          <table:table-cell table:style-name="Default"/>
          <table:table-cell table:number-columns-repeated="11"/>
        </table:table-row>
        <table:table-row table:style-name="ro1" table:number-rows-repeated="1048519">
          <table:table-cell table:number-columns-repeated="12"/>
        </table:table-row>
        <table:table-row table:style-name="ro1">
          <table:table-cell table:number-columns-repeated="12"/>
        </table:table-row>
      </table:table>
      <table:table table:name="FORMATION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7" table:number-columns-repeated="5"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visibility="collapse" table:default-cell-style-name="Default"/>
        <table:table-row table:style-name="ro2">
          <table:table-cell table:number-columns-repeated="27"/>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STARTING LINEUP</text:p>
          </table:table-cell>
          <table:covered-table-cell table:number-columns-repeated="8" table:style-name="ce57"/>
          <table:table-cell table:style-name="ce57" table:number-columns-repeated="3"/>
          <table:table-cell table:style-name="ce238"/>
          <table:table-cell table:number-columns-repeated="9"/>
        </table:table-row>
        <table:table-row table:style-name="ro2">
          <table:table-cell/>
          <table:table-cell table:style-name="ce256"/>
          <table:table-cell table:style-name="ce176" table:number-columns-repeated="3"/>
          <table:covered-table-cell table:number-columns-repeated="9" table:style-name="ce65"/>
          <table:table-cell table:style-name="ce176" table:number-columns-repeated="3"/>
          <table:table-cell table:style-name="ce239"/>
          <table:table-cell table:number-columns-repeated="5"/>
          <table:table-cell table:style-name="ce138" table:formula="of:=[.D6]" office:value-type="float" office:value="11" calcext:value-type="float">
            <text:p>11</text:p>
          </table:table-cell>
          <table:table-cell table:style-name="ce158" table:formula="of:=IF([.X3] &lt;&gt; &quot;&quot;; INDEX(INDIRECT(&quot;'SQUAD'.B3:B46&quot;); MATCH([.X3]; INDIRECT(&quot;'SQUAD'.A3:A46&quot;); 0)); &quot;&quot;)" office:value-type="string" office:string-value="NYGÅRD" calcext:value-type="string">
            <text:p>NYGÅRD</text:p>
          </table:table-cell>
          <table:table-cell table:style-name="ce168" table:formula="of:=IF(INDIRECT(&quot;'SQUAD'.A&quot; &amp; ROW([.B3])) = 0; &quot;&quot;; IF(ISERROR(MATCH(INDIRECT(&quot;'SQUAD'.A&quot; &amp; ROW([.B3])); [.$X$3:.$X$25]; 0)); INDIRECT(&quot;'SQUAD'.A&quot; &amp; ROW([.B3])); &quot;&quot;))">
            <text:p/>
          </table:table-cell>
          <table:table-cell table:style-name="ce168" table:formula="of:=IF([.Z3] &lt;&gt; &quot;&quot;; INDEX(INDIRECT(&quot;'SQUAD'.B3:B46&quot;); MATCH([.Z3]; INDIRECT(&quot;'SQUAD'.A3:A46&quot;); 0)); &quot;&quot;)">
            <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5"/>
          <table:table-cell table:style-name="ce138" table:formula="of:=[.F7]" office:value-type="float" office:value="96" calcext:value-type="float">
            <text:p>96</text:p>
          </table:table-cell>
          <table:table-cell table:style-name="ce158" table:formula="of:=IF([.X4] &lt;&gt; &quot;&quot;; INDEX(INDIRECT(&quot;'SQUAD'.B3:B46&quot;); MATCH([.X4]; INDIRECT(&quot;'SQUAD'.A3:A46&quot;); 0)); &quot;&quot;)" office:value-type="string" office:string-value="TOMÁŠEK" calcext:value-type="string">
            <text:p>TOMÁŠEK</text:p>
          </table:table-cell>
          <table:table-cell table:style-name="ce168" table:formula="of:=IF(INDIRECT(&quot;'SQUAD'.A&quot; &amp; ROW([.B4])) = 0; &quot;&quot;; IF(ISERROR(MATCH(INDIRECT(&quot;'SQUAD'.A&quot; &amp; ROW([.B4])); [.$X$3:.$X$25]; 0)); INDIRECT(&quot;'SQUAD'.A&quot; &amp; ROW([.B4])); &quot;&quot;))">
            <text:p/>
          </table:table-cell>
          <table:table-cell table:style-name="ce168" table:formula="of:=IF([.Z4] &lt;&gt; &quot;&quot;; INDEX(INDIRECT(&quot;'SQUAD'.B3:B46&quot;); MATCH([.Z4]; INDIRECT(&quot;'SQUAD'.A3:A46&quot;); 0)); &quot;&quot;)">
            <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2</text:p>
          </table:table-cell>
          <table:table-cell table:style-name="ce214" table:number-columns-repeated="2"/>
          <table:table-cell table:style-name="ce235"/>
          <table:table-cell table:style-name="ce239"/>
          <table:table-cell table:number-columns-repeated="5"/>
          <table:table-cell table:style-name="ce138" table:formula="of:=[.H6]" office:value-type="float" office:value="22" calcext:value-type="float">
            <text:p>22</text:p>
          </table:table-cell>
          <table:table-cell table:style-name="ce158" table:formula="of:=IF([.X5] &lt;&gt; &quot;&quot;; INDEX(INDIRECT(&quot;'SQUAD'.B3:B46&quot;); MATCH([.X5]; INDIRECT(&quot;'SQUAD'.A3:A46&quot;); 0)); &quot;&quot;)" office:value-type="string" office:string-value="ÅSLUND" calcext:value-type="string">
            <text:p>ÅSLUND</text:p>
          </table:table-cell>
          <table:table-cell table:style-name="ce168" table:formula="of:=IF(INDIRECT(&quot;'SQUAD'.A&quot; &amp; ROW([.B5])) = 0; &quot;&quot;; IF(ISERROR(MATCH(INDIRECT(&quot;'SQUAD'.A&quot; &amp; ROW([.B5])); [.$X$3:.$X$25]; 0)); INDIRECT(&quot;'SQUAD'.A&quot; &amp; ROW([.B5])); &quot;&quot;))">
            <text:p/>
          </table:table-cell>
          <table:table-cell table:style-name="ce168" table:formula="of:=IF([.Z5] &lt;&gt; &quot;&quot;; INDEX(INDIRECT(&quot;'SQUAD'.B3:B46&quot;); MATCH([.Z5]; INDIRECT(&quot;'SQUAD'.A3:A46&quot;); 0)); &quot;&quot;)">
            <text:p/>
          </table:table-cell>
        </table:table-row>
        <table:table-row table:style-name="ro2">
          <table:table-cell/>
          <table:table-cell table:style-name="ce200"/>
          <table:table-cell table:style-name="ce151"/>
          <table:table-cell table:style-name="ce102" table:content-validation-name="val1" table:formula="of:=IF(INDEX(INDIRECT(&quot;'SQUAD'!$A:$A&quot;); MATCH([.D8]; INDIRECT(&quot;'SQUAD'!$B:$B&quot;); 0))=0; &quot;&quot;; INDEX(INDIRECT(&quot;'SQUAD'!$A:$A&quot;); MATCH([.D8]; INDIRECT(&quot;'SQUAD'!$B:$B&quot;); 0)))" office:value-type="float" office:value="11" calcext:value-type="float" table:number-columns-spanned="1" table:number-rows-spanned="2">
            <text:p>11</text:p>
          </table:table-cell>
          <table:table-cell table:style-name="ce113" table:number-columns-repeated="3"/>
          <table:table-cell table:style-name="ce164" table:formula="of:=IF(INDEX(INDIRECT(&quot;'SQUAD'!$A:$A&quot;); MATCH([.H8]; INDIRECT(&quot;'SQUAD'!$B:$B&quot;); 0))=0; &quot;&quot;; INDEX(INDIRECT(&quot;'SQUAD'!$A:$A&quot;); MATCH([.H8]; INDIRECT(&quot;'SQUAD'!$B:$B&quot;); 0)))" office:value-type="float" office:value="22" calcext:value-type="float" table:number-columns-spanned="1" table:number-rows-spanned="2">
            <text:p>22</text:p>
          </table:table-cell>
          <table:table-cell table:style-name="ce228"/>
          <table:table-cell table:style-name="ce230"/>
          <table:table-cell table:style-name="ce232"/>
          <table:table-cell table:style-name="ce164" table:formula="of:=IF(INDEX(INDIRECT(&quot;'SQUAD'!$A:$A&quot;); MATCH([.L8]; INDIRECT(&quot;'SQUAD'!$B:$B&quot;); 0))=0; &quot;&quot;; INDEX(INDIRECT(&quot;'SQUAD'!$A:$A&quot;); MATCH([.L8]; INDIRECT(&quot;'SQUAD'!$B:$B&quot;); 0)))" office:value-type="float" office:value="71" calcext:value-type="float" table:number-columns-spanned="1" table:number-rows-spanned="2">
            <text:p>71</text:p>
          </table:table-cell>
          <table:table-cell table:style-name="ce113" table:number-columns-repeated="3"/>
          <table:table-cell table:style-name="ce164" table:formula="of:=IF(INDEX(INDIRECT(&quot;'SQUAD'!$A:$A&quot;); MATCH([.P8]; INDIRECT(&quot;'SQUAD'!$B:$B&quot;); 0))=0; &quot;&quot;; INDEX(INDIRECT(&quot;'SQUAD'!$A:$A&quot;); MATCH([.P8]; INDIRECT(&quot;'SQUAD'!$B:$B&quot;); 0)))" office:value-type="float" office:value="29" calcext:value-type="float" table:number-columns-spanned="1" table:number-rows-spanned="2">
            <text:p>29</text:p>
          </table:table-cell>
          <table:table-cell table:style-name="ce236"/>
          <table:table-cell table:style-name="ce239"/>
          <table:table-cell table:number-columns-repeated="5"/>
          <table:table-cell table:style-name="ce138" table:formula="of:=[.E12]" office:value-type="float" office:value="32" calcext:value-type="float">
            <text:p>32</text:p>
          </table:table-cell>
          <table:table-cell table:style-name="ce158" table:formula="of:=IF([.X6] &lt;&gt; &quot;&quot;; INDEX(INDIRECT(&quot;'SQUAD'.B3:B46&quot;); MATCH([.X6]; INDIRECT(&quot;'SQUAD'.A3:A46&quot;); 0)); &quot;&quot;)" office:value-type="string" office:string-value="NYGREN" calcext:value-type="string">
            <text:p>NYGREN</text:p>
          </table:table-cell>
          <table:table-cell table:style-name="ce168" table:formula="of:=IF(INDIRECT(&quot;'SQUAD'.A&quot; &amp; ROW([.B6])) = 0; &quot;&quot;; IF(ISERROR(MATCH(INDIRECT(&quot;'SQUAD'.A&quot; &amp; ROW([.B6])); [.$X$3:.$X$25]; 0)); INDIRECT(&quot;'SQUAD'.A&quot; &amp; ROW([.B6])); &quot;&quot;))">
            <text:p/>
          </table:table-cell>
          <table:table-cell table:style-name="ce168" table:formula="of:=IF([.Z6] &lt;&gt; &quot;&quot;; INDEX(INDIRECT(&quot;'SQUAD'.B3:B46&quot;); MATCH([.Z6]; INDIRECT(&quot;'SQUAD'.A3:A46&quot;); 0)); &quot;&quot;)">
            <text:p/>
          </table:table-cell>
        </table:table-row>
        <table:table-row table:style-name="ro2">
          <table:table-cell/>
          <table:table-cell table:style-name="ce200"/>
          <table:table-cell table:style-name="ce151"/>
          <table:covered-table-cell table:style-name="ce103"/>
          <table:table-cell table:style-name="ce113"/>
          <table:table-cell table:style-name="ce164" table:formula="of:=IF(INDEX(INDIRECT(&quot;'SQUAD'!$A:$A&quot;); MATCH([.F9]; INDIRECT(&quot;'SQUAD'!$B:$B&quot;); 0))=0; &quot;&quot;; INDEX(INDIRECT(&quot;'SQUAD'!$A:$A&quot;); MATCH([.F9];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164" table:formula="of:=IF(INDEX(INDIRECT(&quot;'SQUAD'!$A:$A&quot;); MATCH([.N9]; INDIRECT(&quot;'SQUAD'!$B:$B&quot;); 0))=0; &quot;&quot;; INDEX(INDIRECT(&quot;'SQUAD'!$A:$A&quot;); MATCH([.N9]; INDIRECT(&quot;'SQUAD'!$B:$B&quot;); 0)))" office:value-type="float" office:value="59" calcext:value-type="float" table:number-columns-spanned="1" table:number-rows-spanned="2">
            <text:p>59</text:p>
          </table:table-cell>
          <table:table-cell table:style-name="ce113"/>
          <table:covered-table-cell table:style-name="ce115"/>
          <table:table-cell table:style-name="ce236"/>
          <table:table-cell table:style-name="ce239"/>
          <table:table-cell table:number-columns-repeated="5"/>
          <table:table-cell table:style-name="ce138" table:formula="of:=[.G12]" office:value-type="float" office:value="73" calcext:value-type="float">
            <text:p>73</text:p>
          </table:table-cell>
          <table:table-cell table:style-name="ce158" table:formula="of:=IF([.X7] &lt;&gt; &quot;&quot;; INDEX(INDIRECT(&quot;'SQUAD'.B3:B46&quot;); MATCH([.X7]; INDIRECT(&quot;'SQUAD'.A3:A46&quot;); 0)); &quot;&quot;)" office:value-type="string" office:string-value="OLLAS MATTSSON" calcext:value-type="string">
            <text:p>OLLAS MATTSSON</text:p>
          </table:table-cell>
          <table:table-cell table:style-name="ce168" table:formula="of:=IF(INDIRECT(&quot;'SQUAD'.A&quot; &amp; ROW([.B7])) = 0; &quot;&quot;; IF(ISERROR(MATCH(INDIRECT(&quot;'SQUAD'.A&quot; &amp; ROW([.B7])); [.$X$3:.$X$25]; 0)); INDIRECT(&quot;'SQUAD'.A&quot; &amp; ROW([.B7])); &quot;&quot;))">
            <text:p/>
          </table:table-cell>
          <table:table-cell table:style-name="ce168" table:formula="of:=IF([.Z7] &lt;&gt; &quot;&quot;; INDEX(INDIRECT(&quot;'SQUAD'.B3:B46&quot;); MATCH([.Z7]; INDIRECT(&quot;'SQUAD'.A3:A46&quot;); 0)); &quot;&quot;)">
            <text:p/>
          </table:table-cell>
        </table:table-row>
        <table:table-row table:style-name="ro2">
          <table:table-cell/>
          <table:table-cell table:style-name="ce200"/>
          <table:table-cell table:style-name="ce151"/>
          <table:table-cell table:style-name="ce71" table:content-validation-name="val2" office:value-type="string" calcext:value-type="string">
            <text:p>NYGÅRD</text:p>
          </table:table-cell>
          <table:table-cell table:style-name="ce113"/>
          <table:covered-table-cell table:style-name="ce115"/>
          <table:table-cell table:style-name="ce113"/>
          <table:table-cell table:style-name="ce78" table:content-validation-name="val2" office:value-type="string" calcext:value-type="string">
            <text:p>ÅSLUND</text:p>
          </table:table-cell>
          <table:table-cell table:style-name="ce228"/>
          <table:table-cell table:style-name="ce230"/>
          <table:table-cell table:style-name="ce232"/>
          <table:table-cell table:style-name="ce78" table:content-validation-name="val2" office:value-type="string" calcext:value-type="string">
            <text:p>LODIN</text:p>
          </table:table-cell>
          <table:table-cell table:style-name="ce113"/>
          <table:covered-table-cell table:style-name="ce115"/>
          <table:table-cell table:style-name="ce113"/>
          <table:table-cell table:style-name="ce78" table:content-validation-name="val2" office:value-type="string" calcext:value-type="string">
            <text:p>STEEN</text:p>
          </table:table-cell>
          <table:table-cell table:style-name="ce236"/>
          <table:table-cell table:style-name="ce239"/>
          <table:table-cell table:number-columns-repeated="5"/>
          <table:table-cell table:style-name="ce138" table:formula="of:=[.L6]" office:value-type="float" office:value="71" calcext:value-type="float">
            <text:p>71</text:p>
          </table:table-cell>
          <table:table-cell table:style-name="ce158" table:formula="of:=IF([.X8] &lt;&gt; &quot;&quot;; INDEX(INDIRECT(&quot;'SQUAD'.B3:B46&quot;); MATCH([.X8]; INDIRECT(&quot;'SQUAD'.A3:A46&quot;); 0)); &quot;&quot;)" office:value-type="string" office:string-value="LODIN" calcext:value-type="string">
            <text:p>LODIN</text:p>
          </table:table-cell>
          <table:table-cell table:style-name="ce168" table:formula="of:=IF(INDIRECT(&quot;'SQUAD'.A&quot; &amp; ROW([.B8])) = 0; &quot;&quot;; IF(ISERROR(MATCH(INDIRECT(&quot;'SQUAD'.A&quot; &amp; ROW([.B8])); [.$X$3:.$X$25]; 0)); INDIRECT(&quot;'SQUAD'.A&quot; &amp; ROW([.B8])); &quot;&quot;))">
            <text:p/>
          </table:table-cell>
          <table:table-cell table:style-name="ce168" table:formula="of:=IF([.Z8] &lt;&gt; &quot;&quot;; INDEX(INDIRECT(&quot;'SQUAD'.B3:B46&quot;); MATCH([.Z8]; INDIRECT(&quot;'SQUAD'.A3:A46&quot;); 0)); &quot;&quot;)">
            <text:p/>
          </table:table-cell>
        </table:table-row>
        <table:table-row table:style-name="ro2">
          <table:table-cell/>
          <table:table-cell table:style-name="ce200"/>
          <table:table-cell table:style-name="ce151"/>
          <table:table-cell table:style-name="ce211" office:value-type="string" calcext:value-type="string">
            <text:p>LW</text:p>
          </table:table-cell>
          <table:table-cell table:style-name="ce113"/>
          <table:table-cell table:style-name="ce78" table:content-validation-name="val6" office:value-type="string" calcext:value-type="string">
            <text:p>TOMÁŠEK</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8" table:content-validation-name="val6" office:value-type="string" calcext:value-type="string">
            <text:p>JOHANSSON</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N7]" office:value-type="float" office:value="59" calcext:value-type="float">
            <text:p>59</text:p>
          </table:table-cell>
          <table:table-cell table:style-name="ce158" table:formula="of:=IF([.X9] &lt;&gt; &quot;&quot;; INDEX(INDIRECT(&quot;'SQUAD'.B3:B46&quot;); MATCH([.X9]; INDIRECT(&quot;'SQUAD'.A3:A46&quot;); 0)); &quot;&quot;)" office:value-type="string" office:string-value="JOHANSSON" calcext:value-type="string">
            <text:p>JOHANSSON</text:p>
          </table:table-cell>
          <table:table-cell table:style-name="ce168" table:formula="of:=IF(INDIRECT(&quot;'SQUAD'.A&quot; &amp; ROW([.B9])) = 0; &quot;&quot;; IF(ISERROR(MATCH(INDIRECT(&quot;'SQUAD'.A&quot; &amp; ROW([.B9])); [.$X$3:.$X$25]; 0)); INDIRECT(&quot;'SQUAD'.A&quot; &amp; ROW([.B9])); &quot;&quot;))">
            <text:p/>
          </table:table-cell>
          <table:table-cell table:style-name="ce168" table:formula="of:=IF([.Z9] &lt;&gt; &quot;&quot;; INDEX(INDIRECT(&quot;'SQUAD'.B3:B46&quot;); MATCH([.Z9];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138" table:formula="of:=[.P6]" office:value-type="float" office:value="29" calcext:value-type="float">
            <text:p>29</text:p>
          </table:table-cell>
          <table:table-cell table:style-name="ce158" table:formula="of:=IF([.X10] &lt;&gt; &quot;&quot;; INDEX(INDIRECT(&quot;'SQUAD'.B3:B46&quot;); MATCH([.X10]; INDIRECT(&quot;'SQUAD'.A3:A46&quot;); 0)); &quot;&quot;)" office:value-type="string" office:string-value="STEEN" calcext:value-type="string">
            <text:p>STEEN</text:p>
          </table:table-cell>
          <table:table-cell table:style-name="ce168" table:formula="of:=IF(INDIRECT(&quot;'SQUAD'.A&quot; &amp; ROW([.B10])) = 0; &quot;&quot;; IF(ISERROR(MATCH(INDIRECT(&quot;'SQUAD'.A&quot; &amp; ROW([.B10])); [.$X$3:.$X$25]; 0)); INDIRECT(&quot;'SQUAD'.A&quot; &amp; ROW([.B10])); &quot;&quot;))">
            <text:p/>
          </table:table-cell>
          <table:table-cell table:style-name="ce168" table:formula="of:=IF([.Z10] &lt;&gt; &quot;&quot;; INDEX(INDIRECT(&quot;'SQUAD'.B3:B46&quot;); MATCH([.Z10];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M12]" office:value-type="float" office:value="72" calcext:value-type="float">
            <text:p>72</text:p>
          </table:table-cell>
          <table:table-cell table:style-name="ce158" table:formula="of:=IF([.X11] &lt;&gt; &quot;&quot;; INDEX(INDIRECT(&quot;'SQUAD'.B3:B46&quot;); MATCH([.X11]; INDIRECT(&quot;'SQUAD'.A3:A46&quot;); 0)); &quot;&quot;)" office:value-type="string" office:string-value="SOLBERG" calcext:value-type="string">
            <text:p>SOLBERG</text:p>
          </table:table-cell>
          <table:table-cell table:style-name="ce168" table:formula="of:=IF(INDIRECT(&quot;'SQUAD'.A&quot; &amp; ROW([.B11])) = 0; &quot;&quot;; IF(ISERROR(MATCH(INDIRECT(&quot;'SQUAD'.A&quot; &amp; ROW([.B11])); [.$X$3:.$X$25]; 0)); INDIRECT(&quot;'SQUAD'.A&quot; &amp; ROW([.B11])); &quot;&quot;))">
            <text:p/>
          </table:table-cell>
          <table:table-cell table:style-name="ce168" table:formula="of:=IF([.Z11] &lt;&gt; &quot;&quot;; INDEX(INDIRECT(&quot;'SQUAD'.B3:B46&quot;); MATCH([.Z11];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14]; INDIRECT(&quot;'SQUAD'!$B:$B&quot;); 0))=0; &quot;&quot;; INDEX(INDIRECT(&quot;'SQUAD'!$A:$A&quot;); MATCH([.E14]; INDIRECT(&quot;'SQUAD'!$B:$B&quot;); 0)))" office:value-type="float" office:value="32" calcext:value-type="float" table:number-columns-spanned="1" table:number-rows-spanned="2">
            <text:p>32</text:p>
          </table:table-cell>
          <table:table-cell table:style-name="ce113"/>
          <table:table-cell table:style-name="ce164" table:formula="of:=IF(INDEX(INDIRECT(&quot;'SQUAD'!$A:$A&quot;); MATCH([.G14]; INDIRECT(&quot;'SQUAD'!$B:$B&quot;); 0))=0; &quot;&quot;; INDEX(INDIRECT(&quot;'SQUAD'!$A:$A&quot;); MATCH([.G14]; INDIRECT(&quot;'SQUAD'!$B:$B&quot;); 0)))" office:value-type="float" office:value="73" calcext:value-type="float" table:number-columns-spanned="1" table:number-rows-spanned="2">
            <text:p>73</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14]; INDIRECT(&quot;'SQUAD'!$B:$B&quot;); 0))=0; &quot;&quot;; INDEX(INDIRECT(&quot;'SQUAD'!$A:$A&quot;); MATCH([.M14]; INDIRECT(&quot;'SQUAD'!$B:$B&quot;); 0)))" office:value-type="float" office:value="72" calcext:value-type="float" table:number-columns-spanned="1" table:number-rows-spanned="2">
            <text:p>72</text:p>
          </table:table-cell>
          <table:table-cell table:style-name="ce113"/>
          <table:table-cell table:style-name="ce164" table:formula="of:=IF(INDEX(INDIRECT(&quot;'SQUAD'!$A:$A&quot;); MATCH([.O14]; INDIRECT(&quot;'SQUAD'!$B:$B&quot;); 0))=0; &quot;&quot;; INDEX(INDIRECT(&quot;'SQUAD'!$A:$A&quot;); MATCH([.O14]; INDIRECT(&quot;'SQUAD'!$B:$B&quot;); 0)))" office:value-type="float" office:value="26" calcext:value-type="float" table:number-columns-spanned="1" table:number-rows-spanned="2">
            <text:p>26</text:p>
          </table:table-cell>
          <table:table-cell table:style-name="ce113"/>
          <table:table-cell table:style-name="ce236"/>
          <table:table-cell table:style-name="ce239"/>
          <table:table-cell table:number-columns-repeated="4"/>
          <table:table-cell table:style-name="ce167"/>
          <table:table-cell table:style-name="ce138" table:formula="of:=[.O12]" office:value-type="float" office:value="26" calcext:value-type="float">
            <text:p>26</text:p>
          </table:table-cell>
          <table:table-cell table:style-name="ce158" table:formula="of:=IF([.X12] &lt;&gt; &quot;&quot;; INDEX(INDIRECT(&quot;'SQUAD'.B3:B46&quot;); MATCH([.X12]; INDIRECT(&quot;'SQUAD'.A3:A46&quot;); 0)); &quot;&quot;)" office:value-type="string" office:string-value="NYSTRÖM" calcext:value-type="string">
            <text:p>NYSTRÖM</text:p>
          </table:table-cell>
          <table:table-cell table:style-name="ce168" table:formula="of:=IF(INDIRECT(&quot;'SQUAD'.A&quot; &amp; ROW([.B12])) = 0; &quot;&quot;; IF(ISERROR(MATCH(INDIRECT(&quot;'SQUAD'.A&quot; &amp; ROW([.B12])); [.$X$3:.$X$25]; 0)); INDIRECT(&quot;'SQUAD'.A&quot; &amp; ROW([.B12])); &quot;&quot;))">
            <text:p/>
          </table:table-cell>
          <table:table-cell table:style-name="ce168" table:formula="of:=IF([.Z12] &lt;&gt; &quot;&quot;; INDEX(INDIRECT(&quot;'SQUAD'.B3:B46&quot;); MATCH([.Z12];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217"/>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style-name="ce138" table:formula="of:=[.D19]" office:value-type="float" office:value="98" calcext:value-type="float">
            <text:p>98</text:p>
          </table:table-cell>
          <table:table-cell table:style-name="ce158" table:formula="of:=IF([.X13] &lt;&gt; &quot;&quot;; INDEX(INDIRECT(&quot;'SQUAD'.B3:B46&quot;); MATCH([.X13]; INDIRECT(&quot;'SQUAD'.A3:A46&quot;); 0)); &quot;&quot;)" office:value-type="string" office:string-value="STUDENIČ" calcext:value-type="string">
            <text:p>STUDENIČ</text:p>
          </table:table-cell>
          <table:table-cell table:style-name="ce168" table:formula="of:=IF(INDIRECT(&quot;'SQUAD'.A&quot; &amp; ROW([.B13])) = 0; &quot;&quot;; IF(ISERROR(MATCH(INDIRECT(&quot;'SQUAD'.A&quot; &amp; ROW([.B13])); [.$X$3:.$X$25]; 0)); INDIRECT(&quot;'SQUAD'.A&quot; &amp; ROW([.B13])); &quot;&quot;))">
            <text:p/>
          </table:table-cell>
          <table:table-cell table:style-name="ce168" table:formula="of:=IF([.Z13] &lt;&gt; &quot;&quot;; INDEX(INDIRECT(&quot;'SQUAD'.B3:B46&quot;); MATCH([.Z13]; INDIRECT(&quot;'SQUAD'.A3:A46&quot;); 0)); &quot;&quot;)">
            <text:p/>
          </table:table-cell>
        </table:table-row>
        <table:table-row table:style-name="ro2">
          <table:table-cell/>
          <table:table-cell table:style-name="ce200"/>
          <table:table-cell table:style-name="ce151"/>
          <table:table-cell table:style-name="ce113"/>
          <table:table-cell table:style-name="ce78" table:content-validation-name="val4" office:value-type="string" calcext:value-type="string">
            <text:p>NYGREN</text:p>
          </table:table-cell>
          <table:table-cell table:style-name="ce113"/>
          <table:table-cell table:style-name="ce78" table:content-validation-name="val4" office:value-type="string" calcext:value-type="string">
            <text:p>OLLAS MATTSSON</text:p>
          </table:table-cell>
          <table:table-cell table:style-name="ce113"/>
          <table:table-cell table:style-name="ce228"/>
          <table:table-cell table:style-name="ce230"/>
          <table:table-cell table:style-name="ce232"/>
          <table:table-cell table:style-name="ce113"/>
          <table:table-cell table:style-name="ce78" table:content-validation-name="val4" office:value-type="string" calcext:value-type="string">
            <text:p>SOLBERG</text:p>
          </table:table-cell>
          <table:table-cell table:style-name="ce113"/>
          <table:table-cell table:style-name="ce78" table:content-validation-name="val4" office:value-type="string" calcext:value-type="string">
            <text:p>NYSTRÖM</text:p>
          </table:table-cell>
          <table:table-cell table:style-name="ce113"/>
          <table:table-cell table:style-name="ce236"/>
          <table:table-cell table:style-name="ce239"/>
          <table:table-cell table:number-columns-repeated="4"/>
          <table:table-cell table:style-name="ce167"/>
          <table:table-cell table:style-name="ce138" table:formula="of:=[.F20]" office:value-type="float" office:value="13" calcext:value-type="float">
            <text:p>13</text:p>
          </table:table-cell>
          <table:table-cell table:style-name="ce158" table:formula="of:=IF([.X14] &lt;&gt; &quot;&quot;; INDEX(INDIRECT(&quot;'SQUAD'.B3:B46&quot;); MATCH([.X14]; INDIRECT(&quot;'SQUAD'.A3:A46&quot;); 0)); &quot;&quot;)" office:value-type="string" office:string-value="KELLMAN" calcext:value-type="string">
            <text:p>KELLMAN</text:p>
          </table:table-cell>
          <table:table-cell table:style-name="ce168" table:formula="of:=IF(INDIRECT(&quot;'SQUAD'.A&quot; &amp; ROW([.B14])) = 0; &quot;&quot;; IF(ISERROR(MATCH(INDIRECT(&quot;'SQUAD'.A&quot; &amp; ROW([.B14])); [.$X$3:.$X$25]; 0)); INDIRECT(&quot;'SQUAD'.A&quot; &amp; ROW([.B14])); &quot;&quot;))">
            <text:p/>
          </table:table-cell>
          <table:table-cell table:style-name="ce168" table:formula="of:=IF([.Z14] &lt;&gt; &quot;&quot;; INDEX(INDIRECT(&quot;'SQUAD'.B3:B46&quot;); MATCH([.Z14];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36"/>
          <table:table-cell table:style-name="ce239"/>
          <table:table-cell table:number-columns-repeated="4"/>
          <table:table-cell table:style-name="ce167"/>
          <table:table-cell table:style-name="ce138" table:formula="of:=[.H19]" office:value-type="float" office:value="34" calcext:value-type="float">
            <text:p>34</text:p>
          </table:table-cell>
          <table:table-cell table:style-name="ce158" table:formula="of:=IF([.X15] &lt;&gt; &quot;&quot;; INDEX(INDIRECT(&quot;'SQUAD'.B3:B46&quot;); MATCH([.X15]; INDIRECT(&quot;'SQUAD'.A3:A46&quot;); 0)); &quot;&quot;)" office:value-type="string" office:string-value="LINDQVIST" calcext:value-type="string">
            <text:p>LINDQVIST</text:p>
          </table:table-cell>
          <table:table-cell table:style-name="ce168" table:formula="of:=IF(INDIRECT(&quot;'SQUAD'.A&quot; &amp; ROW([.B15])) = 0; &quot;&quot;; IF(ISERROR(MATCH(INDIRECT(&quot;'SQUAD'.A&quot; &amp; ROW([.B15])); [.$X$3:.$X$25]; 0)); INDIRECT(&quot;'SQUAD'.A&quot; &amp; ROW([.B15])); &quot;&quot;))">
            <text:p/>
          </table:table-cell>
          <table:table-cell table:style-name="ce168" table:formula="of:=IF([.Z15] &lt;&gt; &quot;&quot;; INDEX(INDIRECT(&quot;'SQUAD'.B3:B46&quot;); MATCH([.Z15];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style-name="ce138" table:formula="of:=[.E25]" office:value-type="float" office:value="52" calcext:value-type="float">
            <text:p>52</text:p>
          </table:table-cell>
          <table:table-cell table:style-name="ce158" table:formula="of:=IF([.X16] &lt;&gt; &quot;&quot;; INDEX(INDIRECT(&quot;'SQUAD'.B3:B46&quot;); MATCH([.X16]; INDIRECT(&quot;'SQUAD'.A3:A46&quot;); 0)); &quot;&quot;)" office:value-type="string" office:string-value="TORNBERG" calcext:value-type="string">
            <text:p>TORNBERG</text:p>
          </table:table-cell>
          <table:table-cell table:style-name="ce168" table:formula="of:=IF(INDIRECT(&quot;'SQUAD'.A&quot; &amp; ROW([.B16])) = 0; &quot;&quot;; IF(ISERROR(MATCH(INDIRECT(&quot;'SQUAD'.A&quot; &amp; ROW([.B16])); [.$X$3:.$X$25]; 0)); INDIRECT(&quot;'SQUAD'.A&quot; &amp; ROW([.B16])); &quot;&quot;))">
            <text:p/>
          </table:table-cell>
          <table:table-cell table:style-name="ce168" table:formula="of:=IF([.Z16] &lt;&gt; &quot;&quot;; INDEX(INDIRECT(&quot;'SQUAD'.B3:B46&quot;); MATCH([.Z16]; INDIRECT(&quot;'SQUAD'.A3:A46&quot;); 0)); &quot;&quot;)">
            <text:p/>
          </table:table-cell>
        </table:table-row>
        <table:table-row table:style-name="ro2">
          <table:table-cell/>
          <table:table-cell table:style-name="ce200"/>
          <table:table-cell table:style-name="ce264"/>
          <table:table-cell table:style-name="ce230" table:number-columns-repeated="13"/>
          <table:table-cell table:style-name="ce264"/>
          <table:table-cell table:style-name="ce239"/>
          <table:table-cell table:number-columns-repeated="4"/>
          <table:table-cell table:style-name="ce167"/>
          <table:table-cell table:style-name="ce138" table:formula="of:=[.G25]" office:value-type="float" office:value="7" calcext:value-type="float">
            <text:p>7</text:p>
          </table:table-cell>
          <table:table-cell table:style-name="ce158" table:formula="of:=IF([.X17] &lt;&gt; &quot;&quot;; INDEX(INDIRECT(&quot;'SQUAD'.B3:B46&quot;); MATCH([.X17]; INDIRECT(&quot;'SQUAD'.A3:A46&quot;); 0)); &quot;&quot;)" office:value-type="string" office:string-value="BERGKVIST" calcext:value-type="string">
            <text:p>BERGKVIST</text:p>
          </table:table-cell>
          <table:table-cell table:style-name="ce168" table:formula="of:=IF(INDIRECT(&quot;'SQUAD'.A&quot; &amp; ROW([.B17])) = 0; &quot;&quot;; IF(ISERROR(MATCH(INDIRECT(&quot;'SQUAD'.A&quot; &amp; ROW([.B17])); [.$X$3:.$X$25]; 0)); INDIRECT(&quot;'SQUAD'.A&quot; &amp; ROW([.B17])); &quot;&quot;))" office:value-type="float" office:value="75" calcext:value-type="float">
            <text:p>75</text:p>
          </table:table-cell>
          <table:table-cell table:style-name="ce168" table:formula="of:=IF([.Z17] &lt;&gt; &quot;&quot;; INDEX(INDIRECT(&quot;'SQUAD'.B3:B46&quot;); MATCH([.Z17]; INDIRECT(&quot;'SQUAD'.A3:A46&quot;); 0)); &quot;&quot;)" office:value-type="string" office:string-value="GROLEAU" calcext:value-type="string">
            <text:p>GROLEAU</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3</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4</text:p>
          </table:table-cell>
          <table:table-cell table:style-name="ce214" table:number-columns-repeated="2"/>
          <table:table-cell table:style-name="ce235"/>
          <table:table-cell table:style-name="ce239"/>
          <table:table-cell table:number-columns-repeated="4"/>
          <table:table-cell table:style-name="ce167"/>
          <table:table-cell table:style-name="ce138" table:formula="of:=[.L19]" office:value-type="float" office:value="28" calcext:value-type="float">
            <text:p>28</text:p>
          </table:table-cell>
          <table:table-cell table:style-name="ce158" table:formula="of:=IF([.X18] &lt;&gt; &quot;&quot;; INDEX(INDIRECT(&quot;'SQUAD'.B3:B46&quot;); MATCH([.X18]; INDIRECT(&quot;'SQUAD'.A3:A46&quot;); 0)); &quot;&quot;)" office:value-type="string" office:string-value="ALBA" calcext:value-type="string">
            <text:p>ALBA</text:p>
          </table:table-cell>
          <table:table-cell table:style-name="ce168" table:formula="of:=IF(INDIRECT(&quot;'SQUAD'.A&quot; &amp; ROW([.B18])) = 0; &quot;&quot;; IF(ISERROR(MATCH(INDIRECT(&quot;'SQUAD'.A&quot; &amp; ROW([.B18])); [.$X$3:.$X$25]; 0)); INDIRECT(&quot;'SQUAD'.A&quot; &amp; ROW([.B18])); &quot;&quot;))" office:value-type="float" office:value="65" calcext:value-type="float">
            <text:p>65</text:p>
          </table:table-cell>
          <table:table-cell table:style-name="ce168" table:formula="of:=IF([.Z18] &lt;&gt; &quot;&quot;; INDEX(INDIRECT(&quot;'SQUAD'.B3:B46&quot;); MATCH([.Z18]; INDIRECT(&quot;'SQUAD'.A3:A46&quot;); 0)); &quot;&quot;)" office:value-type="string" office:string-value="FRANSÉN" calcext:value-type="string">
            <text:p>FRANSÉN</text:p>
          </table:table-cell>
        </table:table-row>
        <table:table-row table:style-name="ro2">
          <table:table-cell/>
          <table:table-cell table:style-name="ce200"/>
          <table:table-cell table:style-name="ce151"/>
          <table:table-cell table:style-name="ce163" table:formula="of:=IF(INDEX(INDIRECT(&quot;'SQUAD'!$A:$A&quot;); MATCH([.D21]; INDIRECT(&quot;'SQUAD'!$B:$B&quot;); 0))=0; &quot;&quot;; INDEX(INDIRECT(&quot;'SQUAD'!$A:$A&quot;); MATCH([.D21]; INDIRECT(&quot;'SQUAD'!$B:$B&quot;); 0)))" office:value-type="float" office:value="98" calcext:value-type="float" table:number-columns-spanned="1" table:number-rows-spanned="2">
            <text:p>98</text:p>
          </table:table-cell>
          <table:table-cell table:style-name="ce113" table:number-columns-repeated="3"/>
          <table:table-cell table:style-name="ce164" table:formula="of:=IF(INDEX(INDIRECT(&quot;'SQUAD'!$A:$A&quot;); MATCH([.H21]; INDIRECT(&quot;'SQUAD'!$B:$B&quot;); 0))=0; &quot;&quot;; INDEX(INDIRECT(&quot;'SQUAD'!$A:$A&quot;); MATCH([.H21]; INDIRECT(&quot;'SQUAD'!$B:$B&quot;); 0)))" office:value-type="float" office:value="34" calcext:value-type="float" table:number-columns-spanned="1" table:number-rows-spanned="2">
            <text:p>34</text:p>
          </table:table-cell>
          <table:table-cell table:style-name="ce228"/>
          <table:table-cell table:style-name="ce230"/>
          <table:table-cell table:style-name="ce232"/>
          <table:table-cell table:style-name="ce164" table:formula="of:=IF(INDEX(INDIRECT(&quot;'SQUAD'!$A:$A&quot;); MATCH([.L21]; INDIRECT(&quot;'SQUAD'!$B:$B&quot;); 0))=0; &quot;&quot;; INDEX(INDIRECT(&quot;'SQUAD'!$A:$A&quot;); MATCH([.L21]; INDIRECT(&quot;'SQUAD'!$B:$B&quot;); 0)))" office:value-type="float" office:value="28" calcext:value-type="float" table:number-columns-spanned="1" table:number-rows-spanned="2">
            <text:p>28</text:p>
          </table:table-cell>
          <table:table-cell table:style-name="ce113" table:number-columns-repeated="3"/>
          <table:table-cell table:style-name="ce164" table:formula="of:=IF(INDEX(INDIRECT(&quot;'SQUAD'!$A:$A&quot;); MATCH([.P21]; INDIRECT(&quot;'SQUAD'!$B:$B&quot;); 0))=0; &quot;&quot;; INDEX(INDIRECT(&quot;'SQUAD'!$A:$A&quot;); MATCH([.P21]; INDIRECT(&quot;'SQUAD'!$B:$B&quot;); 0)))" office:value-type="float" office:value="92" calcext:value-type="float" table:number-columns-spanned="1" table:number-rows-spanned="2">
            <text:p>92</text:p>
          </table:table-cell>
          <table:table-cell table:style-name="ce236"/>
          <table:table-cell table:style-name="ce239"/>
          <table:table-cell table:number-columns-repeated="4"/>
          <table:table-cell table:style-name="ce167"/>
          <table:table-cell table:style-name="ce138" table:formula="of:=[.N20]" office:value-type="float" office:value="20" calcext:value-type="float">
            <text:p>20</text:p>
          </table:table-cell>
          <table:table-cell table:style-name="ce158" table:formula="of:=IF([.X19] &lt;&gt; &quot;&quot;; INDEX(INDIRECT(&quot;'SQUAD'.B3:B46&quot;); MATCH([.X19]; INDIRECT(&quot;'SQUAD'.A3:A46&quot;); 0)); &quot;&quot;)" office:value-type="string" office:string-value="WESTFÄLT" calcext:value-type="string">
            <text:p>WESTFÄLT</text:p>
          </table:table-cell>
          <table:table-cell table:style-name="ce168" table:formula="of:=IF(INDIRECT(&quot;'SQUAD'.A&quot; &amp; ROW([.B19])) = 0; &quot;&quot;; IF(ISERROR(MATCH(INDIRECT(&quot;'SQUAD'.A&quot; &amp; ROW([.B19])); [.$X$3:.$X$25]; 0)); INDIRECT(&quot;'SQUAD'.A&quot; &amp; ROW([.B19])); &quot;&quot;))">
            <text:p/>
          </table:table-cell>
          <table:table-cell table:style-name="ce168" table:formula="of:=IF([.Z19] &lt;&gt; &quot;&quot;; INDEX(INDIRECT(&quot;'SQUAD'.B3:B46&quot;); MATCH([.Z19]; INDIRECT(&quot;'SQUAD'.A3:A46&quot;); 0)); &quot;&quot;)">
            <text:p/>
          </table:table-cell>
        </table:table-row>
        <table:table-row table:style-name="ro2">
          <table:table-cell/>
          <table:table-cell table:style-name="ce200"/>
          <table:table-cell table:style-name="ce151"/>
          <table:covered-table-cell table:style-name="ce115"/>
          <table:table-cell table:style-name="ce113"/>
          <table:table-cell table:style-name="ce164" table:formula="of:=IF(INDEX(INDIRECT(&quot;'SQUAD'!$A:$A&quot;); MATCH([.F22]; INDIRECT(&quot;'SQUAD'!$B:$B&quot;); 0))=0; &quot;&quot;; INDEX(INDIRECT(&quot;'SQUAD'!$A:$A&quot;); MATCH([.F22]; INDIRECT(&quot;'SQUAD'!$B:$B&quot;); 0)))" office:value-type="float" office:value="13" calcext:value-type="float" table:number-columns-spanned="1" table:number-rows-spanned="2">
            <text:p>13</text:p>
          </table:table-cell>
          <table:table-cell table:style-name="ce113"/>
          <table:covered-table-cell table:style-name="ce115"/>
          <table:table-cell table:style-name="ce228"/>
          <table:table-cell table:style-name="ce230"/>
          <table:table-cell table:style-name="ce232"/>
          <table:covered-table-cell table:style-name="ce115"/>
          <table:table-cell table:style-name="ce113"/>
          <table:table-cell table:style-name="ce164" table:formula="of:=IF(INDEX(INDIRECT(&quot;'SQUAD'!$A:$A&quot;); MATCH([.N22]; INDIRECT(&quot;'SQUAD'!$B:$B&quot;); 0))=0; &quot;&quot;; INDEX(INDIRECT(&quot;'SQUAD'!$A:$A&quot;); MATCH([.N22]; INDIRECT(&quot;'SQUAD'!$B:$B&quot;); 0)))" office:value-type="float" office:value="20" calcext:value-type="float" table:number-columns-spanned="1" table:number-rows-spanned="2">
            <text:p>20</text:p>
          </table:table-cell>
          <table:table-cell table:style-name="ce113"/>
          <table:covered-table-cell table:style-name="ce115"/>
          <table:table-cell table:style-name="ce236"/>
          <table:table-cell table:style-name="ce239"/>
          <table:table-cell table:number-columns-repeated="4"/>
          <table:table-cell table:style-name="ce167"/>
          <table:table-cell table:style-name="ce138" table:formula="of:=[.P19]" office:value-type="float" office:value="92" calcext:value-type="float">
            <text:p>92</text:p>
          </table:table-cell>
          <table:table-cell table:style-name="ce158" table:formula="of:=IF([.X20] &lt;&gt; &quot;&quot;; INDEX(INDIRECT(&quot;'SQUAD'.B3:B46&quot;); MATCH([.X20]; INDIRECT(&quot;'SQUAD'.A3:A46&quot;); 0)); &quot;&quot;)" office:value-type="string" office:string-value="FORSELL" calcext:value-type="string">
            <text:p>FORSELL</text:p>
          </table:table-cell>
          <table:table-cell table:style-name="ce168" table:formula="of:=IF(INDIRECT(&quot;'SQUAD'.A&quot; &amp; ROW([.B20])) = 0; &quot;&quot;; IF(ISERROR(MATCH(INDIRECT(&quot;'SQUAD'.A&quot; &amp; ROW([.B20])); [.$X$3:.$X$25]; 0)); INDIRECT(&quot;'SQUAD'.A&quot; &amp; ROW([.B20])); &quot;&quot;))">
            <text:p/>
          </table:table-cell>
          <table:table-cell table:style-name="ce168" table:formula="of:=IF([.Z20] &lt;&gt; &quot;&quot;; INDEX(INDIRECT(&quot;'SQUAD'.B3:B46&quot;); MATCH([.Z20]; INDIRECT(&quot;'SQUAD'.A3:A46&quot;); 0)); &quot;&quot;)">
            <text:p/>
          </table:table-cell>
        </table:table-row>
        <table:table-row table:style-name="ro2">
          <table:table-cell/>
          <table:table-cell table:style-name="ce200"/>
          <table:table-cell table:style-name="ce151"/>
          <table:table-cell table:style-name="ce78" table:content-validation-name="val2" office:value-type="string" calcext:value-type="string">
            <text:p>STUDENIČ</text:p>
          </table:table-cell>
          <table:table-cell table:style-name="ce113"/>
          <table:covered-table-cell table:style-name="ce115"/>
          <table:table-cell table:style-name="ce113"/>
          <table:table-cell table:style-name="ce78" table:content-validation-name="val2" office:value-type="string" calcext:value-type="string">
            <text:p>LINDQVIST</text:p>
          </table:table-cell>
          <table:table-cell table:style-name="ce228"/>
          <table:table-cell table:style-name="ce230"/>
          <table:table-cell table:style-name="ce232"/>
          <table:table-cell table:style-name="ce78" table:content-validation-name="val2" office:value-type="string" calcext:value-type="string">
            <text:p>ALBA</text:p>
          </table:table-cell>
          <table:table-cell table:style-name="ce113"/>
          <table:covered-table-cell table:style-name="ce115"/>
          <table:table-cell table:style-name="ce113"/>
          <table:table-cell table:style-name="ce78" table:content-validation-name="val2" office:value-type="string" calcext:value-type="string">
            <text:p>FORSELL</text:p>
          </table:table-cell>
          <table:table-cell table:style-name="ce236"/>
          <table:table-cell table:style-name="ce239"/>
          <table:table-cell table:number-columns-repeated="4"/>
          <table:table-cell table:style-name="ce167"/>
          <table:table-cell table:style-name="ce138" table:formula="of:=[.M25]" office:value-type="float" office:value="44" calcext:value-type="float">
            <text:p>44</text:p>
          </table:table-cell>
          <table:table-cell table:style-name="ce158" table:formula="of:=IF([.X21] &lt;&gt; &quot;&quot;; INDEX(INDIRECT(&quot;'SQUAD'.B3:B46&quot;); MATCH([.X21]; INDIRECT(&quot;'SQUAD'.A3:A46&quot;); 0)); &quot;&quot;)" office:value-type="string" office:string-value="ANDERSSON" calcext:value-type="string">
            <text:p>ANDERSSON</text:p>
          </table:table-cell>
          <table:table-cell table:style-name="ce168" table:formula="of:=IF(INDIRECT(&quot;'SQUAD'.A&quot; &amp; ROW([.B21])) = 0; &quot;&quot;; IF(ISERROR(MATCH(INDIRECT(&quot;'SQUAD'.A&quot; &amp; ROW([.B21])); [.$X$3:.$X$25]; 0)); INDIRECT(&quot;'SQUAD'.A&quot; &amp; ROW([.B21])); &quot;&quot;))">
            <text:p/>
          </table:table-cell>
          <table:table-cell table:style-name="ce168" table:formula="of:=IF([.Z21] &lt;&gt; &quot;&quot;; INDEX(INDIRECT(&quot;'SQUAD'.B3:B46&quot;); MATCH([.Z21]; INDIRECT(&quot;'SQUAD'.A3:A46&quot;); 0)); &quot;&quot;)">
            <text:p/>
          </table:table-cell>
        </table:table-row>
        <table:table-row table:style-name="ro2">
          <table:table-cell/>
          <table:table-cell table:style-name="ce200"/>
          <table:table-cell table:style-name="ce151"/>
          <table:table-cell table:style-name="ce218" office:value-type="string" calcext:value-type="string">
            <text:p>LW</text:p>
          </table:table-cell>
          <table:table-cell table:style-name="ce113"/>
          <table:table-cell table:style-name="ce78" table:content-validation-name="val6" office:value-type="string" calcext:value-type="string">
            <text:p>KELLMAN</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8" table:content-validation-name="val6" office:value-type="string" calcext:value-type="string">
            <text:p>WESTFÄLT</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O25]" office:value-type="float" office:value="16" calcext:value-type="float">
            <text:p>16</text:p>
          </table:table-cell>
          <table:table-cell table:style-name="ce158" table:formula="of:=IF([.X22] &lt;&gt; &quot;&quot;; INDEX(INDIRECT(&quot;'SQUAD'.B3:B46&quot;); MATCH([.X22]; INDIRECT(&quot;'SQUAD'.A3:A46&quot;); 0)); &quot;&quot;)" office:value-type="string" office:string-value="LJUNGKRANTZ" calcext:value-type="string">
            <text:p>LJUNGKRANTZ</text:p>
          </table:table-cell>
          <table:table-cell table:style-name="ce168" table:formula="of:=IF(INDIRECT(&quot;'SQUAD'.A&quot; &amp; ROW([.B22])) = 0; &quot;&quot;; IF(ISERROR(MATCH(INDIRECT(&quot;'SQUAD'.A&quot; &amp; ROW([.B22])); [.$X$3:.$X$25]; 0)); INDIRECT(&quot;'SQUAD'.A&quot; &amp; ROW([.B22])); &quot;&quot;))">
            <text:p/>
          </table:table-cell>
          <table:table-cell table:style-name="ce168" table:formula="of:=IF([.Z22] &lt;&gt; &quot;&quot;; INDEX(INDIRECT(&quot;'SQUAD'.B3:B46&quot;); MATCH([.Z22];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242"/>
          <table:table-cell table:style-name="ce158" table:formula="of:=IF([.X23] &lt;&gt; &quot;&quot;; INDEX(INDIRECT(&quot;'SQUAD'.B3:B46&quot;); MATCH([.X23]; INDIRECT(&quot;'SQUAD'.A3:A46&quot;); 0)); &quot;&quot;)">
            <text:p/>
          </table:table-cell>
          <table:table-cell table:style-name="ce168" table:formula="of:=IF(INDIRECT(&quot;'SQUAD'.A&quot; &amp; ROW([.B23])) = 0; &quot;&quot;; IF(ISERROR(MATCH(INDIRECT(&quot;'SQUAD'.A&quot; &amp; ROW([.B23])); [.$X$3:.$X$25]; 0)); INDIRECT(&quot;'SQUAD'.A&quot; &amp; ROW([.B23])); &quot;&quot;))">
            <text:p/>
          </table:table-cell>
          <table:table-cell table:style-name="ce168" table:formula="of:=IF([.Z23] &lt;&gt; &quot;&quot;; INDEX(INDIRECT(&quot;'SQUAD'.B3:B46&quot;); MATCH([.Z23];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F32]" office:value-type="float" office:value="33" calcext:value-type="float">
            <text:p>33</text:p>
          </table:table-cell>
          <table:table-cell table:style-name="ce158" table:formula="of:=IF([.X24] &lt;&gt; &quot;&quot;; INDEX(INDIRECT(&quot;'SQUAD'.B3:B46&quot;); MATCH([.X24]; INDIRECT(&quot;'SQUAD'.A3:A46&quot;); 0)); &quot;&quot;)" office:value-type="string" office:string-value="LAGACE" calcext:value-type="string">
            <text:p>LAGACE</text:p>
          </table:table-cell>
          <table:table-cell table:style-name="ce168" table:formula="of:=IF(INDIRECT(&quot;'SQUAD'.A&quot; &amp; ROW([.B24])) = 0; &quot;&quot;; IF(ISERROR(MATCH(INDIRECT(&quot;'SQUAD'.A&quot; &amp; ROW([.B24])); [.$X$3:.$X$25]; 0)); INDIRECT(&quot;'SQUAD'.A&quot; &amp; ROW([.B24])); &quot;&quot;))">
            <text:p/>
          </table:table-cell>
          <table:table-cell table:style-name="ce168" table:formula="of:=IF([.Z24] &lt;&gt; &quot;&quot;; INDEX(INDIRECT(&quot;'SQUAD'.B3:B46&quot;); MATCH([.Z24];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27]; INDIRECT(&quot;'SQUAD'!$B:$B&quot;); 0))=0; &quot;&quot;; INDEX(INDIRECT(&quot;'SQUAD'!$A:$A&quot;); MATCH([.E27]; INDIRECT(&quot;'SQUAD'!$B:$B&quot;); 0)))" office:value-type="float" office:value="52" calcext:value-type="float" table:number-columns-spanned="1" table:number-rows-spanned="2">
            <text:p>52</text:p>
          </table:table-cell>
          <table:table-cell table:style-name="ce113"/>
          <table:table-cell table:style-name="ce164" table:formula="of:=IF(INDEX(INDIRECT(&quot;'SQUAD'!$A:$A&quot;); MATCH([.G27]; INDIRECT(&quot;'SQUAD'!$B:$B&quot;); 0))=0; &quot;&quot;; INDEX(INDIRECT(&quot;'SQUAD'!$A:$A&quot;); MATCH([.G27]; INDIRECT(&quot;'SQUAD'!$B:$B&quot;); 0)))" office:value-type="float" office:value="7" calcext:value-type="float" table:number-columns-spanned="1" table:number-rows-spanned="2">
            <text:p>7</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27]; INDIRECT(&quot;'SQUAD'!$B:$B&quot;); 0))=0; &quot;&quot;; INDEX(INDIRECT(&quot;'SQUAD'!$A:$A&quot;); MATCH([.M27]; INDIRECT(&quot;'SQUAD'!$B:$B&quot;); 0)))" office:value-type="float" office:value="44" calcext:value-type="float" table:number-columns-spanned="1" table:number-rows-spanned="2">
            <text:p>44</text:p>
          </table:table-cell>
          <table:table-cell table:style-name="ce113"/>
          <table:table-cell table:style-name="ce163" table:formula="of:=IF(INDEX(INDIRECT(&quot;'SQUAD'!$A:$A&quot;); MATCH([.O27]; INDIRECT(&quot;'SQUAD'!$B:$B&quot;); 0))=0; &quot;&quot;; INDEX(INDIRECT(&quot;'SQUAD'!$A:$A&quot;); MATCH([.O27]; INDIRECT(&quot;'SQUAD'!$B:$B&quot;); 0)))" office:value-type="float" office:value="16" calcext:value-type="float" table:number-columns-spanned="1" table:number-rows-spanned="2">
            <text:p>16</text:p>
          </table:table-cell>
          <table:table-cell table:style-name="ce113"/>
          <table:table-cell table:style-name="ce236"/>
          <table:table-cell table:style-name="ce239"/>
          <table:table-cell table:number-columns-repeated="4"/>
          <table:table-cell table:style-name="ce167"/>
          <table:table-cell table:style-name="ce138" table:formula="of:=[.F38]" office:value-type="float" office:value="50" calcext:value-type="float">
            <text:p>50</text:p>
          </table:table-cell>
          <table:table-cell table:style-name="ce158" table:formula="of:=IF([.X25] &lt;&gt; &quot;&quot;; INDEX(INDIRECT(&quot;'SQUAD'.B3:B46&quot;); MATCH([.X25]; INDIRECT(&quot;'SQUAD'.A3:A46&quot;); 0)); &quot;&quot;)" office:value-type="string" office:string-value="CLARA" calcext:value-type="string">
            <text:p>CLARA</text:p>
          </table:table-cell>
          <table:table-cell table:style-name="ce168" table:formula="of:=IF(INDIRECT(&quot;'SQUAD'.A&quot; &amp; ROW([.B25])) = 0; &quot;&quot;; IF(ISERROR(MATCH(INDIRECT(&quot;'SQUAD'.A&quot; &amp; ROW([.B25])); [.$X$3:.$X$25]; 0)); INDIRECT(&quot;'SQUAD'.A&quot; &amp; ROW([.B25])); &quot;&quot;))">
            <text:p/>
          </table:table-cell>
          <table:table-cell table:style-name="ce168" table:formula="of:=IF([.Z25] &lt;&gt; &quot;&quot;; INDEX(INDIRECT(&quot;'SQUAD'.B3:B46&quot;); MATCH([.Z25];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number-columns-repeated="2"/>
          <table:table-cell table:style-name="ce168" table:formula="of:=IF(INDIRECT(&quot;'SQUAD'.A&quot; &amp; ROW([.B26])) = 0; &quot;&quot;; IF(ISERROR(MATCH(INDIRECT(&quot;'SQUAD'.A&quot; &amp; ROW([.B26])); [.$X$3:.$X$25]; 0)); INDIRECT(&quot;'SQUAD'.A&quot; &amp; ROW([.B26])); &quot;&quot;))">
            <text:p/>
          </table:table-cell>
          <table:table-cell table:style-name="ce168" table:formula="of:=IF([.Z26] &lt;&gt; &quot;&quot;; INDEX(INDIRECT(&quot;'SQUAD'.B3:B46&quot;); MATCH([.Z26]; INDIRECT(&quot;'SQUAD'.A3:A46&quot;); 0)); &quot;&quot;)">
            <text:p/>
          </table:table-cell>
        </table:table-row>
        <table:table-row table:style-name="ro2">
          <table:table-cell/>
          <table:table-cell table:style-name="ce200"/>
          <table:table-cell table:style-name="ce151"/>
          <table:table-cell table:style-name="ce113"/>
          <table:table-cell table:style-name="ce78" table:content-validation-name="val4" office:value-type="string" calcext:value-type="string">
            <text:p>TORNBERG</text:p>
          </table:table-cell>
          <table:table-cell table:style-name="ce113"/>
          <table:table-cell table:style-name="ce78" table:content-validation-name="val4" office:value-type="string" calcext:value-type="string">
            <text:p>BERGKVIST</text:p>
          </table:table-cell>
          <table:table-cell table:style-name="ce113"/>
          <table:table-cell table:style-name="ce228"/>
          <table:table-cell table:style-name="ce230"/>
          <table:table-cell table:style-name="ce232"/>
          <table:table-cell table:style-name="ce113"/>
          <table:table-cell table:style-name="ce78" table:content-validation-name="val8" office:value-type="string" calcext:value-type="string">
            <text:p>ANDERSSON</text:p>
          </table:table-cell>
          <table:table-cell table:style-name="ce113"/>
          <table:table-cell table:style-name="ce78" table:content-validation-name="val8" office:value-type="string" calcext:value-type="string">
            <text:p>LJUNGKRANTZ</text:p>
          </table:table-cell>
          <table:table-cell table:style-name="ce113"/>
          <table:table-cell table:style-name="ce236"/>
          <table:table-cell table:style-name="ce239"/>
          <table:table-cell table:number-columns-repeated="4"/>
          <table:table-cell table:style-name="ce167"/>
          <table:table-cell/>
          <table:table-cell table:style-name="ce159" office:value-type="string" calcext:value-type="string" table:number-columns-spanned="1" table:number-rows-spanned="3">
            <text:p>The formulas in red cells are different for Excel versions</text:p>
          </table:table-cell>
          <table:table-cell table:style-name="ce168" table:formula="of:=IF(INDIRECT(&quot;'SQUAD'.A&quot; &amp; ROW([.B27])) = 0; &quot;&quot;; IF(ISERROR(MATCH(INDIRECT(&quot;'SQUAD'.A&quot; &amp; ROW([.B27])); [.$X$3:.$X$25]; 0)); INDIRECT(&quot;'SQUAD'.A&quot; &amp; ROW([.B27])); &quot;&quot;))">
            <text:p/>
          </table:table-cell>
          <table:table-cell table:style-name="ce168" table:formula="of:=IF([.Z27] &lt;&gt; &quot;&quot;; INDEX(INDIRECT(&quot;'SQUAD'.B3:B46&quot;); MATCH([.Z27];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323" table:formula="of:=IF(ISNUMBER(MATCH([.M25]; INDIRECT(&quot;'SQUAD'!$A$8:$A$19&quot;); 0)); &quot;D&quot;; IF(ISNUMBER(MATCH([.M25]; INDIRECT(&quot;'SQUAD'!$A$20:$A$37&quot;); 0)); &quot;EXF&quot;; &quot;&quot;))" office:value-type="string" office:string-value="D" calcext:value-type="string">
            <text:p>D</text:p>
          </table:table-cell>
          <table:table-cell table:style-name="ce113"/>
          <table:table-cell table:style-name="ce323" table:formula="of:=IF(ISNUMBER(MATCH([.O25]; INDIRECT(&quot;'SQUAD'!$A$8:$A$19&quot;); 0)); &quot;D&quot;; IF(ISNUMBER(MATCH([.O25]; INDIRECT(&quot;'SQUAD'!$A$20:$A$37&quot;); 0)); &quot;EXF&quot;; &quot;&quot;))" office:value-type="string" office:string-value="EXF" calcext:value-type="string">
            <text:p>EXF</text:p>
          </table:table-cell>
          <table:table-cell table:style-name="ce113"/>
          <table:table-cell table:style-name="ce236"/>
          <table:table-cell table:style-name="ce239"/>
          <table:table-cell table:number-columns-repeated="4"/>
          <table:table-cell table:style-name="ce167"/>
          <table:table-cell/>
          <table:covered-table-cell/>
          <table:table-cell table:style-name="ce168" table:formula="of:=IF(INDIRECT(&quot;'SQUAD'.A&quot; &amp; ROW([.B28])) = 0; &quot;&quot;; IF(ISERROR(MATCH(INDIRECT(&quot;'SQUAD'.A&quot; &amp; ROW([.B28])); [.$X$3:.$X$25]; 0)); INDIRECT(&quot;'SQUAD'.A&quot; &amp; ROW([.B28])); &quot;&quot;))">
            <text:p/>
          </table:table-cell>
          <table:table-cell table:style-name="ce168" table:formula="of:=IF([.Z28] &lt;&gt; &quot;&quot;; INDEX(INDIRECT(&quot;'SQUAD'.B3:B46&quot;); MATCH([.Z28];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covered-table-cell/>
          <table:table-cell table:style-name="ce168" table:formula="of:=IF(INDIRECT(&quot;'SQUAD'.A&quot; &amp; ROW([.B29])) = 0; &quot;&quot;; IF(ISERROR(MATCH(INDIRECT(&quot;'SQUAD'.A&quot; &amp; ROW([.B29])); [.$X$3:.$X$25]; 0)); INDIRECT(&quot;'SQUAD'.A&quot; &amp; ROW([.B29])); &quot;&quot;))">
            <text:p/>
          </table:table-cell>
          <table:table-cell table:style-name="ce168" table:formula="of:=IF([.Z29] &lt;&gt; &quot;&quot;; INDEX(INDIRECT(&quot;'SQUAD'.B3:B46&quot;); MATCH([.Z29]; INDIRECT(&quot;'SQUAD'.A3:A46&quot;); 0)); &quot;&quot;)">
            <text:p/>
          </table:table-cell>
        </table:table-row>
        <table:table-row table:style-name="ro2">
          <table:table-cell/>
          <table:table-cell table:style-name="ce200"/>
          <table:table-cell table:style-name="ce264"/>
          <table:table-cell table:style-name="ce230" table:number-columns-repeated="8"/>
          <table:table-cell table:style-name="ce320"/>
          <table:table-cell table:style-name="ce324"/>
          <table:table-cell table:style-name="ce230" table:number-columns-repeated="3"/>
          <table:table-cell table:style-name="ce264"/>
          <table:table-cell table:style-name="ce239"/>
          <table:table-cell table:number-columns-repeated="4"/>
          <table:table-cell table:style-name="ce167"/>
          <table:table-cell table:number-columns-repeated="2"/>
          <table:table-cell table:style-name="ce168" table:formula="of:=IF(INDIRECT(&quot;'SQUAD'.A&quot; &amp; ROW([.B30])) = 0; &quot;&quot;; IF(ISERROR(MATCH(INDIRECT(&quot;'SQUAD'.A&quot; &amp; ROW([.B30])); [.$X$3:.$X$25]; 0)); INDIRECT(&quot;'SQUAD'.A&quot; &amp; ROW([.B30])); &quot;&quot;))">
            <text:p/>
          </table:table-cell>
          <table:table-cell table:style-name="ce168" table:formula="of:=IF([.Z30] &lt;&gt; &quot;&quot;; INDEX(INDIRECT(&quot;'SQUAD'.B3:B46&quot;); MATCH([.Z30]; INDIRECT(&quot;'SQUAD'.A3:A46&quot;); 0)); &quot;&quot;)">
            <text:p/>
          </table:table-cell>
        </table:table-row>
        <table:table-row table:style-name="ro2">
          <table:table-cell/>
          <table:table-cell table:style-name="ce200"/>
          <table:table-cell table:style-name="ce264"/>
          <table:table-cell table:style-name="ce230"/>
          <table:table-cell table:style-name="ce231"/>
          <table:table-cell table:style-name="ce303" office:value-type="float" office:value="1" calcext:value-type="float">
            <text:p>1</text:p>
          </table:table-cell>
          <table:table-cell table:style-name="ce227"/>
          <table:table-cell table:style-name="ce315" office:value-type="string" calcext:value-type="string" table:number-columns-spanned="3" table:number-rows-spanned="2">
            <text:p>SCRATCHES:</text:p>
          </table:table-cell>
          <table:covered-table-cell table:style-name="ce317"/>
          <table:covered-table-cell table:style-name="ce319"/>
          <table:table-cell table:style-name="ce230"/>
          <table:table-cell table:style-name="ce343" table:number-matrix-columns-spanned="1" table:number-matrix-rows-spanned="1" table:formula="of:=IFERROR(INDEX([.$Z$3:.$Z$42]; SMALL(IF([.$Z$3:.$Z$42]&lt;&gt;&quot;&quot;; ROW([.$Z$3:.$Z$42])-ROW([.$Z$3])+1); ROW([.B1]))) &amp; &quot; &quot; &amp; INDEX([.$AA$3:.$AA$42]; SMALL(IF([.$Z$3:.$Z$42]&lt;&gt;&quot;&quot;; ROW([.$Z$3:.$Z$42])-ROW([.$Z$3])+1); ROW([.B1]))); &quot;&quot;)" office:value-type="string" office:string-value="75 GROLEAU" calcext:value-type="string">
            <text:p>75 GROLEAU</text:p>
          </table:table-cell>
          <table:table-cell table:style-name="ce347"/>
          <table:table-cell table:style-name="ce343" table:number-matrix-columns-spanned="1" table:number-matrix-rows-spanned="1" table:formula="of:=IFERROR(INDEX([.$Z$3:.$Z$42]; SMALL(IF([.$Z$3:.$Z$42]&lt;&gt;&quot;&quot;; ROW([.$Z$3:.$Z$42])-ROW([.$Z$3])+1); ROW([.B14]))) &amp; &quot; &quot; &amp; INDEX([.$AA$3:.$AA$42]; SMALL(IF([.$Z$3:.$Z$42]&lt;&gt;&quot;&quot;; ROW([.$Z$3:.$Z$42])-ROW([.$Z$3])+1); ROW([.B1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1])) = 0; &quot;&quot;; IF(ISERROR(MATCH(INDIRECT(&quot;'SQUAD'.A&quot; &amp; ROW([.B31])); [.$X$3:.$X$25]; 0)); INDIRECT(&quot;'SQUAD'.A&quot; &amp; ROW([.B31])); &quot;&quot;))">
            <text:p/>
          </table:table-cell>
          <table:table-cell table:style-name="ce168" table:formula="of:=IF([.Z31] &lt;&gt; &quot;&quot;; INDEX(INDIRECT(&quot;'SQUAD'.B3:B46&quot;); MATCH([.Z31]; INDIRECT(&quot;'SQUAD'.A3:A46&quot;); 0)); &quot;&quot;)">
            <text:p/>
          </table:table-cell>
        </table:table-row>
        <table:table-row table:style-name="ro2">
          <table:table-cell/>
          <table:table-cell table:style-name="ce200"/>
          <table:table-cell table:style-name="ce264"/>
          <table:table-cell table:style-name="ce230"/>
          <table:table-cell table:style-name="ce232"/>
          <table:table-cell table:style-name="ce165" table:formula="of:=IF(INDEX(INDIRECT(&quot;'SQUAD'!$A:$A&quot;); MATCH([.F34]; INDIRECT(&quot;'SQUAD'!$B:$B&quot;); 0))=0; &quot;&quot;; INDEX(INDIRECT(&quot;'SQUAD'!$A:$A&quot;); MATCH([.F34]; INDIRECT(&quot;'SQUAD'!$B:$B&quot;); 0)))" office:value-type="float" office:value="33" calcext:value-type="float" table:number-columns-spanned="1" table:number-rows-spanned="2">
            <text:p>33</text:p>
          </table:table-cell>
          <table:table-cell table:style-name="ce228"/>
          <table:covered-table-cell table:style-name="ce120"/>
          <table:covered-table-cell table:style-name="ce318"/>
          <table:covered-table-cell table:style-name="ce120"/>
          <table:table-cell table:style-name="ce230"/>
          <table:table-cell table:style-name="ce343" table:number-matrix-columns-spanned="1" table:number-matrix-rows-spanned="1" table:formula="of:=IFERROR(INDEX([.$Z$3:.$Z$42]; SMALL(IF([.$Z$3:.$Z$42]&lt;&gt;&quot;&quot;; ROW([.$Z$3:.$Z$42])-ROW([.$Z$3])+1); ROW([.B2]))) &amp; &quot; &quot; &amp; INDEX([.$AA$3:.$AA$42]; SMALL(IF([.$Z$3:.$Z$42]&lt;&gt;&quot;&quot;; ROW([.$Z$3:.$Z$42])-ROW([.$Z$3])+1); ROW([.B2]))); &quot;&quot;)" office:value-type="string" office:string-value="65 FRANSÉN" calcext:value-type="string">
            <text:p>65 FRANSÉN</text:p>
          </table:table-cell>
          <table:table-cell table:style-name="ce347"/>
          <table:table-cell table:style-name="ce343" table:number-matrix-columns-spanned="1" table:number-matrix-rows-spanned="1" table:formula="of:=IFERROR(INDEX([.$Z$3:.$Z$42]; SMALL(IF([.$Z$3:.$Z$42]&lt;&gt;&quot;&quot;; ROW([.$Z$3:.$Z$42])-ROW([.$Z$3])+1); ROW([.B15]))) &amp; &quot; &quot; &amp; INDEX([.$AA$3:.$AA$42]; SMALL(IF([.$Z$3:.$Z$42]&lt;&gt;&quot;&quot;; ROW([.$Z$3:.$Z$42])-ROW([.$Z$3])+1); ROW([.B15]))); &quot;&quot;)">
            <text:p/>
          </table:table-cell>
          <table:table-cell table:style-name="ce334" table:number-columns-repeated="2"/>
          <table:table-cell table:style-name="ce264"/>
          <table:table-cell table:style-name="ce239"/>
          <table:table-cell/>
          <table:table-cell table:style-name="ce167"/>
          <table:table-cell table:number-columns-repeated="2"/>
          <table:table-cell table:style-name="ce167"/>
          <table:table-cell table:number-columns-repeated="2"/>
          <table:table-cell table:style-name="ce168" table:formula="of:=IF(INDIRECT(&quot;'SQUAD'.A&quot; &amp; ROW([.B32])) = 0; &quot;&quot;; IF(ISERROR(MATCH(INDIRECT(&quot;'SQUAD'.A&quot; &amp; ROW([.B32])); [.$X$3:.$X$25]; 0)); INDIRECT(&quot;'SQUAD'.A&quot; &amp; ROW([.B32])); &quot;&quot;))">
            <text:p/>
          </table:table-cell>
          <table:table-cell table:style-name="ce168" table:formula="of:=IF([.Z32] &lt;&gt; &quot;&quot;; INDEX(INDIRECT(&quot;'SQUAD'.B3:B46&quot;); MATCH([.Z32];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135"/>
          <table:table-cell table:style-name="ce228"/>
          <table:table-cell table:style-name="ce176" table:number-columns-repeated="3"/>
          <table:table-cell table:style-name="ce220"/>
          <table:table-cell table:style-name="ce343" table:number-matrix-columns-spanned="1" table:number-matrix-rows-spanned="1" table:formula="of:=IFERROR(INDEX([.$Z$3:.$Z$42]; SMALL(IF([.$Z$3:.$Z$42]&lt;&gt;&quot;&quot;; ROW([.$Z$3:.$Z$42])-ROW([.$Z$3])+1); ROW([.B3]))) &amp; &quot; &quot; &amp; INDEX([.$AA$3:.$AA$42]; SMALL(IF([.$Z$3:.$Z$42]&lt;&gt;&quot;&quot;; ROW([.$Z$3:.$Z$42])-ROW([.$Z$3])+1); ROW([.B3]))); &quot;&quot;)" office:value-type="string" office:string-value="15 BERGLUND" calcext:value-type="string">
            <text:p>15 BERGLUND</text:p>
          </table:table-cell>
          <table:table-cell table:style-name="ce347"/>
          <table:table-cell table:style-name="ce343" table:number-matrix-columns-spanned="1" table:number-matrix-rows-spanned="1" table:formula="of:=IFERROR(INDEX([.$Z$3:.$Z$42]; SMALL(IF([.$Z$3:.$Z$42]&lt;&gt;&quot;&quot;; ROW([.$Z$3:.$Z$42])-ROW([.$Z$3])+1); ROW([.B16]))) &amp; &quot; &quot; &amp; INDEX([.$AA$3:.$AA$42]; SMALL(IF([.$Z$3:.$Z$42]&lt;&gt;&quot;&quot;; ROW([.$Z$3:.$Z$42])-ROW([.$Z$3])+1); ROW([.B16])));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3])) = 0; &quot;&quot;; IF(ISERROR(MATCH(INDIRECT(&quot;'SQUAD'.A&quot; &amp; ROW([.B33])); [.$X$3:.$X$25]; 0)); INDIRECT(&quot;'SQUAD'.A&quot; &amp; ROW([.B33])); &quot;&quot;))">
            <text:p/>
          </table:table-cell>
          <table:table-cell table:style-name="ce168" table:formula="of:=IF([.Z33] &lt;&gt; &quot;&quot;; INDEX(INDIRECT(&quot;'SQUAD'.B3:B46&quot;); MATCH([.Z33];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LAGACE</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4]))) &amp; &quot; &quot; &amp; INDEX([.$AA$3:.$AA$42]; SMALL(IF([.$Z$3:.$Z$42]&lt;&gt;&quot;&quot;; ROW([.$Z$3:.$Z$42])-ROW([.$Z$3])+1); ROW([.B4]))); &quot;&quot;)" office:value-type="string" office:string-value="14 BJÖRKLUND" calcext:value-type="string">
            <text:p>14 BJÖRKLUND</text:p>
          </table:table-cell>
          <table:table-cell table:style-name="ce347"/>
          <table:table-cell table:style-name="ce343" table:number-matrix-columns-spanned="1" table:number-matrix-rows-spanned="1" table:formula="of:=IFERROR(INDEX([.$Z$3:.$Z$42]; SMALL(IF([.$Z$3:.$Z$42]&lt;&gt;&quot;&quot;; ROW([.$Z$3:.$Z$42])-ROW([.$Z$3])+1); ROW([.B17]))) &amp; &quot; &quot; &amp; INDEX([.$AA$3:.$AA$42]; SMALL(IF([.$Z$3:.$Z$42]&lt;&gt;&quot;&quot;; ROW([.$Z$3:.$Z$42])-ROW([.$Z$3])+1); ROW([.B17])));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4])) = 0; &quot;&quot;; IF(ISERROR(MATCH(INDIRECT(&quot;'SQUAD'.A&quot; &amp; ROW([.B34])); [.$X$3:.$X$25]; 0)); INDIRECT(&quot;'SQUAD'.A&quot; &amp; ROW([.B34])); &quot;&quot;))" office:value-type="float" office:value="15" calcext:value-type="float">
            <text:p>15</text:p>
          </table:table-cell>
          <table:table-cell table:style-name="ce168" table:formula="of:=IF([.Z34] &lt;&gt; &quot;&quot;; INDEX(INDIRECT(&quot;'SQUAD'.B3:B46&quot;); MATCH([.Z34]; INDIRECT(&quot;'SQUAD'.A3:A46&quot;); 0)); &quot;&quot;)" office:value-type="string" office:string-value="BERGLUND" calcext:value-type="string">
            <text:p>BERGLUND</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5]))) &amp; &quot; &quot; &amp; INDEX([.$AA$3:.$AA$42]; SMALL(IF([.$Z$3:.$Z$42]&lt;&gt;&quot;&quot;; ROW([.$Z$3:.$Z$42])-ROW([.$Z$3])+1); ROW([.B5]))); &quot;&quot;)">
            <text:p/>
          </table:table-cell>
          <table:table-cell table:style-name="ce347"/>
          <table:table-cell table:style-name="ce343" table:number-matrix-columns-spanned="1" table:number-matrix-rows-spanned="1" table:formula="of:=IFERROR(INDEX([.$Z$3:.$Z$42]; SMALL(IF([.$Z$3:.$Z$42]&lt;&gt;&quot;&quot;; ROW([.$Z$3:.$Z$42])-ROW([.$Z$3])+1); ROW([.B18]))) &amp; &quot; &quot; &amp; INDEX([.$AA$3:.$AA$42]; SMALL(IF([.$Z$3:.$Z$42]&lt;&gt;&quot;&quot;; ROW([.$Z$3:.$Z$42])-ROW([.$Z$3])+1); ROW([.B18])));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5])) = 0; &quot;&quot;; IF(ISERROR(MATCH(INDIRECT(&quot;'SQUAD'.A&quot; &amp; ROW([.B35])); [.$X$3:.$X$25]; 0)); INDIRECT(&quot;'SQUAD'.A&quot; &amp; ROW([.B35])); &quot;&quot;))">
            <text:p/>
          </table:table-cell>
          <table:table-cell table:style-name="ce168" table:formula="of:=IF([.Z35] &lt;&gt; &quot;&quot;; INDEX(INDIRECT(&quot;'SQUAD'.B3:B46&quot;); MATCH([.Z35];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90"/>
          <table:table-cell table:style-name="ce228"/>
          <table:table-cell table:style-name="ce220" table:number-columns-repeated="4"/>
          <table:table-cell table:style-name="ce343" table:number-matrix-columns-spanned="1" table:number-matrix-rows-spanned="1" table:formula="of:=IFERROR(INDEX([.$Z$3:.$Z$42]; SMALL(IF([.$Z$3:.$Z$42]&lt;&gt;&quot;&quot;; ROW([.$Z$3:.$Z$42])-ROW([.$Z$3])+1); ROW([.B6]))) &amp; &quot; &quot; &amp; INDEX([.$AA$3:.$AA$42]; SMALL(IF([.$Z$3:.$Z$42]&lt;&gt;&quot;&quot;; ROW([.$Z$3:.$Z$42])-ROW([.$Z$3])+1); ROW([.B6]))); &quot;&quot;)">
            <text:p/>
          </table:table-cell>
          <table:table-cell table:style-name="ce347"/>
          <table:table-cell table:style-name="ce343" table:number-matrix-columns-spanned="1" table:number-matrix-rows-spanned="1" table:formula="of:=IFERROR(INDEX([.$Z$3:.$Z$42]; SMALL(IF([.$Z$3:.$Z$42]&lt;&gt;&quot;&quot;; ROW([.$Z$3:.$Z$42])-ROW([.$Z$3])+1); ROW([.B19]))) &amp; &quot; &quot; &amp; INDEX([.$AA$3:.$AA$42]; SMALL(IF([.$Z$3:.$Z$42]&lt;&gt;&quot;&quot;; ROW([.$Z$3:.$Z$42])-ROW([.$Z$3])+1); ROW([.B19])));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6])) = 0; &quot;&quot;; IF(ISERROR(MATCH(INDIRECT(&quot;'SQUAD'.A&quot; &amp; ROW([.B36])); [.$X$3:.$X$25]; 0)); INDIRECT(&quot;'SQUAD'.A&quot; &amp; ROW([.B36])); &quot;&quot;))">
            <text:p/>
          </table:table-cell>
          <table:table-cell table:style-name="ce168" table:formula="of:=IF([.Z36] &lt;&gt; &quot;&quot;; INDEX(INDIRECT(&quot;'SQUAD'.B3:B46&quot;); MATCH([.Z36];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306" office:value-type="float" office:value="2" calcext:value-type="float">
            <text:p>2</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7]))) &amp; &quot; &quot; &amp; INDEX([.$AA$3:.$AA$42]; SMALL(IF([.$Z$3:.$Z$42]&lt;&gt;&quot;&quot;; ROW([.$Z$3:.$Z$42])-ROW([.$Z$3])+1); ROW([.B7]))); &quot;&quot;)">
            <text:p/>
          </table:table-cell>
          <table:table-cell table:style-name="ce347"/>
          <table:table-cell table:style-name="ce343" table:number-matrix-columns-spanned="1" table:number-matrix-rows-spanned="1" table:formula="of:=IFERROR(INDEX([.$Z$3:.$Z$42]; SMALL(IF([.$Z$3:.$Z$42]&lt;&gt;&quot;&quot;; ROW([.$Z$3:.$Z$42])-ROW([.$Z$3])+1); ROW([.B20]))) &amp; &quot; &quot; &amp; INDEX([.$AA$3:.$AA$42]; SMALL(IF([.$Z$3:.$Z$42]&lt;&gt;&quot;&quot;; ROW([.$Z$3:.$Z$42])-ROW([.$Z$3])+1); ROW([.B20])));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7])) = 0; &quot;&quot;; IF(ISERROR(MATCH(INDIRECT(&quot;'SQUAD'.A&quot; &amp; ROW([.B37])); [.$X$3:.$X$25]; 0)); INDIRECT(&quot;'SQUAD'.A&quot; &amp; ROW([.B37])); &quot;&quot;))">
            <text:p/>
          </table:table-cell>
          <table:table-cell table:style-name="ce168" table:formula="of:=IF([.Z37] &lt;&gt; &quot;&quot;; INDEX(INDIRECT(&quot;'SQUAD'.B3:B46&quot;); MATCH([.Z37];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65" table:formula="of:=IF(INDEX(INDIRECT(&quot;'SQUAD'!$A:$A&quot;); MATCH([.F40]; INDIRECT(&quot;'SQUAD'!$B:$B&quot;); 0))=0; &quot;&quot;; INDEX(INDIRECT(&quot;'SQUAD'!$A:$A&quot;); MATCH([.F40]; INDIRECT(&quot;'SQUAD'!$B:$B&quot;); 0)))" office:value-type="float" office:value="50" calcext:value-type="float" table:number-columns-spanned="1" table:number-rows-spanned="2">
            <text:p>50</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8]))) &amp; &quot; &quot; &amp; INDEX([.$AA$3:.$AA$42]; SMALL(IF([.$Z$3:.$Z$42]&lt;&gt;&quot;&quot;; ROW([.$Z$3:.$Z$42])-ROW([.$Z$3])+1); ROW([.B8]))); &quot;&quot;)">
            <text:p/>
          </table:table-cell>
          <table:table-cell table:style-name="ce347"/>
          <table:table-cell table:style-name="ce343" table:number-matrix-columns-spanned="1" table:number-matrix-rows-spanned="1" table:formula="of:=IFERROR(INDEX([.$Z$3:.$Z$42]; SMALL(IF([.$Z$3:.$Z$42]&lt;&gt;&quot;&quot;; ROW([.$Z$3:.$Z$42])-ROW([.$Z$3])+1); ROW([.B21]))) &amp; &quot; &quot; &amp; INDEX([.$AA$3:.$AA$42]; SMALL(IF([.$Z$3:.$Z$42]&lt;&gt;&quot;&quot;; ROW([.$Z$3:.$Z$42])-ROW([.$Z$3])+1); ROW([.B21])));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8])) = 0; &quot;&quot;; IF(ISERROR(MATCH(INDIRECT(&quot;'SQUAD'.A&quot; &amp; ROW([.B38])); [.$X$3:.$X$25]; 0)); INDIRECT(&quot;'SQUAD'.A&quot; &amp; ROW([.B38])); &quot;&quot;))">
            <text:p/>
          </table:table-cell>
          <table:table-cell table:style-name="ce168" table:formula="of:=IF([.Z38] &lt;&gt; &quot;&quot;; INDEX(INDIRECT(&quot;'SQUAD'.B3:B46&quot;); MATCH([.Z38];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82"/>
          <table:table-cell table:style-name="ce228"/>
          <table:table-cell table:style-name="ce220" table:number-columns-repeated="4"/>
          <table:table-cell table:style-name="ce343" table:number-matrix-columns-spanned="1" table:number-matrix-rows-spanned="1" table:formula="of:=IFERROR(INDEX([.$Z$3:.$Z$42]; SMALL(IF([.$Z$3:.$Z$42]&lt;&gt;&quot;&quot;; ROW([.$Z$3:.$Z$42])-ROW([.$Z$3])+1); ROW([.B9]))) &amp; &quot; &quot; &amp; INDEX([.$AA$3:.$AA$42]; SMALL(IF([.$Z$3:.$Z$42]&lt;&gt;&quot;&quot;; ROW([.$Z$3:.$Z$42])-ROW([.$Z$3])+1); ROW([.B9]))); &quot;&quot;)">
            <text:p/>
          </table:table-cell>
          <table:table-cell table:style-name="ce347"/>
          <table:table-cell table:style-name="ce343" table:number-matrix-columns-spanned="1" table:number-matrix-rows-spanned="1" table:formula="of:=IFERROR(INDEX([.$Z$3:.$Z$42]; SMALL(IF([.$Z$3:.$Z$42]&lt;&gt;&quot;&quot;; ROW([.$Z$3:.$Z$42])-ROW([.$Z$3])+1); ROW([.B22]))) &amp; &quot; &quot; &amp; INDEX([.$AA$3:.$AA$42]; SMALL(IF([.$Z$3:.$Z$42]&lt;&gt;&quot;&quot;; ROW([.$Z$3:.$Z$42])-ROW([.$Z$3])+1); ROW([.B22])));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9])) = 0; &quot;&quot;; IF(ISERROR(MATCH(INDIRECT(&quot;'SQUAD'.A&quot; &amp; ROW([.B39])); [.$X$3:.$X$25]; 0)); INDIRECT(&quot;'SQUAD'.A&quot; &amp; ROW([.B39])); &quot;&quot;))" office:value-type="float" office:value="14" calcext:value-type="float">
            <text:p>14</text:p>
          </table:table-cell>
          <table:table-cell table:style-name="ce168" table:formula="of:=IF([.Z39] &lt;&gt; &quot;&quot;; INDEX(INDIRECT(&quot;'SQUAD'.B3:B46&quot;); MATCH([.Z39]; INDIRECT(&quot;'SQUAD'.A3:A46&quot;); 0)); &quot;&quot;)" office:value-type="string" office:string-value="BJÖRKLUND" calcext:value-type="string">
            <text:p>BJÖRKLUND</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CLARA</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0]))) &amp; &quot; &quot; &amp; INDEX([.$AA$3:.$AA$42]; SMALL(IF([.$Z$3:.$Z$42]&lt;&gt;&quot;&quot;; ROW([.$Z$3:.$Z$42])-ROW([.$Z$3])+1); ROW([.B10]))); &quot;&quot;)">
            <text:p/>
          </table:table-cell>
          <table:table-cell table:style-name="ce347"/>
          <table:table-cell table:style-name="ce343" table:number-matrix-columns-spanned="1" table:number-matrix-rows-spanned="1" table:formula="of:=IFERROR(INDEX([.$Z$3:.$Z$42]; SMALL(IF([.$Z$3:.$Z$42]&lt;&gt;&quot;&quot;; ROW([.$Z$3:.$Z$42])-ROW([.$Z$3])+1); ROW([.B23]))) &amp; &quot; &quot; &amp; INDEX([.$AA$3:.$AA$42]; SMALL(IF([.$Z$3:.$Z$42]&lt;&gt;&quot;&quot;; ROW([.$Z$3:.$Z$42])-ROW([.$Z$3])+1); ROW([.B23])));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0])) = 0; &quot;&quot;; IF(ISERROR(MATCH(INDIRECT(&quot;'SQUAD'.A&quot; &amp; ROW([.B40])); [.$X$3:.$X$25]; 0)); INDIRECT(&quot;'SQUAD'.A&quot; &amp; ROW([.B40])); &quot;&quot;))">
            <text:p/>
          </table:table-cell>
          <table:table-cell table:style-name="ce168" table:formula="of:=IF([.Z40] &lt;&gt; &quot;&quot;; INDEX(INDIRECT(&quot;'SQUAD'.B3:B46&quot;); MATCH([.Z40];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1]))) &amp; &quot; &quot; &amp; INDEX([.$AA$3:.$AA$42]; SMALL(IF([.$Z$3:.$Z$42]&lt;&gt;&quot;&quot;; ROW([.$Z$3:.$Z$42])-ROW([.$Z$3])+1); ROW([.B11]))); &quot;&quot;)">
            <text:p/>
          </table:table-cell>
          <table:table-cell table:style-name="ce347"/>
          <table:table-cell table:style-name="ce343" table:number-matrix-columns-spanned="1" table:number-matrix-rows-spanned="1" table:formula="of:=IFERROR(INDEX([.$Z$3:.$Z$42]; SMALL(IF([.$Z$3:.$Z$42]&lt;&gt;&quot;&quot;; ROW([.$Z$3:.$Z$42])-ROW([.$Z$3])+1); ROW([.B24]))) &amp; &quot; &quot; &amp; INDEX([.$AA$3:.$AA$42]; SMALL(IF([.$Z$3:.$Z$42]&lt;&gt;&quot;&quot;; ROW([.$Z$3:.$Z$42])-ROW([.$Z$3])+1); ROW([.B2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1])) = 0; &quot;&quot;; IF(ISERROR(MATCH(INDIRECT(&quot;'SQUAD'.A&quot; &amp; ROW([.B41])); [.$X$3:.$X$25]; 0)); INDIRECT(&quot;'SQUAD'.A&quot; &amp; ROW([.B41])); &quot;&quot;))">
            <text:p/>
          </table:table-cell>
          <table:table-cell table:style-name="ce168" table:formula="of:=IF([.Z41] &lt;&gt; &quot;&quot;; INDEX(INDIRECT(&quot;'SQUAD'.B3:B46&quot;); MATCH([.Z41]; INDIRECT(&quot;'SQUAD'.A3:A46&quot;); 0)); &quot;&quot;)">
            <text:p/>
          </table:table-cell>
        </table:table-row>
        <table:table-row table:style-name="ro2">
          <table:table-cell/>
          <table:table-cell table:style-name="ce200"/>
          <table:table-cell table:style-name="ce176"/>
          <table:table-cell table:style-name="ce220"/>
          <table:table-cell table:style-name="ce233"/>
          <table:table-cell table:style-name="ce194"/>
          <table:table-cell table:style-name="ce229"/>
          <table:table-cell table:style-name="ce220" table:number-columns-repeated="4"/>
          <table:table-cell table:style-name="ce343" table:number-matrix-columns-spanned="1" table:number-matrix-rows-spanned="1" table:formula="of:=IFERROR(INDEX([.$Z$3:.$Z$42]; SMALL(IF([.$Z$3:.$Z$42]&lt;&gt;&quot;&quot;; ROW([.$Z$3:.$Z$42])-ROW([.$Z$3])+1); ROW([.B12]))) &amp; &quot; &quot; &amp; INDEX([.$AA$3:.$AA$42]; SMALL(IF([.$Z$3:.$Z$42]&lt;&gt;&quot;&quot;; ROW([.$Z$3:.$Z$42])-ROW([.$Z$3])+1); ROW([.B12]))); &quot;&quot;)">
            <text:p/>
          </table:table-cell>
          <table:table-cell table:style-name="ce347"/>
          <table:table-cell table:style-name="ce343" table:number-matrix-columns-spanned="1" table:number-matrix-rows-spanned="1" table:formula="of:=IFERROR(INDEX([.$Z$3:.$Z$42]; SMALL(IF([.$Z$3:.$Z$42]&lt;&gt;&quot;&quot;; ROW([.$Z$3:.$Z$42])-ROW([.$Z$3])+1); ROW([.B25]))) &amp; &quot; &quot; &amp; INDEX([.$AA$3:.$AA$42]; SMALL(IF([.$Z$3:.$Z$42]&lt;&gt;&quot;&quot;; ROW([.$Z$3:.$Z$42])-ROW([.$Z$3])+1); ROW([.B25])));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2])) = 0; &quot;&quot;; IF(ISERROR(MATCH(INDIRECT(&quot;'SQUAD'.A&quot; &amp; ROW([.B42])); [.$X$3:.$X$25]; 0)); INDIRECT(&quot;'SQUAD'.A&quot; &amp; ROW([.B42])); &quot;&quot;))">
            <text:p/>
          </table:table-cell>
          <table:table-cell table:style-name="ce168" table:formula="of:=IF([.Z42] &lt;&gt; &quot;&quot;; INDEX(INDIRECT(&quot;'SQUAD'.B3:B46&quot;); MATCH([.Z42]; INDIRECT(&quot;'SQUAD'.A3:A46&quot;); 0)); &quot;&quot;)">
            <text:p/>
          </table:table-cell>
        </table:table-row>
        <table:table-row table:style-name="ro2">
          <table:table-cell/>
          <table:table-cell table:style-name="ce200"/>
          <table:table-cell table:style-name="ce176"/>
          <table:table-cell table:style-name="ce220"/>
          <table:table-cell table:style-name="ce176" table:number-columns-repeated="3"/>
          <table:table-cell table:style-name="ce220" table:number-columns-repeated="4"/>
          <table:table-cell table:style-name="ce343" table:number-matrix-columns-spanned="1" table:number-matrix-rows-spanned="1" table:formula="of:=IFERROR(INDEX([.$Z$3:.$Z$42]; SMALL(IF([.$Z$3:.$Z$42]&lt;&gt;&quot;&quot;; ROW([.$Z$3:.$Z$42])-ROW([.$Z$3])+1); ROW([.B13]))) &amp; &quot; &quot; &amp; INDEX([.$AA$3:.$AA$42]; SMALL(IF([.$Z$3:.$Z$42]&lt;&gt;&quot;&quot;; ROW([.$Z$3:.$Z$42])-ROW([.$Z$3])+1); ROW([.B13]))); &quot;&quot;)">
            <text:p/>
          </table:table-cell>
          <table:table-cell table:style-name="ce343"/>
          <table:table-cell table:style-name="ce343" table:number-matrix-columns-spanned="1" table:number-matrix-rows-spanned="1" table:formula="of:=IFERROR(INDEX([.$Z$3:.$Z$42]; SMALL(IF([.$Z$3:.$Z$42]&lt;&gt;&quot;&quot;; ROW([.$Z$3:.$Z$42])-ROW([.$Z$3])+1); ROW([.B26]))) &amp; &quot; &quot; &amp; INDEX([.$AA$3:.$AA$42]; SMALL(IF([.$Z$3:.$Z$42]&lt;&gt;&quot;&quot;; ROW([.$Z$3:.$Z$42])-ROW([.$Z$3])+1); ROW([.B26])));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3])) = 0; &quot;&quot;; IF(ISERROR(MATCH(INDIRECT(&quot;'SQUAD'.A&quot; &amp; ROW([.B43])); [.$X$3:.$X$25]; 0)); INDIRECT(&quot;'SQUAD'.A&quot; &amp; ROW([.B43])); &quot;&quot;))">
            <text:p/>
          </table:table-cell>
          <table:table-cell table:style-name="ce168" table:formula="of:=IF([.Z43] &lt;&gt; &quot;&quot;; INDEX(INDIRECT(&quot;'SQUAD'.B3:B46&quot;); MATCH([.Z43]; INDIRECT(&quot;'SQUAD'.A3:A46&quot;); 0)); &quot;&quot;)">
            <text:p/>
          </table:table-cell>
        </table:table-row>
        <table:table-row table:style-name="ro2">
          <table:table-cell/>
          <table:table-cell table:style-name="ce258"/>
          <table:table-cell table:style-name="ce265"/>
          <table:table-cell table:style-name="ce278"/>
          <table:table-cell table:style-name="ce265" table:number-columns-repeated="3"/>
          <table:table-cell table:style-name="ce278" table:number-columns-repeated="4"/>
          <table:table-cell table:style-name="ce265" table:number-columns-repeated="3"/>
          <table:table-cell table:style-name="ce335" table:number-columns-repeated="2"/>
          <table:table-cell table:style-name="ce341"/>
          <table:table-cell table:style-name="ce344"/>
          <table:table-cell/>
          <table:table-cell table:style-name="ce167" table:number-columns-repeated="2"/>
          <table:table-cell table:number-columns-repeated="4"/>
          <table:table-cell table:style-name="ce168" table:formula="of:=IF(INDIRECT(&quot;'SQUAD'.A&quot; &amp; ROW([.B44])) = 0; &quot;&quot;; IF(ISERROR(MATCH(INDIRECT(&quot;'SQUAD'.A&quot; &amp; ROW([.B44])); [.$X$3:.$X$25]; 0)); INDIRECT(&quot;'SQUAD'.A&quot; &amp; ROW([.B44])); &quot;&quot;))">
            <text:p/>
          </table:table-cell>
          <table:table-cell table:style-name="ce168" table:formula="of:=IF([.Z44] &lt;&gt; &quot;&quot;; INDEX(INDIRECT(&quot;'SQUAD'.B3:B46&quot;); MATCH([.Z44];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5])) = 0; &quot;&quot;; IF(ISERROR(MATCH(INDIRECT(&quot;'SQUAD'.A&quot; &amp; ROW([.B45])); [.$X$3:.$X$25]; 0)); INDIRECT(&quot;'SQUAD'.A&quot; &amp; ROW([.B45])); &quot;&quot;))">
            <text:p/>
          </table:table-cell>
          <table:table-cell table:style-name="ce168" table:formula="of:=IF([.Z45] &lt;&gt; &quot;&quot;; INDEX(INDIRECT(&quot;'SQUAD'.B3:B46&quot;); MATCH([.Z45];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6])) = 0; &quot;&quot;; IF(ISERROR(MATCH(INDIRECT(&quot;'SQUAD'.A&quot; &amp; ROW([.B46])); [.$X$3:.$X$25]; 0)); INDIRECT(&quot;'SQUAD'.A&quot; &amp; ROW([.B46])); &quot;&quot;))">
            <text:p/>
          </table:table-cell>
          <table:table-cell table:style-name="ce168" table:formula="of:=IF([.Z46] &lt;&gt; &quot;&quot;; INDEX(INDIRECT(&quot;'SQUAD'.B3:B46&quot;); MATCH([.Z46]; INDIRECT(&quot;'SQUAD'.A3:A46&quot;); 0)); &quot;&quot;)">
            <text:p/>
          </table:table-cell>
        </table:table-row>
        <table:table-row table:style-name="ro2">
          <table:table-cell table:number-columns-repeated="25"/>
          <table:table-cell table:style-name="ce242"/>
          <table:table-cell table:style-name="ce170" office:value-type="string" calcext:value-type="string">
            <text:p>---</text:p>
          </table:table-cell>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POWERPLAY</text:p>
          </table:table-cell>
          <table:covered-table-cell table:number-columns-repeated="8" table:style-name="ce57"/>
          <table:table-cell table:style-name="ce57" table:number-columns-repeated="3"/>
          <table:table-cell table:style-name="ce238"/>
          <table:table-cell table:number-columns-repeated="5"/>
          <table:table-cell table:style-name="ce242" table:formula="of:=[.D52]" office:value-type="float" office:value="71" calcext:value-type="float">
            <text:p>71</text:p>
          </table:table-cell>
          <table:table-cell table:style-name="ce242"/>
          <table:table-cell table:style-name="ce242" table:number-matrix-columns-spanned="1" table:number-matrix-rows-spanned="1" table:formula="of:=IFERROR(INDEX([.$X$3:.$X$23]; SMALL(IF(ISERROR(MATCH([.$X$3:.$X$23]; [.$X$48:.$X$57]; 0)) * ([.$X$3:.$X$23]&lt;&gt;0); ROW([.$X$3:.$X$23])-ROW([.$X$3])+1; &quot;&quot;); ROW([.A1]))); &quot;&quot;)" office:value-type="float" office:value="73" calcext:value-type="float">
            <text:p>73</text:p>
          </table:table-cell>
          <table:table-cell table:style-name="ce170" table:formula="of:=IF([.Z48] &lt;&gt; &quot;&quot;; INDEX(INDIRECT(&quot;'SQUAD'.B3:B46&quot;); MATCH([.Z48]; INDIRECT(&quot;'SQUAD'.A3:A46&quot;); 0)); &quot;&quot;)" office:value-type="string" office:string-value="OLLAS MATTSSON" calcext:value-type="string">
            <text:p>OLLAS MATTSSON</text:p>
          </table:table-cell>
        </table:table-row>
        <table:table-row table:style-name="ro2">
          <table:table-cell/>
          <table:table-cell table:style-name="ce256"/>
          <table:table-cell table:style-name="ce65" table:number-columns-repeated="3"/>
          <table:covered-table-cell table:number-columns-repeated="9" table:style-name="ce65"/>
          <table:table-cell table:style-name="ce65" table:number-columns-repeated="3"/>
          <table:table-cell table:style-name="ce239"/>
          <table:table-cell table:number-columns-repeated="5"/>
          <table:table-cell table:style-name="ce242" table:formula="of:=[.F53]" office:value-type="float" office:value="96" calcext:value-type="float">
            <text:p>96</text:p>
          </table:table-cell>
          <table:table-cell table:style-name="ce242"/>
          <table:table-cell table:style-name="ce242" table:number-matrix-columns-spanned="1" table:number-matrix-rows-spanned="1" table:formula="of:=IFERROR(INDEX([.$X$3:.$X$23]; SMALL(IF(ISERROR(MATCH([.$X$3:.$X$23]; [.$X$48:.$X$57]; 0)) * ([.$X$3:.$X$23]&lt;&gt;0); ROW([.$X$3:.$X$23])-ROW([.$X$3])+1; &quot;&quot;); ROW([.A2]))); &quot;&quot;)" office:value-type="float" office:value="59" calcext:value-type="float">
            <text:p>59</text:p>
          </table:table-cell>
          <table:table-cell table:style-name="ce170" table:formula="of:=IF([.Z49] &lt;&gt; &quot;&quot;; INDEX(INDIRECT(&quot;'SQUAD'.B3:B46&quot;); MATCH([.Z49]; INDIRECT(&quot;'SQUAD'.A3:A46&quot;); 0)); &quot;&quot;)" office:value-type="string" office:string-value="JOHANSSON" calcext:value-type="string">
            <text:p>JOHANSSON</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2"/>
          <table:table-cell table:style-name="ce167"/>
          <table:table-cell table:number-columns-repeated="2"/>
          <table:table-cell table:style-name="ce242" table:formula="of:=[.H52]" office:value-type="float" office:value="29" calcext:value-type="float">
            <text:p>29</text:p>
          </table:table-cell>
          <table:table-cell table:style-name="ce242"/>
          <table:table-cell table:style-name="ce242" table:number-matrix-columns-spanned="1" table:number-matrix-rows-spanned="1" table:formula="of:=IFERROR(INDEX([.$X$3:.$X$23]; SMALL(IF(ISERROR(MATCH([.$X$3:.$X$23]; [.$X$48:.$X$57]; 0)) * ([.$X$3:.$X$23]&lt;&gt;0); ROW([.$X$3:.$X$23])-ROW([.$X$3])+1; &quot;&quot;); ROW([.A3]))); &quot;&quot;)" office:value-type="float" office:value="72" calcext:value-type="float">
            <text:p>72</text:p>
          </table:table-cell>
          <table:table-cell table:style-name="ce170" table:formula="of:=IF([.Z50] &lt;&gt; &quot;&quot;; INDEX(INDIRECT(&quot;'SQUAD'.B3:B46&quot;); MATCH([.Z50]; INDIRECT(&quot;'SQUAD'.A3:A46&quot;); 0)); &quot;&quot;)" office:value-type="string" office:string-value="SOLBERG" calcext:value-type="string">
            <text:p>SOLBERG</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P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P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242" table:formula="of:=[.E58]" office:value-type="float" office:value="32" calcext:value-type="float">
            <text:p>32</text:p>
          </table:table-cell>
          <table:table-cell table:style-name="ce242"/>
          <table:table-cell table:style-name="ce242" table:number-matrix-columns-spanned="1" table:number-matrix-rows-spanned="1" table:formula="of:=IFERROR(INDEX([.$X$3:.$X$23]; SMALL(IF(ISERROR(MATCH([.$X$3:.$X$23]; [.$X$48:.$X$57]; 0)) * ([.$X$3:.$X$23]&lt;&gt;0); ROW([.$X$3:.$X$23])-ROW([.$X$3])+1; &quot;&quot;); ROW([.A4]))); &quot;&quot;)" office:value-type="float" office:value="34" calcext:value-type="float">
            <text:p>34</text:p>
          </table:table-cell>
          <table:table-cell table:style-name="ce170" table:formula="of:=IF([.Z51] &lt;&gt; &quot;&quot;; INDEX(INDIRECT(&quot;'SQUAD'.B3:B46&quot;); MATCH([.Z51];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283" table:content-validation-name="val1" table:formula="of:=IF(INDEX(INDIRECT(&quot;'SQUAD'!$A:$A&quot;); MATCH([.D54]; INDIRECT(&quot;'SQUAD'!$B:$B&quot;); 0))=0; &quot;&quot;; INDEX(INDIRECT(&quot;'SQUAD'!$A:$A&quot;); MATCH([.D54]; INDIRECT(&quot;'SQUAD'!$B:$B&quot;); 0)))" office:value-type="float" office:value="71" calcext:value-type="float" table:number-columns-spanned="1" table:number-rows-spanned="2">
            <text:p>71</text:p>
          </table:table-cell>
          <table:table-cell table:style-name="ce113" table:number-columns-repeated="3"/>
          <table:table-cell table:style-name="ce291" table:formula="of:=IF(INDEX(INDIRECT(&quot;'SQUAD'!$A:$A&quot;); MATCH([.H54]; INDIRECT(&quot;'SQUAD'!$B:$B&quot;); 0))=0; &quot;&quot;; INDEX(INDIRECT(&quot;'SQUAD'!$A:$A&quot;); MATCH([.H54]; INDIRECT(&quot;'SQUAD'!$B:$B&quot;); 0)))" office:value-type="float" office:value="29" calcext:value-type="float" table:number-columns-spanned="1" table:number-rows-spanned="2">
            <text:p>29</text:p>
          </table:table-cell>
          <table:table-cell table:style-name="ce228"/>
          <table:table-cell table:style-name="ce230"/>
          <table:table-cell table:style-name="ce232"/>
          <table:table-cell table:style-name="ce291" table:formula="of:=IF(INDEX(INDIRECT(&quot;'SQUAD'!$A:$A&quot;); MATCH([.L54]; INDIRECT(&quot;'SQUAD'!$B:$B&quot;); 0))=0; &quot;&quot;; INDEX(INDIRECT(&quot;'SQUAD'!$A:$A&quot;); MATCH([.L54]; INDIRECT(&quot;'SQUAD'!$B:$B&quot;); 0)))" office:value-type="float" office:value="11" calcext:value-type="float" table:number-columns-spanned="1" table:number-rows-spanned="2">
            <text:p>11</text:p>
          </table:table-cell>
          <table:table-cell table:style-name="ce113" table:number-columns-repeated="3"/>
          <table:table-cell table:style-name="ce291" table:formula="of:=IF(INDEX(INDIRECT(&quot;'SQUAD'!$A:$A&quot;); MATCH([.P54]; INDIRECT(&quot;'SQUAD'!$B:$B&quot;); 0))=0; &quot;&quot;; INDEX(INDIRECT(&quot;'SQUAD'!$A:$A&quot;); MATCH([.P54]; INDIRECT(&quot;'SQUAD'!$B:$B&quot;); 0)))" office:value-type="float" office:value="92" calcext:value-type="float" table:number-columns-spanned="1" table:number-rows-spanned="2">
            <text:p>92</text:p>
          </table:table-cell>
          <table:table-cell table:style-name="ce236"/>
          <table:table-cell table:style-name="ce239"/>
          <table:table-cell table:number-columns-repeated="2"/>
          <table:table-cell table:style-name="ce167"/>
          <table:table-cell table:number-columns-repeated="2"/>
          <table:table-cell table:style-name="ce242" table:formula="of:=[.G58]" office:value-type="float" office:value="22" calcext:value-type="float">
            <text:p>22</text:p>
          </table:table-cell>
          <table:table-cell table:style-name="ce242"/>
          <table:table-cell table:style-name="ce242" table:number-matrix-columns-spanned="1" table:number-matrix-rows-spanned="1" table:formula="of:=IFERROR(INDEX([.$X$3:.$X$23]; SMALL(IF(ISERROR(MATCH([.$X$3:.$X$23]; [.$X$48:.$X$57]; 0)) * ([.$X$3:.$X$23]&lt;&gt;0); ROW([.$X$3:.$X$23])-ROW([.$X$3])+1; &quot;&quot;); ROW([.A5]))); &quot;&quot;)" office:value-type="float" office:value="52" calcext:value-type="float">
            <text:p>52</text:p>
          </table:table-cell>
          <table:table-cell table:style-name="ce170" table:formula="of:=IF([.Z52] &lt;&gt; &quot;&quot;; INDEX(INDIRECT(&quot;'SQUAD'.B3:B46&quot;); MATCH([.Z52]; INDIRECT(&quot;'SQUAD'.A3:A46&quot;); 0)); &quot;&quot;)" office:value-type="string" office:string-value="TORNBERG" calcext:value-type="string">
            <text:p>TORNBERG</text:p>
          </table:table-cell>
        </table:table-row>
        <table:table-row table:style-name="ro2">
          <table:table-cell/>
          <table:table-cell table:style-name="ce200"/>
          <table:table-cell table:style-name="ce151"/>
          <table:covered-table-cell table:style-name="ce103"/>
          <table:table-cell table:style-name="ce113"/>
          <table:table-cell table:style-name="ce291" table:formula="of:=IF(INDEX(INDIRECT(&quot;'SQUAD'!$A:$A&quot;); MATCH([.F55]; INDIRECT(&quot;'SQUAD'!$B:$B&quot;); 0))=0; &quot;&quot;; INDEX(INDIRECT(&quot;'SQUAD'!$A:$A&quot;); MATCH([.F55];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291" table:formula="of:=IF(INDEX(INDIRECT(&quot;'SQUAD'!$A:$A&quot;); MATCH([.N55]; INDIRECT(&quot;'SQUAD'!$B:$B&quot;); 0))=0; &quot;&quot;; INDEX(INDIRECT(&quot;'SQUAD'!$A:$A&quot;); MATCH([.N55]; INDIRECT(&quot;'SQUAD'!$B:$B&quot;); 0)))" office:value-type="float" office:value="13" calcext:value-type="float" table:number-columns-spanned="1" table:number-rows-spanned="2">
            <text:p>13</text:p>
          </table:table-cell>
          <table:table-cell table:style-name="ce113"/>
          <table:covered-table-cell table:style-name="ce234"/>
          <table:table-cell table:style-name="ce236"/>
          <table:table-cell table:style-name="ce239"/>
          <table:table-cell table:number-columns-repeated="2"/>
          <table:table-cell table:style-name="ce167"/>
          <table:table-cell table:number-columns-repeated="2"/>
          <table:table-cell table:style-name="ce242" table:formula="of:=[.L52]" office:value-type="float" office:value="11" calcext:value-type="float">
            <text:p>11</text:p>
          </table:table-cell>
          <table:table-cell table:style-name="ce242"/>
          <table:table-cell table:style-name="ce242" table:number-matrix-columns-spanned="1" table:number-matrix-rows-spanned="1" table:formula="of:=IFERROR(INDEX([.$X$3:.$X$23]; SMALL(IF(ISERROR(MATCH([.$X$3:.$X$23]; [.$X$48:.$X$57]; 0)) * ([.$X$3:.$X$23]&lt;&gt;0); ROW([.$X$3:.$X$23])-ROW([.$X$3])+1; &quot;&quot;); ROW([.A6]))); &quot;&quot;)" office:value-type="float" office:value="7" calcext:value-type="float">
            <text:p>7</text:p>
          </table:table-cell>
          <table:table-cell table:style-name="ce170" table:formula="of:=IF([.Z53] &lt;&gt; &quot;&quot;; INDEX(INDIRECT(&quot;'SQUAD'.B3:B46&quot;); MATCH([.Z53]; INDIRECT(&quot;'SQUAD'.A3:A46&quot;); 0)); &quot;&quot;)" office:value-type="string" office:string-value="BERGKVIST" calcext:value-type="string">
            <text:p>BERGKVIST</text:p>
          </table:table-cell>
        </table:table-row>
        <table:table-row table:style-name="ro2">
          <table:table-cell/>
          <table:table-cell table:style-name="ce200"/>
          <table:table-cell table:style-name="ce151"/>
          <table:table-cell table:style-name="ce71" table:content-validation-name="val3" office:value-type="string" calcext:value-type="string">
            <text:p>LODIN</text:p>
          </table:table-cell>
          <table:table-cell table:style-name="ce113"/>
          <table:covered-table-cell table:style-name="ce115"/>
          <table:table-cell table:style-name="ce113"/>
          <table:table-cell table:style-name="ce78" table:content-validation-name="val3" office:value-type="string" calcext:value-type="string">
            <text:p>STEEN</text:p>
          </table:table-cell>
          <table:table-cell table:style-name="ce228"/>
          <table:table-cell table:style-name="ce230"/>
          <table:table-cell table:style-name="ce232"/>
          <table:table-cell table:style-name="ce78" table:content-validation-name="val3" office:value-type="string" calcext:value-type="string">
            <text:p>NYGÅRD</text:p>
          </table:table-cell>
          <table:table-cell table:style-name="ce113"/>
          <table:covered-table-cell table:style-name="ce115"/>
          <table:table-cell table:style-name="ce113"/>
          <table:table-cell table:style-name="ce78" table:content-validation-name="val3" office:value-type="string" calcext:value-type="string">
            <text:p>FORSELL</text:p>
          </table:table-cell>
          <table:table-cell table:style-name="ce236"/>
          <table:table-cell table:style-name="ce239"/>
          <table:table-cell table:number-columns-repeated="2"/>
          <table:table-cell table:style-name="ce167"/>
          <table:table-cell table:number-columns-repeated="2"/>
          <table:table-cell table:style-name="ce242" table:formula="of:=[.N53]" office:value-type="float" office:value="13" calcext:value-type="float">
            <text:p>13</text:p>
          </table:table-cell>
          <table:table-cell table:style-name="ce242"/>
          <table:table-cell table:style-name="ce242" table:number-matrix-columns-spanned="1" table:number-matrix-rows-spanned="1" table:formula="of:=IFERROR(INDEX([.$X$3:.$X$23]; SMALL(IF(ISERROR(MATCH([.$X$3:.$X$23]; [.$X$48:.$X$57]; 0)) * ([.$X$3:.$X$23]&lt;&gt;0); ROW([.$X$3:.$X$23])-ROW([.$X$3])+1; &quot;&quot;); ROW([.A7]))); &quot;&quot;)" office:value-type="float" office:value="28" calcext:value-type="float">
            <text:p>28</text:p>
          </table:table-cell>
          <table:table-cell table:style-name="ce170" table:formula="of:=IF([.Z54] &lt;&gt; &quot;&quot;; INDEX(INDIRECT(&quot;'SQUAD'.B3:B46&quot;); MATCH([.Z54];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211"/>
          <table:table-cell table:style-name="ce113"/>
          <table:table-cell table:style-name="ce78" table:content-validation-name="val3" office:value-type="string" calcext:value-type="string">
            <text:p>TOMÁŠEK</text:p>
          </table:table-cell>
          <table:table-cell table:style-name="ce113"/>
          <table:table-cell table:style-name="ce218"/>
          <table:table-cell table:style-name="ce228"/>
          <table:table-cell table:style-name="ce230"/>
          <table:table-cell table:style-name="ce232"/>
          <table:table-cell table:style-name="ce218"/>
          <table:table-cell table:style-name="ce113"/>
          <table:table-cell table:style-name="ce78" table:content-validation-name="val3" office:value-type="string" calcext:value-type="string">
            <text:p>KELLMAN</text:p>
          </table:table-cell>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242" table:formula="of:=[.P52]" office:value-type="float" office:value="92" calcext:value-type="float">
            <text:p>92</text:p>
          </table:table-cell>
          <table:table-cell table:style-name="ce242"/>
          <table:table-cell table:style-name="ce242" table:number-matrix-columns-spanned="1" table:number-matrix-rows-spanned="1" table:formula="of:=IFERROR(INDEX([.$X$3:.$X$23]; SMALL(IF(ISERROR(MATCH([.$X$3:.$X$23]; [.$X$48:.$X$57]; 0)) * ([.$X$3:.$X$23]&lt;&gt;0); ROW([.$X$3:.$X$23])-ROW([.$X$3])+1; &quot;&quot;); ROW([.A8]))); &quot;&quot;)" office:value-type="float" office:value="20" calcext:value-type="float">
            <text:p>20</text:p>
          </table:table-cell>
          <table:table-cell table:style-name="ce170" table:formula="of:=IF([.Z55] &lt;&gt; &quot;&quot;; INDEX(INDIRECT(&quot;'SQUAD'.B3:B46&quot;); MATCH([.Z55]; INDIRECT(&quot;'SQUAD'.A3:A46&quot;); 0)); &quot;&quot;)" office:value-type="string" office:string-value="WESTFÄLT" calcext:value-type="string">
            <text:p>WESTFÄL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2"/>
          <table:table-cell table:style-name="ce242" table:formula="of:=[.M58]" office:value-type="float" office:value="26" calcext:value-type="float">
            <text:p>26</text:p>
          </table:table-cell>
          <table:table-cell table:style-name="ce242"/>
          <table:table-cell table:style-name="ce242" table:number-matrix-columns-spanned="1" table:number-matrix-rows-spanned="1" table:formula="of:=IFERROR(INDEX([.$X$3:.$X$23]; SMALL(IF(ISERROR(MATCH([.$X$3:.$X$23]; [.$X$48:.$X$57]; 0)) * ([.$X$3:.$X$23]&lt;&gt;0); ROW([.$X$3:.$X$23])-ROW([.$X$3])+1; &quot;&quot;); ROW([.A9]))); &quot;&quot;)" office:value-type="float" office:value="44" calcext:value-type="float">
            <text:p>44</text:p>
          </table:table-cell>
          <table:table-cell table:style-name="ce170" table:formula="of:=IF([.Z56] &lt;&gt; &quot;&quot;; INDEX(INDIRECT(&quot;'SQUAD'.B3:B46&quot;); MATCH([.Z56];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2"/>
          <table:table-cell table:style-name="ce242" table:formula="of:=[.O58]" office:value-type="float" office:value="98" calcext:value-type="float">
            <text:p>98</text:p>
          </table:table-cell>
          <table:table-cell table:style-name="ce242"/>
          <table:table-cell table:style-name="ce242" table:number-matrix-columns-spanned="1" table:number-matrix-rows-spanned="1" table:formula="of:=IFERROR(INDEX([.$X$3:.$X$23]; SMALL(IF(ISERROR(MATCH([.$X$3:.$X$23]; [.$X$48:.$X$57]; 0)) * ([.$X$3:.$X$23]&lt;&gt;0); ROW([.$X$3:.$X$23])-ROW([.$X$3])+1; &quot;&quot;); ROW([.A10]))); &quot;&quot;)" office:value-type="float" office:value="16" calcext:value-type="float">
            <text:p>16</text:p>
          </table:table-cell>
          <table:table-cell table:style-name="ce170" table:formula="of:=IF([.Z57] &lt;&gt; &quot;&quot;; INDEX(INDIRECT(&quot;'SQUAD'.B3:B46&quot;); MATCH([.Z57]; INDIRECT(&quot;'SQUAD'.A3:A46&quot;); 0)); &quot;&quot;)" office:value-type="string" office:string-value="LJUNGKRANTZ" calcext:value-type="string">
            <text:p>LJUNGKRANTZ</text:p>
          </table:table-cell>
        </table:table-row>
        <table:table-row table:style-name="ro3">
          <table:table-cell/>
          <table:table-cell table:style-name="ce200"/>
          <table:table-cell table:style-name="ce151"/>
          <table:table-cell table:style-name="ce113"/>
          <table:table-cell table:style-name="ce291" table:formula="of:=IF(INDEX(INDIRECT(&quot;'SQUAD'!$A:$A&quot;); MATCH([.E60]; INDIRECT(&quot;'SQUAD'!$B:$B&quot;); 0))=0; &quot;&quot;; INDEX(INDIRECT(&quot;'SQUAD'!$A:$A&quot;); MATCH([.E60];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60]; INDIRECT(&quot;'SQUAD'!$B:$B&quot;); 0))=0; &quot;&quot;; INDEX(INDIRECT(&quot;'SQUAD'!$A:$A&quot;); MATCH([.G60]; INDIRECT(&quot;'SQUAD'!$B:$B&quot;); 0)))" office:value-type="float" office:value="22" calcext:value-type="float" table:number-columns-spanned="1" table:number-rows-spanned="2">
            <text:p>2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60]; INDIRECT(&quot;'SQUAD'!$B:$B&quot;); 0))=0; &quot;&quot;; INDEX(INDIRECT(&quot;'SQUAD'!$A:$A&quot;); MATCH([.M60]; INDIRECT(&quot;'SQUAD'!$B:$B&quot;); 0)))" office:value-type="float" office:value="26" calcext:value-type="float" table:number-columns-spanned="1" table:number-rows-spanned="2">
            <text:p>26</text:p>
          </table:table-cell>
          <table:table-cell table:style-name="ce113"/>
          <table:table-cell table:style-name="ce291" table:formula="of:=IF(INDEX(INDIRECT(&quot;'SQUAD'!$A:$A&quot;); MATCH([.O60]; INDIRECT(&quot;'SQUAD'!$B:$B&quot;); 0))=0; &quot;&quot;; INDEX(INDIRECT(&quot;'SQUAD'!$A:$A&quot;); MATCH([.O60]; INDIRECT(&quot;'SQUAD'!$B:$B&quot;); 0)))" office:value-type="float" office:value="98" calcext:value-type="float" table:number-columns-spanned="1" table:number-rows-spanned="2">
            <text:p>98</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1]))); &quot;&quot;)">
            <text:p/>
          </table:table-cell>
          <table:table-cell table:style-name="ce170" table:formula="of:=IF([.Z58] &lt;&gt; &quot;&quot;; INDEX(INDIRECT(&quot;'SQUAD'.B3:B46&quot;); MATCH([.Z58]; INDIRECT(&quot;'SQUAD'.A3:A46&quot;); 0)); &quot;&quot;)">
            <text:p/>
          </table:table-cell>
        </table:table-row>
        <table:table-row table:style-name="ro3">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2]))); &quot;&quot;)">
            <text:p/>
          </table:table-cell>
          <table:table-cell table:style-name="ce170" table:formula="of:=IF([.Z59] &lt;&gt; &quot;&quot;; INDEX(INDIRECT(&quot;'SQUAD'.B3:B46&quot;); MATCH([.Z59]; INDIRECT(&quot;'SQUAD'.A3:A46&quot;); 0)); &quot;&quot;)">
            <text:p/>
          </table:table-cell>
        </table:table-row>
        <table:table-row table:style-name="ro3">
          <table:table-cell/>
          <table:table-cell table:style-name="ce200"/>
          <table:table-cell table:style-name="ce151"/>
          <table:table-cell table:style-name="ce113"/>
          <table:table-cell table:style-name="ce78" table:content-validation-name="val3" office:value-type="string" calcext:value-type="string">
            <text:p>NYGREN</text:p>
          </table:table-cell>
          <table:table-cell table:style-name="ce113"/>
          <table:table-cell table:style-name="ce78" table:content-validation-name="val3" office:value-type="string" calcext:value-type="string">
            <text:p>ÅSLUND</text:p>
          </table:table-cell>
          <table:table-cell table:style-name="ce113"/>
          <table:table-cell table:style-name="ce228"/>
          <table:table-cell table:style-name="ce230"/>
          <table:table-cell table:style-name="ce232"/>
          <table:table-cell table:style-name="ce113"/>
          <table:table-cell table:style-name="ce78" table:content-validation-name="val3" office:value-type="string" calcext:value-type="string">
            <text:p>NYSTRÖM</text:p>
          </table:table-cell>
          <table:table-cell table:style-name="ce113"/>
          <table:table-cell table:style-name="ce78" table:content-validation-name="val3" office:value-type="string" calcext:value-type="string">
            <text:p>STUDENIČ</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3]))); &quot;&quot;)">
            <text:p/>
          </table:table-cell>
          <table:table-cell table:style-name="ce170" table:formula="of:=IF([.Z60] &lt;&gt; &quot;&quot;; INDEX(INDIRECT(&quot;'SQUAD'.B3:B46&quot;); MATCH([.Z60]; INDIRECT(&quot;'SQUAD'.A3:A46&quot;); 0)); &quot;&quot;)">
            <text:p/>
          </table:table-cell>
        </table:table-row>
        <table:table-row table:style-name="ro3">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4]))); &quot;&quot;)">
            <text:p/>
          </table:table-cell>
          <table:table-cell table:style-name="ce170" table:formula="of:=IF([.Z61] &lt;&gt; &quot;&quot;; INDEX(INDIRECT(&quot;'SQUAD'.B3:B46&quot;); MATCH([.Z61]; INDIRECT(&quot;'SQUAD'.A3:A46&quot;); 0)); &quot;&quot;)">
            <text:p/>
          </table:table-cell>
        </table:table-row>
        <table:table-row table:style-name="ro3">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5]))); &quot;&quot;)">
            <text:p/>
          </table:table-cell>
          <table:table-cell table:style-name="ce170" table:formula="of:=IF([.Z62] &lt;&gt; &quot;&quot;; INDEX(INDIRECT(&quot;'SQUAD'.B3:B46&quot;); MATCH([.Z62]; INDIRECT(&quot;'SQUAD'.A3:A46&quot;); 0)); &quot;&quot;)">
            <text:p/>
          </table:table-cell>
        </table:table-row>
        <table:table-row table:style-name="ro3">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6]))); &quot;&quot;)">
            <text:p/>
          </table:table-cell>
          <table:table-cell table:style-name="ce170" table:formula="of:=IF([.Z63] &lt;&gt; &quot;&quot;; INDEX(INDIRECT(&quot;'SQUAD'.B3:B46&quot;); MATCH([.Z63]; INDIRECT(&quot;'SQUAD'.A3:A46&quot;); 0)); &quot;&quot;)">
            <text:p/>
          </table:table-cell>
        </table:table-row>
        <table:table-row table:style-name="ro3">
          <table:table-cell/>
          <table:table-cell table:style-name="ce201"/>
          <table:table-cell table:style-name="ce204" table:number-columns-repeated="2"/>
          <table:table-cell table:style-name="ce296" table:formula="of:=[.Z48] &amp; &quot; &quot; &amp; [.AA48]" office:value-type="string" office:string-value="73 OLLAS MATTSSON" calcext:value-type="string">
            <text:p>73 OLLAS MATTSSON</text:p>
          </table:table-cell>
          <table:table-cell table:style-name="ce312"/>
          <table:table-cell table:style-name="ce296" table:formula="of:=[.Z53] &amp; &quot; &quot; &amp; [.AA53]" office:value-type="string" office:string-value="7 BERGKVIST" calcext:value-type="string">
            <text:p>7 BERGKVIST</text:p>
          </table:table-cell>
          <table:table-cell table:style-name="ce312" table:number-columns-repeated="4"/>
          <table:table-cell table:style-name="ce296" table:formula="of:=[.Z58] &amp; &quot; &quot; &amp; [.AA58]" office:value-type="string" office:string-value=" " calcext:value-type="string">
            <text:p><text:s/></text:p>
          </table:table-cell>
          <table:table-cell table:style-name="ce312"/>
          <table:table-cell table:style-name="ce296" table:formula="of:=[.Z63] &amp; &quot; &quot; &amp; [.AA63]" office:value-type="string" office:string-value=" " calcext:value-type="string">
            <text:p><text:s/></text:p>
          </table:table-cell>
          <table:table-cell table:style-name="ce312"/>
          <table:table-cell table:style-name="ce296" table:formula="of:=[.Z68] &amp; &quot; &quot; &amp; [.AA68]"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7]))); &quot;&quot;)">
            <text:p/>
          </table:table-cell>
          <table:table-cell table:style-name="ce170" table:formula="of:=IF([.Z64] &lt;&gt; &quot;&quot;; INDEX(INDIRECT(&quot;'SQUAD'.B3:B46&quot;); MATCH([.Z64]; INDIRECT(&quot;'SQUAD'.A3:A46&quot;); 0)); &quot;&quot;)">
            <text:p/>
          </table:table-cell>
        </table:table-row>
        <table:table-row table:style-name="ro3">
          <table:table-cell/>
          <table:table-cell table:style-name="ce201"/>
          <table:table-cell table:style-name="ce204" table:number-columns-repeated="2"/>
          <table:table-cell table:style-name="ce296" table:formula="of:=[.Z49] &amp; &quot; &quot; &amp; [.AA49]" office:value-type="string" office:string-value="59 JOHANSSON" calcext:value-type="string">
            <text:p>59 JOHANSSON</text:p>
          </table:table-cell>
          <table:table-cell table:style-name="ce312"/>
          <table:table-cell table:style-name="ce296" table:formula="of:=[.Z54] &amp; &quot; &quot; &amp; [.AA54]" office:value-type="string" office:string-value="28 ALBA" calcext:value-type="string">
            <text:p>28 ALBA</text:p>
          </table:table-cell>
          <table:table-cell table:style-name="ce312" table:number-columns-repeated="4"/>
          <table:table-cell table:style-name="ce296" table:formula="of:=[.Z59] &amp; &quot; &quot; &amp; [.AA59]" office:value-type="string" office:string-value=" " calcext:value-type="string">
            <text:p><text:s/></text:p>
          </table:table-cell>
          <table:table-cell table:style-name="ce312"/>
          <table:table-cell table:style-name="ce296" table:formula="of:=[.Z64] &amp; &quot; &quot; &amp; [.AA64]"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8]))); &quot;&quot;)">
            <text:p/>
          </table:table-cell>
          <table:table-cell table:style-name="ce170" table:formula="of:=IF([.Z65] &lt;&gt; &quot;&quot;; INDEX(INDIRECT(&quot;'SQUAD'.B3:B46&quot;); MATCH([.Z65]; INDIRECT(&quot;'SQUAD'.A3:A46&quot;); 0)); &quot;&quot;)">
            <text:p/>
          </table:table-cell>
        </table:table-row>
        <table:table-row table:style-name="ro3">
          <table:table-cell/>
          <table:table-cell table:style-name="ce201"/>
          <table:table-cell table:style-name="ce204" table:number-columns-repeated="2"/>
          <table:table-cell table:style-name="ce296" table:formula="of:=[.Z50] &amp; &quot; &quot; &amp; [.AA50]" office:value-type="string" office:string-value="72 SOLBERG" calcext:value-type="string">
            <text:p>72 SOLBERG</text:p>
          </table:table-cell>
          <table:table-cell table:style-name="ce312"/>
          <table:table-cell table:style-name="ce296" table:formula="of:=[.Z55] &amp; &quot; &quot; &amp; [.AA55]" office:value-type="string" office:string-value="20 WESTFÄLT" calcext:value-type="string">
            <text:p>20 WESTFÄLT</text:p>
          </table:table-cell>
          <table:table-cell table:style-name="ce312" table:number-columns-repeated="4"/>
          <table:table-cell table:style-name="ce296" table:formula="of:=[.Z60] &amp; &quot; &quot; &amp; [.AA60]" office:value-type="string" office:string-value=" " calcext:value-type="string">
            <text:p><text:s/></text:p>
          </table:table-cell>
          <table:table-cell table:style-name="ce312"/>
          <table:table-cell table:style-name="ce296" table:formula="of:=[.Z65] &amp; &quot; &quot; &amp; [.AA65]"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9]))); &quot;&quot;)">
            <text:p/>
          </table:table-cell>
          <table:table-cell table:style-name="ce170" table:formula="of:=IF([.Z66] &lt;&gt; &quot;&quot;; INDEX(INDIRECT(&quot;'SQUAD'.B3:B46&quot;); MATCH([.Z66]; INDIRECT(&quot;'SQUAD'.A3:A46&quot;); 0)); &quot;&quot;)">
            <text:p/>
          </table:table-cell>
        </table:table-row>
        <table:table-row table:style-name="ro2">
          <table:table-cell/>
          <table:table-cell table:style-name="ce201"/>
          <table:table-cell table:style-name="ce204" table:number-columns-repeated="2"/>
          <table:table-cell table:style-name="ce296" table:formula="of:=[.Z51] &amp; &quot; &quot; &amp; [.AA51]" office:value-type="string" office:string-value="34 LINDQVIST" calcext:value-type="string">
            <text:p>34 LINDQVIST</text:p>
          </table:table-cell>
          <table:table-cell table:style-name="ce312"/>
          <table:table-cell table:style-name="ce296" table:formula="of:=[.Z56] &amp; &quot; &quot; &amp; [.AA56]" office:value-type="string" office:string-value="44 ANDERSSON" calcext:value-type="string">
            <text:p>44 ANDERSSON</text:p>
          </table:table-cell>
          <table:table-cell table:style-name="ce312" table:number-columns-repeated="4"/>
          <table:table-cell table:style-name="ce296" table:formula="of:=[.Z61] &amp; &quot; &quot; &amp; [.AA61]" office:value-type="string" office:string-value=" " calcext:value-type="string">
            <text:p><text:s/></text:p>
          </table:table-cell>
          <table:table-cell table:style-name="ce312"/>
          <table:table-cell table:style-name="ce296" table:formula="of:=[.Z66] &amp; &quot; &quot; &amp; [.AA66]"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0]))); &quot;&quot;)">
            <text:p/>
          </table:table-cell>
          <table:table-cell table:style-name="ce170" table:formula="of:=IF([.Z67] &lt;&gt; &quot;&quot;; INDEX(INDIRECT(&quot;'SQUAD'.B3:B46&quot;); MATCH([.Z67]; INDIRECT(&quot;'SQUAD'.A3:A46&quot;); 0)); &quot;&quot;)">
            <text:p/>
          </table:table-cell>
        </table:table-row>
        <table:table-row table:style-name="ro2">
          <table:table-cell/>
          <table:table-cell table:style-name="ce201"/>
          <table:table-cell table:style-name="ce204" table:number-columns-repeated="2"/>
          <table:table-cell table:style-name="ce296" table:formula="of:=[.Z52] &amp; &quot; &quot; &amp; [.AA52]" office:value-type="string" office:string-value="52 TORNBERG" calcext:value-type="string">
            <text:p>52 TORNBERG</text:p>
          </table:table-cell>
          <table:table-cell table:style-name="ce312"/>
          <table:table-cell table:style-name="ce296" table:formula="of:=[.Z57] &amp; &quot; &quot; &amp; [.AA57]" office:value-type="string" office:string-value="16 LJUNGKRANTZ" calcext:value-type="string">
            <text:p>16 LJUNGKRANTZ</text:p>
          </table:table-cell>
          <table:table-cell table:style-name="ce312" table:number-columns-repeated="4"/>
          <table:table-cell table:style-name="ce296" table:formula="of:=[.Z62] &amp; &quot; &quot; &amp; [.AA62]" office:value-type="string" office:string-value=" " calcext:value-type="string">
            <text:p><text:s/></text:p>
          </table:table-cell>
          <table:table-cell table:style-name="ce312"/>
          <table:table-cell table:style-name="ce296" table:formula="of:=[.Z67] &amp; &quot; &quot; &amp; [.AA67]"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1]))); &quot;&quot;)">
            <text:p/>
          </table:table-cell>
          <table:table-cell table:style-name="ce170" table:formula="of:=IF([.Z68] &lt;&gt; &quot;&quot;; INDEX(INDIRECT(&quot;'SQUAD'.B3:B46&quot;); MATCH([.Z68];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table-cell table:number-columns-repeated="19"/>
          <table:table-cell table:style-name="ce167"/>
          <table:table-cell table:number-columns-repeated="5"/>
          <table:table-cell table:style-name="ce242"/>
          <table:table-cell table:style-name="ce170" office:value-type="string" calcext:value-type="string">
            <text:p>---</text:p>
          </table:table-cell>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BOX PLAY</text:p>
          </table:table-cell>
          <table:covered-table-cell table:number-columns-repeated="8" table:style-name="ce57"/>
          <table:table-cell table:style-name="ce57" table:number-columns-repeated="3"/>
          <table:table-cell table:style-name="ce238"/>
          <table:table-cell table:number-columns-repeated="5"/>
          <table:table-cell table:style-name="ce340" table:formula="of:=[.E75]" office:value-type="float" office:value="11" calcext:value-type="float">
            <text:p>11</text:p>
          </table:table-cell>
          <table:table-cell table:style-name="ce242"/>
          <table:table-cell table:style-name="ce242" table:number-matrix-columns-spanned="1" table:number-matrix-rows-spanned="1" table:formula="of:=IFERROR(INDEX([.$X$3:.$X$23]; SMALL(IF(ISERROR(MATCH([.$X$3:.$X$23]; [.$X$71:.$X$78]; 0)) * ([.$X$3:.$X$23]&lt;&gt;0); ROW([.$X$3:.$X$23])-ROW([.$X$3])+1; &quot;&quot;); ROW([.A1]))); &quot;&quot;)" office:value-type="float" office:value="96" calcext:value-type="float">
            <text:p>96</text:p>
          </table:table-cell>
          <table:table-cell table:style-name="ce170" table:formula="of:=IF([.Z71] &lt;&gt; &quot;&quot;; INDEX(INDIRECT(&quot;'SQUAD'.B3:B46&quot;); MATCH([.Z71]; INDIRECT(&quot;'SQUAD'.A3:A46&quot;); 0)); &quot;&quot;)" office:value-type="string" office:string-value="TOMÁŠEK" calcext:value-type="string">
            <text:p>TOMÁŠEK</text:p>
          </table:table-cell>
        </table:table-row>
        <table:table-row table:style-name="ro2">
          <table:table-cell/>
          <table:table-cell table:style-name="ce256"/>
          <table:table-cell table:style-name="ce65" table:number-columns-repeated="3"/>
          <table:covered-table-cell table:number-columns-repeated="9" table:style-name="ce65"/>
          <table:table-cell table:style-name="ce65" table:number-columns-repeated="3"/>
          <table:table-cell table:style-name="ce239"/>
          <table:table-cell table:number-columns-repeated="5"/>
          <table:table-cell table:style-name="ce340" table:formula="of:=[.G75]" office:value-type="float" office:value="20" calcext:value-type="float">
            <text:p>20</text:p>
          </table:table-cell>
          <table:table-cell table:style-name="ce242"/>
          <table:table-cell table:style-name="ce242" table:number-matrix-columns-spanned="1" table:number-matrix-rows-spanned="1" table:formula="of:=IFERROR(INDEX([.$X$3:.$X$23]; SMALL(IF(ISERROR(MATCH([.$X$3:.$X$23]; [.$X$71:.$X$78]; 0)) * ([.$X$3:.$X$23]&lt;&gt;0); ROW([.$X$3:.$X$23])-ROW([.$X$3])+1; &quot;&quot;); ROW([.A2]))); &quot;&quot;)" office:value-type="float" office:value="73" calcext:value-type="float">
            <text:p>73</text:p>
          </table:table-cell>
          <table:table-cell table:style-name="ce170" table:formula="of:=IF([.Z72] &lt;&gt; &quot;&quot;; INDEX(INDIRECT(&quot;'SQUAD'.B3:B46&quot;); MATCH([.Z72]; INDIRECT(&quot;'SQUAD'.A3:A46&quot;); 0)); &quot;&quot;)" office:value-type="string" office:string-value="OLLAS MATTSSON" calcext:value-type="string">
            <text:p>OLLAS MATTSSON</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2"/>
          <table:table-cell table:style-name="ce167"/>
          <table:table-cell table:number-columns-repeated="2"/>
          <table:table-cell table:style-name="ce340" table:formula="of:=[.E81]" office:value-type="float" office:value="32" calcext:value-type="float">
            <text:p>32</text:p>
          </table:table-cell>
          <table:table-cell table:style-name="ce242"/>
          <table:table-cell table:style-name="ce242" table:number-matrix-columns-spanned="1" table:number-matrix-rows-spanned="1" table:formula="of:=IFERROR(INDEX([.$X$3:.$X$23]; SMALL(IF(ISERROR(MATCH([.$X$3:.$X$23]; [.$X$71:.$X$78]; 0)) * ([.$X$3:.$X$23]&lt;&gt;0); ROW([.$X$3:.$X$23])-ROW([.$X$3])+1; &quot;&quot;); ROW([.A3]))); &quot;&quot;)" office:value-type="float" office:value="71" calcext:value-type="float">
            <text:p>71</text:p>
          </table:table-cell>
          <table:table-cell table:style-name="ce170" table:formula="of:=IF([.Z73] &lt;&gt; &quot;&quot;; INDEX(INDIRECT(&quot;'SQUAD'.B3:B46&quot;); MATCH([.Z73]; INDIRECT(&quot;'SQUAD'.A3:A46&quot;); 0)); &quot;&quot;)" office:value-type="string" office:string-value="LODIN" calcext:value-type="string">
            <text:p>LODIN</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B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B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340" table:formula="of:=[.G81]" office:value-type="float" office:value="72" calcext:value-type="float">
            <text:p>72</text:p>
          </table:table-cell>
          <table:table-cell table:style-name="ce242"/>
          <table:table-cell table:style-name="ce242" table:number-matrix-columns-spanned="1" table:number-matrix-rows-spanned="1" table:formula="of:=IFERROR(INDEX([.$X$3:.$X$23]; SMALL(IF(ISERROR(MATCH([.$X$3:.$X$23]; [.$X$71:.$X$78]; 0)) * ([.$X$3:.$X$23]&lt;&gt;0); ROW([.$X$3:.$X$23])-ROW([.$X$3])+1; &quot;&quot;); ROW([.A4]))); &quot;&quot;)" office:value-type="float" office:value="29" calcext:value-type="float">
            <text:p>29</text:p>
          </table:table-cell>
          <table:table-cell table:style-name="ce170" table:formula="of:=IF([.Z74] &lt;&gt; &quot;&quot;; INDEX(INDIRECT(&quot;'SQUAD'.B3:B46&quot;); MATCH([.Z74]; INDIRECT(&quot;'SQUAD'.A3:A46&quot;); 0)); &quot;&quot;)" office:value-type="string" office:string-value="STEEN" calcext:value-type="string">
            <text:p>STEEN</text:p>
          </table:table-cell>
        </table:table-row>
        <table:table-row table:style-name="ro2">
          <table:table-cell/>
          <table:table-cell table:style-name="ce200"/>
          <table:table-cell table:style-name="ce151"/>
          <table:table-cell table:style-name="ce90"/>
          <table:table-cell table:style-name="ce283" table:content-validation-name="val1" table:formula="of:=IF(INDEX(INDIRECT(&quot;'SQUAD'!$A:$A&quot;); MATCH([.E77]; INDIRECT(&quot;'SQUAD'!$B:$B&quot;); 0))=0; &quot;&quot;; INDEX(INDIRECT(&quot;'SQUAD'!$A:$A&quot;); MATCH([.E77]; INDIRECT(&quot;'SQUAD'!$B:$B&quot;); 0)))" office:value-type="float" office:value="11" calcext:value-type="float" table:number-columns-spanned="1" table:number-rows-spanned="2">
            <text:p>11</text:p>
          </table:table-cell>
          <table:table-cell table:style-name="ce113"/>
          <table:table-cell table:style-name="ce291" table:formula="of:=IF(INDEX(INDIRECT(&quot;'SQUAD'!$A:$A&quot;); MATCH([.G77]; INDIRECT(&quot;'SQUAD'!$B:$B&quot;); 0))=0; &quot;&quot;; INDEX(INDIRECT(&quot;'SQUAD'!$A:$A&quot;); MATCH([.G77]; INDIRECT(&quot;'SQUAD'!$B:$B&quot;); 0)))" office:value-type="float" office:value="20" calcext:value-type="float" table:number-columns-spanned="1" table:number-rows-spanned="2">
            <text:p>20</text:p>
          </table:table-cell>
          <table:table-cell table:style-name="ce90"/>
          <table:table-cell table:style-name="ce228"/>
          <table:table-cell table:style-name="ce230"/>
          <table:table-cell table:style-name="ce232"/>
          <table:table-cell table:style-name="ce90"/>
          <table:table-cell table:style-name="ce291" table:formula="of:=IF(INDEX(INDIRECT(&quot;'SQUAD'!$A:$A&quot;); MATCH([.M77]; INDIRECT(&quot;'SQUAD'!$B:$B&quot;); 0))=0; &quot;&quot;; INDEX(INDIRECT(&quot;'SQUAD'!$A:$A&quot;); MATCH([.M77]; INDIRECT(&quot;'SQUAD'!$B:$B&quot;); 0)))" office:value-type="float" office:value="59" calcext:value-type="float" table:number-columns-spanned="1" table:number-rows-spanned="2">
            <text:p>59</text:p>
          </table:table-cell>
          <table:table-cell table:style-name="ce113"/>
          <table:table-cell table:style-name="ce291" table:formula="of:=IF(INDEX(INDIRECT(&quot;'SQUAD'!$A:$A&quot;); MATCH([.O77]; INDIRECT(&quot;'SQUAD'!$B:$B&quot;); 0))=0; &quot;&quot;; INDEX(INDIRECT(&quot;'SQUAD'!$A:$A&quot;); MATCH([.O77]; INDIRECT(&quot;'SQUAD'!$B:$B&quot;); 0)))" office:value-type="float" office:value="22" calcext:value-type="float" table:number-columns-spanned="1" table:number-rows-spanned="2">
            <text:p>22</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75]" office:value-type="float" office:value="59" calcext:value-type="float">
            <text:p>59</text:p>
          </table:table-cell>
          <table:table-cell table:style-name="ce242"/>
          <table:table-cell table:style-name="ce242" table:number-matrix-columns-spanned="1" table:number-matrix-rows-spanned="1" table:formula="of:=IFERROR(INDEX([.$X$3:.$X$23]; SMALL(IF(ISERROR(MATCH([.$X$3:.$X$23]; [.$X$71:.$X$78]; 0)) * ([.$X$3:.$X$23]&lt;&gt;0); ROW([.$X$3:.$X$23])-ROW([.$X$3])+1; &quot;&quot;); ROW([.A5]))); &quot;&quot;)" office:value-type="float" office:value="26" calcext:value-type="float">
            <text:p>26</text:p>
          </table:table-cell>
          <table:table-cell table:style-name="ce170" table:formula="of:=IF([.Z75] &lt;&gt; &quot;&quot;; INDEX(INDIRECT(&quot;'SQUAD'.B3:B46&quot;); MATCH([.Z75]; INDIRECT(&quot;'SQUAD'.A3:A46&quot;); 0)); &quot;&quot;)" office:value-type="string" office:string-value="NYSTRÖM" calcext:value-type="string">
            <text:p>NYSTRÖM</text:p>
          </table:table-cell>
        </table:table-row>
        <table:table-row table:style-name="ro2">
          <table:table-cell/>
          <table:table-cell table:style-name="ce200"/>
          <table:table-cell table:style-name="ce151"/>
          <table:table-cell table:style-name="ce90"/>
          <table:covered-table-cell table:style-name="ce103"/>
          <table:table-cell table:style-name="Heading_20_1" table:number-columns-spanned="1" table:number-rows-spanned="2"/>
          <table:covered-table-cell table:style-name="ce146"/>
          <table:table-cell table:style-name="ce90"/>
          <table:table-cell table:style-name="ce228"/>
          <table:table-cell table:style-name="ce230"/>
          <table:table-cell table:style-name="ce232"/>
          <table:table-cell table:style-name="ce90"/>
          <table:covered-table-cell table:style-name="ce152"/>
          <table:table-cell table:style-name="Heading_20_1" table:number-columns-spanned="1" table:number-rows-spanned="2"/>
          <table:covered-table-cell table:style-name="ce234"/>
          <table:table-cell table:style-name="ce90"/>
          <table:table-cell table:style-name="ce236"/>
          <table:table-cell table:style-name="ce239"/>
          <table:table-cell table:number-columns-repeated="2"/>
          <table:table-cell table:style-name="ce167"/>
          <table:table-cell table:number-columns-repeated="2"/>
          <table:table-cell table:style-name="ce340" table:formula="of:=[.O75]" office:value-type="float" office:value="22" calcext:value-type="float">
            <text:p>22</text:p>
          </table:table-cell>
          <table:table-cell table:style-name="ce242"/>
          <table:table-cell table:style-name="ce242" table:number-matrix-columns-spanned="1" table:number-matrix-rows-spanned="1" table:formula="of:=IFERROR(INDEX([.$X$3:.$X$23]; SMALL(IF(ISERROR(MATCH([.$X$3:.$X$23]; [.$X$71:.$X$78]; 0)) * ([.$X$3:.$X$23]&lt;&gt;0); ROW([.$X$3:.$X$23])-ROW([.$X$3])+1; &quot;&quot;); ROW([.A6]))); &quot;&quot;)" office:value-type="float" office:value="98" calcext:value-type="float">
            <text:p>98</text:p>
          </table:table-cell>
          <table:table-cell table:style-name="ce170" table:formula="of:=IF([.Z76] &lt;&gt; &quot;&quot;; INDEX(INDIRECT(&quot;'SQUAD'.B3:B46&quot;); MATCH([.Z76]; INDIRECT(&quot;'SQUAD'.A3:A46&quot;); 0)); &quot;&quot;)" office:value-type="string" office:string-value="STUDENIČ" calcext:value-type="string">
            <text:p>STUDENIČ</text:p>
          </table:table-cell>
        </table:table-row>
        <table:table-row table:style-name="ro2">
          <table:table-cell/>
          <table:table-cell table:style-name="ce200"/>
          <table:table-cell table:style-name="ce151"/>
          <table:table-cell table:style-name="ce90"/>
          <table:table-cell table:style-name="ce71" table:content-validation-name="val5" office:value-type="string" calcext:value-type="string">
            <text:p>NYGÅRD</text:p>
          </table:table-cell>
          <table:covered-table-cell table:style-name="Accent_20_3"/>
          <table:table-cell table:style-name="ce78" table:content-validation-name="val5" office:value-type="string" calcext:value-type="string">
            <text:p>WESTFÄLT</text:p>
          </table:table-cell>
          <table:table-cell table:style-name="ce90"/>
          <table:table-cell table:style-name="ce228"/>
          <table:table-cell table:style-name="ce230"/>
          <table:table-cell table:style-name="ce232"/>
          <table:table-cell table:style-name="ce90"/>
          <table:table-cell table:style-name="ce78" table:content-validation-name="val5" office:value-type="string" calcext:value-type="string">
            <text:p>JOHANSSON</text:p>
          </table:table-cell>
          <table:covered-table-cell table:style-name="Accent_20_3"/>
          <table:table-cell table:style-name="ce78" table:content-validation-name="val5" office:value-type="string" calcext:value-type="string">
            <text:p>ÅSLUND</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81]" office:value-type="float" office:value="52" calcext:value-type="float">
            <text:p>52</text:p>
          </table:table-cell>
          <table:table-cell table:style-name="ce242"/>
          <table:table-cell table:style-name="ce242" table:number-matrix-columns-spanned="1" table:number-matrix-rows-spanned="1" table:formula="of:=IFERROR(INDEX([.$X$3:.$X$23]; SMALL(IF(ISERROR(MATCH([.$X$3:.$X$23]; [.$X$71:.$X$78]; 0)) * ([.$X$3:.$X$23]&lt;&gt;0); ROW([.$X$3:.$X$23])-ROW([.$X$3])+1; &quot;&quot;); ROW([.A7]))); &quot;&quot;)" office:value-type="float" office:value="13" calcext:value-type="float">
            <text:p>13</text:p>
          </table:table-cell>
          <table:table-cell table:style-name="ce170" table:formula="of:=IF([.Z77] &lt;&gt; &quot;&quot;; INDEX(INDIRECT(&quot;'SQUAD'.B3:B46&quot;); MATCH([.Z77]; INDIRECT(&quot;'SQUAD'.A3:A46&quot;); 0)); &quot;&quot;)" office:value-type="string" office:string-value="KELLMAN" calcext:value-type="string">
            <text:p>KELLMAN</text:p>
          </table:table-cell>
        </table:table-row>
        <table:table-row table:style-name="ro2">
          <table:table-cell/>
          <table:table-cell table:style-name="ce200"/>
          <table:table-cell table:style-name="ce151"/>
          <table:table-cell table:style-name="ce211"/>
          <table:table-cell table:style-name="ce113"/>
          <table:table-cell table:style-name="ce297"/>
          <table:table-cell table:style-name="ce113"/>
          <table:table-cell table:style-name="ce218"/>
          <table:table-cell table:style-name="ce228"/>
          <table:table-cell table:style-name="ce230"/>
          <table:table-cell table:style-name="ce232"/>
          <table:table-cell table:style-name="ce218"/>
          <table:table-cell table:style-name="ce113"/>
          <table:table-cell table:style-name="ce297"/>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340" table:formula="of:=[.O81]" office:value-type="float" office:value="7" calcext:value-type="float">
            <text:p>7</text:p>
          </table:table-cell>
          <table:table-cell table:style-name="ce242"/>
          <table:table-cell table:style-name="ce242" table:number-matrix-columns-spanned="1" table:number-matrix-rows-spanned="1" table:formula="of:=IFERROR(INDEX([.$X$3:.$X$23]; SMALL(IF(ISERROR(MATCH([.$X$3:.$X$23]; [.$X$71:.$X$78]; 0)) * ([.$X$3:.$X$23]&lt;&gt;0); ROW([.$X$3:.$X$23])-ROW([.$X$3])+1; &quot;&quot;); ROW([.A8]))); &quot;&quot;)" office:value-type="float" office:value="34" calcext:value-type="float">
            <text:p>34</text:p>
          </table:table-cell>
          <table:table-cell table:style-name="ce170" table:formula="of:=IF([.Z78] &lt;&gt; &quot;&quot;; INDEX(INDIRECT(&quot;'SQUAD'.B3:B46&quot;); MATCH([.Z78];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9]))); &quot;&quot;)" office:value-type="float" office:value="28" calcext:value-type="float">
            <text:p>28</text:p>
          </table:table-cell>
          <table:table-cell table:style-name="ce170" table:formula="of:=IF([.Z79] &lt;&gt; &quot;&quot;; INDEX(INDIRECT(&quot;'SQUAD'.B3:B46&quot;); MATCH([.Z79];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0]))); &quot;&quot;)" office:value-type="float" office:value="92" calcext:value-type="float">
            <text:p>92</text:p>
          </table:table-cell>
          <table:table-cell table:style-name="ce170" table:formula="of:=IF([.Z80] &lt;&gt; &quot;&quot;; INDEX(INDIRECT(&quot;'SQUAD'.B3:B46&quot;); MATCH([.Z80]; INDIRECT(&quot;'SQUAD'.A3:A46&quot;); 0)); &quot;&quot;)" office:value-type="string" office:string-value="FORSELL" calcext:value-type="string">
            <text:p>FORSELL</text:p>
          </table:table-cell>
        </table:table-row>
        <table:table-row table:style-name="ro2">
          <table:table-cell/>
          <table:table-cell table:style-name="ce200"/>
          <table:table-cell table:style-name="ce151"/>
          <table:table-cell table:style-name="ce113"/>
          <table:table-cell table:style-name="ce291" table:formula="of:=IF(INDEX(INDIRECT(&quot;'SQUAD'!$A:$A&quot;); MATCH([.E83]; INDIRECT(&quot;'SQUAD'!$B:$B&quot;); 0))=0; &quot;&quot;; INDEX(INDIRECT(&quot;'SQUAD'!$A:$A&quot;); MATCH([.E83];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83]; INDIRECT(&quot;'SQUAD'!$B:$B&quot;); 0))=0; &quot;&quot;; INDEX(INDIRECT(&quot;'SQUAD'!$A:$A&quot;); MATCH([.G83]; INDIRECT(&quot;'SQUAD'!$B:$B&quot;); 0)))" office:value-type="float" office:value="72" calcext:value-type="float" table:number-columns-spanned="1" table:number-rows-spanned="2">
            <text:p>7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83]; INDIRECT(&quot;'SQUAD'!$B:$B&quot;); 0))=0; &quot;&quot;; INDEX(INDIRECT(&quot;'SQUAD'!$A:$A&quot;); MATCH([.M83]; INDIRECT(&quot;'SQUAD'!$B:$B&quot;); 0)))" office:value-type="float" office:value="52" calcext:value-type="float" table:number-columns-spanned="1" table:number-rows-spanned="2">
            <text:p>52</text:p>
          </table:table-cell>
          <table:table-cell table:style-name="ce113"/>
          <table:table-cell table:style-name="ce291" table:formula="of:=IF(INDEX(INDIRECT(&quot;'SQUAD'!$A:$A&quot;); MATCH([.O83]; INDIRECT(&quot;'SQUAD'!$B:$B&quot;); 0))=0; &quot;&quot;; INDEX(INDIRECT(&quot;'SQUAD'!$A:$A&quot;); MATCH([.O83]; INDIRECT(&quot;'SQUAD'!$B:$B&quot;); 0)))" office:value-type="float" office:value="7" calcext:value-type="float" table:number-columns-spanned="1" table:number-rows-spanned="2">
            <text:p>7</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1]))); &quot;&quot;)" office:value-type="float" office:value="44" calcext:value-type="float">
            <text:p>44</text:p>
          </table:table-cell>
          <table:table-cell table:style-name="ce170" table:formula="of:=IF([.Z81] &lt;&gt; &quot;&quot;; INDEX(INDIRECT(&quot;'SQUAD'.B3:B46&quot;); MATCH([.Z81];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2]))); &quot;&quot;)" office:value-type="float" office:value="16" calcext:value-type="float">
            <text:p>16</text:p>
          </table:table-cell>
          <table:table-cell table:style-name="ce170" table:formula="of:=IF([.Z82] &lt;&gt; &quot;&quot;; INDEX(INDIRECT(&quot;'SQUAD'.B3:B46&quot;); MATCH([.Z82]; INDIRECT(&quot;'SQUAD'.A3:A46&quot;); 0)); &quot;&quot;)" office:value-type="string" office:string-value="LJUNGKRANTZ" calcext:value-type="string">
            <text:p>LJUNGKRANTZ</text:p>
          </table:table-cell>
        </table:table-row>
        <table:table-row table:style-name="ro2">
          <table:table-cell/>
          <table:table-cell table:style-name="ce200"/>
          <table:table-cell table:style-name="ce151"/>
          <table:table-cell table:style-name="ce113"/>
          <table:table-cell table:style-name="ce78" table:content-validation-name="val5" office:value-type="string" calcext:value-type="string">
            <text:p>NYGREN</text:p>
          </table:table-cell>
          <table:table-cell table:style-name="ce113"/>
          <table:table-cell table:style-name="ce78" table:content-validation-name="val5" office:value-type="string" calcext:value-type="string">
            <text:p>SOLBERG</text:p>
          </table:table-cell>
          <table:table-cell table:style-name="ce113"/>
          <table:table-cell table:style-name="ce228"/>
          <table:table-cell table:style-name="ce230"/>
          <table:table-cell table:style-name="ce232"/>
          <table:table-cell table:style-name="ce113"/>
          <table:table-cell table:style-name="ce78" table:content-validation-name="val5" office:value-type="string" calcext:value-type="string">
            <text:p>TORNBERG</text:p>
          </table:table-cell>
          <table:table-cell table:style-name="ce113"/>
          <table:table-cell table:style-name="ce78" table:content-validation-name="val5" office:value-type="string" calcext:value-type="string">
            <text:p>BERGKVIST</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3]))); &quot;&quot;)">
            <text:p/>
          </table:table-cell>
          <table:table-cell table:style-name="ce170" table:formula="of:=IF([.Z83] &lt;&gt; &quot;&quot;; INDEX(INDIRECT(&quot;'SQUAD'.B3:B46&quot;); MATCH([.Z83]; INDIRECT(&quot;'SQUAD'.A3:A46&quot;); 0)); &quot;&quot;)">
            <text:p/>
          </table:table-cell>
        </table:table-row>
        <table:table-row table:style-name="ro2">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4]))); &quot;&quot;)">
            <text:p/>
          </table:table-cell>
          <table:table-cell table:style-name="ce170" table:formula="of:=IF([.Z84] &lt;&gt; &quot;&quot;; INDEX(INDIRECT(&quot;'SQUAD'.B3:B46&quot;); MATCH([.Z84]; INDIRECT(&quot;'SQUAD'.A3:A46&quot;); 0)); &quot;&quot;)">
            <text:p/>
          </table:table-cell>
        </table:table-row>
        <table:table-row table:style-name="ro2">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5]))); &quot;&quot;)">
            <text:p/>
          </table:table-cell>
          <table:table-cell table:style-name="ce170" table:formula="of:=IF([.Z85] &lt;&gt; &quot;&quot;; INDEX(INDIRECT(&quot;'SQUAD'.B3:B46&quot;); MATCH([.Z85]; INDIRECT(&quot;'SQUAD'.A3:A46&quot;); 0)); &quot;&quot;)">
            <text:p/>
          </table:table-cell>
        </table:table-row>
        <table:table-row table:style-name="ro2">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6]))); &quot;&quot;)">
            <text:p/>
          </table:table-cell>
          <table:table-cell table:style-name="ce170" table:formula="of:=IF([.Z86] &lt;&gt; &quot;&quot;; INDEX(INDIRECT(&quot;'SQUAD'.B3:B46&quot;); MATCH([.Z86]; INDIRECT(&quot;'SQUAD'.A3:A46&quot;); 0)); &quot;&quot;)">
            <text:p/>
          </table:table-cell>
        </table:table-row>
        <table:table-row table:style-name="ro2">
          <table:table-cell/>
          <table:table-cell table:style-name="ce201"/>
          <table:table-cell table:style-name="ce204" table:number-columns-repeated="2"/>
          <table:table-cell table:style-name="ce296" table:formula="of:=[.Z71] &amp; &quot; &quot; &amp; [.AA71]" office:value-type="string" office:string-value="96 TOMÁŠEK" calcext:value-type="string">
            <text:p>96 TOMÁŠEK</text:p>
          </table:table-cell>
          <table:table-cell table:style-name="ce312"/>
          <table:table-cell table:style-name="ce296" table:formula="of:=[.Z76] &amp; &quot; &quot; &amp; [.AA76]" office:value-type="string" office:string-value="98 STUDENIČ" calcext:value-type="string">
            <text:p>98 STUDENIČ</text:p>
          </table:table-cell>
          <table:table-cell table:style-name="ce312" table:number-columns-repeated="4"/>
          <table:table-cell table:style-name="ce296" table:formula="of:=[.Z81] &amp; &quot; &quot; &amp; [.AA81]" office:value-type="string" office:string-value="44 ANDERSSON" calcext:value-type="string">
            <text:p>44 ANDERSSON</text:p>
          </table:table-cell>
          <table:table-cell table:style-name="ce312"/>
          <table:table-cell table:style-name="ce296" table:formula="of:=[.Z86] &amp; &quot; &quot; &amp; [.AA86]" office:value-type="string" office:string-value=" " calcext:value-type="string">
            <text:p><text:s/></text:p>
          </table:table-cell>
          <table:table-cell table:style-name="ce312"/>
          <table:table-cell table:style-name="ce296" table:formula="of:=[.Z91] &amp; &quot; &quot; &amp; [.AA91]"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7]))); &quot;&quot;)">
            <text:p/>
          </table:table-cell>
          <table:table-cell table:style-name="ce170" table:formula="of:=IF([.Z87] &lt;&gt; &quot;&quot;; INDEX(INDIRECT(&quot;'SQUAD'.B3:B46&quot;); MATCH([.Z87]; INDIRECT(&quot;'SQUAD'.A3:A46&quot;); 0)); &quot;&quot;)">
            <text:p/>
          </table:table-cell>
        </table:table-row>
        <table:table-row table:style-name="ro2">
          <table:table-cell/>
          <table:table-cell table:style-name="ce201"/>
          <table:table-cell table:style-name="ce204" table:number-columns-repeated="2"/>
          <table:table-cell table:style-name="ce296" table:formula="of:=[.Z72] &amp; &quot; &quot; &amp; [.AA72]" office:value-type="string" office:string-value="73 OLLAS MATTSSON" calcext:value-type="string">
            <text:p>73 OLLAS MATTSSON</text:p>
          </table:table-cell>
          <table:table-cell table:style-name="ce312"/>
          <table:table-cell table:style-name="ce296" table:formula="of:=[.Z77] &amp; &quot; &quot; &amp; [.AA77]" office:value-type="string" office:string-value="13 KELLMAN" calcext:value-type="string">
            <text:p>13 KELLMAN</text:p>
          </table:table-cell>
          <table:table-cell table:style-name="ce312" table:number-columns-repeated="4"/>
          <table:table-cell table:style-name="ce296" table:formula="of:=[.Z82] &amp; &quot; &quot; &amp; [.AA82]" office:value-type="string" office:string-value="16 LJUNGKRANTZ" calcext:value-type="string">
            <text:p>16 LJUNGKRANTZ</text:p>
          </table:table-cell>
          <table:table-cell table:style-name="ce312"/>
          <table:table-cell table:style-name="ce296" table:formula="of:=[.Z87] &amp; &quot; &quot; &amp; [.AA87]"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8]))); &quot;&quot;)">
            <text:p/>
          </table:table-cell>
          <table:table-cell table:style-name="ce170" table:formula="of:=IF([.Z88] &lt;&gt; &quot;&quot;; INDEX(INDIRECT(&quot;'SQUAD'.B3:B46&quot;); MATCH([.Z88]; INDIRECT(&quot;'SQUAD'.A3:A46&quot;); 0)); &quot;&quot;)">
            <text:p/>
          </table:table-cell>
        </table:table-row>
        <table:table-row table:style-name="ro2">
          <table:table-cell/>
          <table:table-cell table:style-name="ce201"/>
          <table:table-cell table:style-name="ce204" table:number-columns-repeated="2"/>
          <table:table-cell table:style-name="ce296" table:formula="of:=[.Z73] &amp; &quot; &quot; &amp; [.AA73]" office:value-type="string" office:string-value="71 LODIN" calcext:value-type="string">
            <text:p>71 LODIN</text:p>
          </table:table-cell>
          <table:table-cell table:style-name="ce312"/>
          <table:table-cell table:style-name="ce296" table:formula="of:=[.Z78] &amp; &quot; &quot; &amp; [.AA78]" office:value-type="string" office:string-value="34 LINDQVIST" calcext:value-type="string">
            <text:p>34 LINDQVIST</text:p>
          </table:table-cell>
          <table:table-cell table:style-name="ce312" table:number-columns-repeated="4"/>
          <table:table-cell table:style-name="ce296" table:formula="of:=[.Z83] &amp; &quot; &quot; &amp; [.AA83]" office:value-type="string" office:string-value=" " calcext:value-type="string">
            <text:p><text:s/></text:p>
          </table:table-cell>
          <table:table-cell table:style-name="ce312"/>
          <table:table-cell table:style-name="ce296" table:formula="of:=[.Z88] &amp; &quot; &quot; &amp; [.AA88]"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9]))); &quot;&quot;)">
            <text:p/>
          </table:table-cell>
          <table:table-cell table:style-name="ce170" table:formula="of:=IF([.Z89] &lt;&gt; &quot;&quot;; INDEX(INDIRECT(&quot;'SQUAD'.B3:B46&quot;); MATCH([.Z89]; INDIRECT(&quot;'SQUAD'.A3:A46&quot;); 0)); &quot;&quot;)">
            <text:p/>
          </table:table-cell>
        </table:table-row>
        <table:table-row table:style-name="ro2">
          <table:table-cell/>
          <table:table-cell table:style-name="ce201"/>
          <table:table-cell table:style-name="ce204" table:number-columns-repeated="2"/>
          <table:table-cell table:style-name="ce296" table:formula="of:=[.Z74] &amp; &quot; &quot; &amp; [.AA74]" office:value-type="string" office:string-value="29 STEEN" calcext:value-type="string">
            <text:p>29 STEEN</text:p>
          </table:table-cell>
          <table:table-cell table:style-name="ce312"/>
          <table:table-cell table:style-name="ce296" table:formula="of:=[.Z79] &amp; &quot; &quot; &amp; [.AA79]" office:value-type="string" office:string-value="28 ALBA" calcext:value-type="string">
            <text:p>28 ALBA</text:p>
          </table:table-cell>
          <table:table-cell table:style-name="ce312" table:number-columns-repeated="4"/>
          <table:table-cell table:style-name="ce296" table:formula="of:=[.Z84] &amp; &quot; &quot; &amp; [.AA84]" office:value-type="string" office:string-value=" " calcext:value-type="string">
            <text:p><text:s/></text:p>
          </table:table-cell>
          <table:table-cell table:style-name="ce312"/>
          <table:table-cell table:style-name="ce296" table:formula="of:=[.Z89] &amp; &quot; &quot; &amp; [.AA89]"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0]))); &quot;&quot;)">
            <text:p/>
          </table:table-cell>
          <table:table-cell table:style-name="ce170" table:formula="of:=IF([.Z90] &lt;&gt; &quot;&quot;; INDEX(INDIRECT(&quot;'SQUAD'.B3:B46&quot;); MATCH([.Z90]; INDIRECT(&quot;'SQUAD'.A3:A46&quot;); 0)); &quot;&quot;)">
            <text:p/>
          </table:table-cell>
        </table:table-row>
        <table:table-row table:style-name="ro2">
          <table:table-cell/>
          <table:table-cell table:style-name="ce201"/>
          <table:table-cell table:style-name="ce204" table:number-columns-repeated="2"/>
          <table:table-cell table:style-name="ce296" table:formula="of:=[.Z75] &amp; &quot; &quot; &amp; [.AA75]" office:value-type="string" office:string-value="26 NYSTRÖM" calcext:value-type="string">
            <text:p>26 NYSTRÖM</text:p>
          </table:table-cell>
          <table:table-cell table:style-name="ce312"/>
          <table:table-cell table:style-name="ce296" table:formula="of:=[.Z80] &amp; &quot; &quot; &amp; [.AA80]" office:value-type="string" office:string-value="92 FORSELL" calcext:value-type="string">
            <text:p>92 FORSELL</text:p>
          </table:table-cell>
          <table:table-cell table:style-name="ce312" table:number-columns-repeated="4"/>
          <table:table-cell table:style-name="ce296" table:formula="of:=[.Z85] &amp; &quot; &quot; &amp; [.AA85]" office:value-type="string" office:string-value=" " calcext:value-type="string">
            <text:p><text:s/></text:p>
          </table:table-cell>
          <table:table-cell table:style-name="ce312"/>
          <table:table-cell table:style-name="ce296" table:formula="of:=[.Z90] &amp; &quot; &quot; &amp; [.AA90]"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1]))); &quot;&quot;)">
            <text:p/>
          </table:table-cell>
          <table:table-cell table:style-name="ce170" table:formula="of:=IF([.Z91] &lt;&gt; &quot;&quot;; INDEX(INDIRECT(&quot;'SQUAD'.B3:B46&quot;); MATCH([.Z91];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number-rows-repeated="1048483">
          <table:table-cell table:number-columns-repeated="27"/>
        </table:table-row>
        <table:table-row table:style-name="ro2">
          <table:table-cell table:number-columns-repeated="27"/>
        </table:table-row>
        <calcext:conditional-formats>
          <calcext:conditional-format calcext:target-range-address="FORMATIONS.D6:FORMATIONS.D6 FORMATIONS.F7:FORMATIONS.F7 FORMATIONS.H6:FORMATIONS.H6 FORMATIONS.L6:FORMATIONS.L6 FORMATIONS.N7:FORMATIONS.N7 FORMATIONS.P6:FORMATIONS.P6 FORMATIONS.D19:FORMATIONS.D19 FORMATIONS.E12:FORMATIONS.E12 FORMATIONS.E25:FORMATIONS.E25 FORMATIONS.F20:FORMATIONS.F20 FORMATIONS.F32:FORMATIONS.F32 FORMATIONS.G12:FORMATIONS.G12 FORMATIONS.G25:FORMATIONS.G25 FORMATIONS.H19:FORMATIONS.H19 FORMATIONS.L19:FORMATIONS.L19 FORMATIONS.M12:FORMATIONS.M12 FORMATIONS.M25:FORMATIONS.M25 FORMATIONS.N20:FORMATIONS.N20 FORMATIONS.O12:FORMATIONS.O12 FORMATIONS.O25:FORMATIONS.O25 FORMATIONS.P19:FORMATIONS.P19 FORMATIONS.F38:FORMATIONS.F38">
            <calcext:condition calcext:apply-style-name="Untitled2" calcext:value="formula-is(AND([.D6]&lt;&gt;&quot;&quot;; COUNTIF([.$X$3:.$X$25]; [.D6]) &gt; 1))" calcext:base-cell-address="FORMATIONS.D6"/>
          </calcext:conditional-format>
          <calcext:conditional-format calcext:target-range-address="FORMATIONS.D52:FORMATIONS.D52 FORMATIONS.E58:FORMATIONS.E58 FORMATIONS.E75:FORMATIONS.E75 FORMATIONS.E81:FORMATIONS.E81 FORMATIONS.F53:FORMATIONS.F53 FORMATIONS.G58:FORMATIONS.G58 FORMATIONS.G75:FORMATIONS.G75 FORMATIONS.G81:FORMATIONS.G81 FORMATIONS.H52:FORMATIONS.H52 FORMATIONS.L52:FORMATIONS.L52 FORMATIONS.M58:FORMATIONS.M58 FORMATIONS.M75:FORMATIONS.M75 FORMATIONS.M81:FORMATIONS.M81 FORMATIONS.N53:FORMATIONS.N53 FORMATIONS.O58:FORMATIONS.O58 FORMATIONS.O75:FORMATIONS.O75 FORMATIONS.P52:FORMATIONS.P52 FORMATIONS.O81:FORMATIONS.O81">
            <calcext:condition calcext:apply-style-name="GREY" calcext:value="formula-is(AND([.D52]&lt;&gt;&quot;&quot;; ISERROR(MATCH([.D52]; [.$X$3:.$X$25]; 0))))" calcext:base-cell-address="FORMATIONS.D52"/>
          </calcext:conditional-format>
        </calcext:conditional-formats>
      </table:table>
      <table:table table:name="README" table:style-name="ta1">
        <office:forms form:automatic-focus="false" form:apply-design-mode="false"/>
        <table:table-column table:style-name="co3" table:default-cell-style-name="Default"/>
        <table:table-column table:style-name="co3" table:default-cell-style-name="ce172"/>
        <table:table-column table:style-name="co3" table:number-columns-repeated="5" table:default-cell-style-name="ce210"/>
        <table:table-column table:style-name="co3" table:default-cell-style-name="ce221"/>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OVERVIEW</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2" office:value-type="string" calcext:value-type="string" table:number-columns-spanned="7" table:number-rows-spanned="2">
            <text:p>This workbook allows you to create, edit and compare different hockey formations, including special teams like powerplay (PP) and boxplay (BP). </text:p>
          </table:table-cell>
          <table:covered-table-cell table:number-columns-repeated="4" table:style-name="ce212"/>
          <table:covered-table-cell table:number-columns-repeated="2"/>
        </table:table-row>
        <table:table-row table:style-name="ro1">
          <table:table-cell/>
          <table:covered-table-cell table:style-name="ce166"/>
          <table:covered-table-cell table:number-columns-repeated="4" table:style-name="ce183"/>
          <table:covered-table-cell table:style-name="ce215"/>
          <table:covered-table-cell table:style-name="ce222"/>
        </table:table-row>
        <table:table-row table:style-name="ro1">
          <table:table-cell/>
          <table:table-cell table:style-name="ce190" table:number-columns-spanned="7" table:number-rows-spanned="1"/>
          <table:covered-table-cell table:number-columns-repeated="4" table:style-name="ce190"/>
          <table:covered-table-cell table:number-columns-repeated="2" table:style-name="Default"/>
        </table:table-row>
        <table:table-row table:style-name="ro4">
          <table:table-cell/>
          <table:table-cell table:style-name="ce160" office:value-type="string" calcext:value-type="string" table:number-columns-spanned="7" table:number-rows-spanned="1">
            <text:p>HOW TO USE</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ADDING PLAYERS</text:p>
          </table:table-cell>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Enter player names (column B) and jersey numbers (column A) in the <text:span text:style-name="T1">SQUAD</text:span> sheet. Players will automatically appear in the <text:span text:style-name="T1">FORMATIONS</text:span> drop-down menus for their respective positions.</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If a player doesn’t have a confirmed jersey number yet, you can use a unique letter or set of letters, or a placeholder number, instead. Leaving it blank will exclude him from the duplicate check system.</text:p>
          </table:table-cell>
          <table:covered-table-cell table:number-columns-repeated="6"/>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3">
            <text:p><text:span text:style-name="T2">Cell Ranges: The </text:span><text:span text:style-name="T3">FORMATIONS</text:span><text:span text:style-name="T2"> drop-down menus are configured to allow only the relevant players for each position. They do this by pulling data from certain cell ranges in the </text:span><text:span text:style-name="T3">SQUAD</text:span><text:span text:style-name="T4"> sheet, which have been color-coded for visual clarity. </text:span></text:p>
          </table:table-cell>
          <table:covered-table-cell table:number-columns-repeated="6"/>
        </table:table-row>
        <table:table-row table:style-name="ro1">
          <table:table-cell/>
          <table:covered-table-cell table:number-columns-repeated="7"/>
        </table:table-row>
        <table:table-row table:style-name="ro3">
          <table:table-cell/>
          <table:covered-table-cell table:number-columns-repeated="7"/>
        </table:table-row>
        <table:table-row table:style-name="ro1">
          <table:table-cell/>
          <table:table-cell table:style-name="ce193" office:value-type="string" calcext:value-type="string" table:number-columns-spanned="7" table:number-rows-spanned="2">
            <text:p>This means you should add your player in a row belonging to a cell range matching his position. The D column of <text:span text:style-name="T1">SQUAD</text:span> should serve as reference for this. </text:p>
          </table:table-cell>
          <table:covered-table-cell table:number-columns-repeated="5" table:style-name="Default"/>
          <table:covered-table-cell table:style-name="ce223"/>
        </table:table-row>
        <table:table-row table:style-name="ro1">
          <table:table-cell/>
          <table:covered-table-cell table:style-name="ce191"/>
          <table:covered-table-cell table:number-columns-repeated="5" table:style-name="Default"/>
          <table:covered-table-cell table:style-name="ce223"/>
        </table:table-row>
        <table:table-row table:style-name="ro5">
          <table:table-cell/>
          <table:table-cell table:style-name="ce173" office:value-type="string" calcext:value-type="string" table:number-columns-spanned="7" table:number-rows-spanned="1">
            <text:p>NOTE: All forwards (including centers) in B20:B40 are eligible for LW and RW positions, but only players in B20:B28 (light blue) will be eligible for the C position (center forward).</text:p>
          </table:table-cell>
          <table:covered-table-cell table:number-columns-repeated="4" table:style-name="ce212"/>
          <table:covered-table-cell table:number-columns-repeated="2"/>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CREATING FORMATIONS</text:p>
          </table:table-cell>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3">
            <text:p><text:span text:style-name="T5">In the </text:span><text:span text:style-name="T1">FORMATIONS</text:span> sheet, Use the drop-down menus to select players for each position. The menus are located in cells D8, F9, H8 and so on. Select the cell and click on the small arrow icon that appears to the right of the cell to show the menu.</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covered-table-cell table:number-columns-repeated="7"/>
        </table:table-row>
        <table:table-row table:style-name="ro1">
          <table:table-cell/>
          <table:table-cell table:style-name="ce161" office:value-type="string" calcext:value-type="string" table:number-columns-spanned="7" table:number-rows-spanned="1">
            <text:p>Selecting the '---' from the menu will leave the position vacant.</text:p>
          </table:table-cell>
          <table:covered-table-cell table:number-columns-repeated="6"/>
        </table:table-row>
        <table:table-row table:style-name="ro1">
          <table:table-cell/>
          <table:table-cell table:style-name="ce193" office:value-type="string" calcext:value-type="string" table:number-columns-spanned="7" table:number-rows-spanned="2">
            <text:p>A player can be selected for multiple positions in the starting lineup, but since this is not recommended, their jersey number will be highlighted (red) to indicate a duplicate.</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1">
            <text:p>Players not selected in the formation will appear in the ”Scratches” list.</text:p>
          </table:table-cell>
          <table:covered-table-cell table:number-columns-repeated="6"/>
        </table:table-row>
        <table:table-row table:style-name="ro3">
          <table:table-cell/>
          <table:table-cell table:style-name="ce193" office:value-type="string" calcext:value-type="string" table:number-columns-spanned="7" table:number-rows-spanned="3">
            <text:p>The final two positions in LINE 4 (M27 and O27) can be occupied by any skater on the team. The position marker below will update to indicate whether he is a defender or if he’s being submitted as an extra forward (EXF).</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3">
            <text:p>Below the main lineup, optionally select players for your special teams units. Only players selected in the starting lineup are available for these sections. A player can play in both special teams, but can only appear once in Powerplay and once in Box Play.</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While there is only one<text:span text:style-name="T6"> </text:span><text:span text:style-name="T1">SQUAD</text:span> sheet in a workbook, the <text:span text:style-name="T1">FORMATIONS</text:span> sheet can be duplicated indefinitely to allow for different formations.</text:p>
          </table:table-cell>
          <table:covered-table-cell table:number-columns-repeated="6"/>
        </table:table-row>
        <table:table-row table:style-name="ro1">
          <table:table-cell/>
          <table:covered-table-cell table:number-columns-repeated="7"/>
        </table:table-row>
        <table:table-row table:style-name="ro1">
          <table:table-cell/>
          <table:table-cell table:style-name="ce199" office:value-type="string" calcext:value-type="string" table:number-columns-spanned="7" table:number-rows-spanned="1">
            <text:p>An additional team or squad will require its own separate .ods file.</text:p>
          </table:table-cell>
          <table:covered-table-cell table:number-columns-repeated="5" table:style-name="ce215"/>
          <table:covered-table-cell table:style-name="ce222"/>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EDITING</text:p>
          </table:table-cell>
          <table:covered-table-cell table:number-columns-repeated="5"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NOTES</text:p>
          </table:table-cell>
          <table:covered-table-cell table:number-columns-repeated="6"/>
        </table:table-row>
        <table:table-row table:style-name="ro6">
          <table:table-cell/>
          <table:table-cell table:style-name="ce193" office:value-type="string" calcext:value-type="string" table:number-columns-spanned="7" table:number-rows-spanned="2">
            <text:p>Feel free to add notes or write in<text:span text:style-name="T7"> empty cells.</text:span><text:span text:style-name="T8"> Columns S-W in </text:span><text:span text:style-name="T9">FORMATIONS</text:span><text:span text:style-name="T10"> is well suited for keeping personal notes for a formation</text:span><text:span text:style-name="T11">.</text:span></text:p>
          </table:table-cell>
          <table:covered-table-cell table:number-columns-repeated="6"/>
        </table:table-row>
        <table:table-row table:style-name="ro1">
          <table:table-cell/>
          <table:covered-table-cell table:number-columns-repeated="7" table:style-name="Default"/>
        </table:table-row>
        <table:table-row table:style-name="ro1">
          <table:table-cell/>
          <table:table-cell table:style-name="ce161" table:number-columns-spanned="7" table:number-rows-spanned="1"/>
          <table:covered-table-cell table:number-columns-repeated="6"/>
        </table:table-row>
        <table:table-row table:style-name="ro3">
          <table:table-cell/>
          <table:table-cell table:style-name="ce175" office:value-type="string" calcext:value-type="string" table:number-columns-spanned="7" table:number-rows-spanned="1">
            <text:p>CUSTOMIZING</text:p>
          </table:table-cell>
          <table:covered-table-cell table:number-columns-repeated="6"/>
        </table:table-row>
        <table:table-row table:style-name="ro1">
          <table:table-cell/>
          <table:table-cell table:style-name="ce193" office:value-type="string" calcext:value-type="string" table:number-columns-spanned="7" table:number-rows-spanned="2">
            <text:p><text:span text:style-name="T12">Using</text:span><text:span text:style-name="T13"> direct formatting, </text:span><text:span text:style-name="T14">you’re free to</text:span> change the colors, typeface, font size or background of any cell <text:span text:style-name="T8">throughout the workbook</text:span>. This should not affect any functionality.</text:p>
          </table:table-cell>
          <table:covered-table-cell table:number-columns-repeated="6"/>
        </table:table-row>
        <table:table-row table:style-name="ro1">
          <table:table-cell/>
          <table:covered-table-cell table:number-columns-repeated="7"/>
        </table:table-row>
        <table:table-row table:style-name="ro1">
          <table:table-cell/>
          <table:table-cell table:style-name="ce177" office:value-type="string" calcext:value-type="string" table:number-columns-spanned="7" table:number-rows-spanned="1">
            <text:p>Similarly, row height and column width can be adjusted to your liking.</text:p>
          </table:table-cell>
          <table:covered-table-cell table:number-columns-repeated="6"/>
        </table:table-row>
        <table:table-row table:style-name="ro1">
          <table:table-cell/>
          <table:table-cell table:style-name="ce175"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SHEET NAMES</text:p>
          </table:table-cell>
          <table:covered-table-cell table:number-columns-repeated="6"/>
        </table:table-row>
        <table:table-row table:style-name="ro1">
          <table:table-cell/>
          <table:table-cell table:style-name="ce161" office:value-type="string" calcext:value-type="string" table:number-columns-spanned="7" table:number-rows-spanned="1">
            <text:p>The <text:span text:style-name="T1">FORMATIONS</text:span><text:span text:style-name="T15"> </text:span><text:span text:style-name="T5">sheet and its subsequent duplicates can be renamed to whatever you like.</text:span></text:p>
          </table:table-cell>
          <table:covered-table-cell table:number-columns-repeated="6"/>
        </table:table-row>
        <table:table-row table:style-name="ro1">
          <table:table-cell/>
          <table:table-cell table:style-name="ce193" office:value-type="string" calcext:value-type="string" table:number-columns-spanned="7" table:number-rows-spanned="2">
            <text:p>However, do <text:span text:style-name="T16">NOT </text:span><text:span text:style-name="T17">rename the </text:span><text:span text:style-name="T9">SQUAD</text:span><text:span text:style-name="T18"> sheet, as the name is referenced to in various formulas throughout the workboo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THINGS TO AVOID</text:p>
          </table:table-cell>
          <table:covered-table-cell table:number-columns-repeated="6"/>
        </table:table-row>
        <table:table-row table:style-name="ro1">
          <table:table-cell/>
          <table:table-cell table:style-name="ce193" office:value-type="string" calcext:value-type="string" table:number-columns-spanned="7" table:number-rows-spanned="1">
            <text:p>Please refrain from typing into <text:span text:style-name="T7">any cell with a formula, </text:span><text:span text:style-name="T8">unless you really know what you’re doing.</text:span></text:p>
          </table:table-cell>
          <table:covered-table-cell table:number-columns-repeated="6"/>
        </table:table-row>
        <table:table-row table:style-name="ro1">
          <table:table-cell/>
          <table:table-cell table:style-name="ce193" office:value-type="string" calcext:value-type="string" table:number-columns-spanned="7" table:number-rows-spanned="3">
            <text:p>Helper columns: The hidden helper columns X, Y, Z and AA in <text:span text:style-name="T1">FORMATIONS</text:span> are there to make everything work behind the scenes. It’s best to leave them hidden as to not accidentally alter any of their contents.</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2">
            <text:p>There are also hidden helper rows in the <text:span text:style-name="T1">SQUAD</text:span> sheet, which likewise is best left hidden. They contain placeholder '---' "players" to enable de-selecting a player in the formation.</text:p>
          </table:table-cell>
          <table:covered-table-cell table:number-columns-repeated="5" table:style-name="Default"/>
          <table:covered-table-cell table:style-name="ce223"/>
        </table:table-row>
        <table:table-row table:style-name="ro1">
          <table:table-cell/>
          <table:covered-table-cell table:style-name="ce191"/>
          <table:covered-table-cell table:number-columns-repeated="5" table:style-name="Default"/>
          <table:covered-table-cell table:style-name="ce223"/>
        </table:table-row>
        <table:table-row table:style-name="ro1">
          <table:table-cell/>
          <table:table-cell table:style-name="ce193" office:value-type="string" calcext:value-type="string" table:number-columns-spanned="7" table:number-rows-spanned="2">
            <text:p>Data Validation (Dropdown Menus): <text:span text:style-name="T19">Be cautious when editing the dropdown menus as they pull data from other parts of the workbook, and editing them directly might cause them to brea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99" office:value-type="string" calcext:value-type="string" table:number-columns-spanned="7" table:number-rows-spanned="3">
            <text:p>Generally avoid moving cells around using<text:span text:style-name="T16"> cut and paste</text:span> or <text:span text:style-name="T16">drag and drop</text:span><text:span text:style-name="T19">, as this has been proven likely to mess with the underlying formulas and break the workbook in a spectacular and infuriating fashion.</text:span></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8"/>
          <table:covered-table-cell table:number-columns-repeated="5" table:style-name="ce215"/>
          <table:covered-table-cell table:style-name="ce222"/>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FAQ</text:p>
          </table:table-cell>
          <table:covered-table-cell table:number-columns-repeated="5" table:style-name="ce185"/>
          <table:covered-table-cell table:style-name="ce186"/>
        </table:table-row>
        <table:table-row table:style-name="ro1">
          <table:table-cell/>
          <table:table-cell table:style-name="ce175" office:value-type="string" calcext:value-type="string" table:number-columns-spanned="7" table:number-rows-spanned="1">
            <text:p>WHAT IF A PLAYER GETS SCRATCHED AFTER BEING SELECTED IN PP OR BP?</text:p>
          </table:table-cell>
          <table:covered-table-cell table:number-columns-repeated="6"/>
        </table:table-row>
        <table:table-row table:style-name="ro1">
          <table:table-cell/>
          <table:table-cell table:style-name="ce179" office:value-type="string" calcext:value-type="string" table:number-columns-spanned="7" table:number-rows-spanned="1">
            <text:p>Their jersey number will be highlighted (greyed out) to indicate they’re no longer available.</text:p>
          </table:table-cell>
          <table:covered-table-cell table:number-columns-repeated="5" table:style-name="ce215"/>
          <table:covered-table-cell table:style-name="ce22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0000" style:diagonal-bl-tr="none" style:diagonal-tl-br="none"/>
    </style:style>
    <style:style style:name="soft_20_red" style:display-name="soft red" style:family="table-cell" style:parent-style-name="Default">
      <style:table-cell-properties fo:background-color="#ff6d6d"/>
    </style:style>
    <style:style style:name="GREY" style:family="table-cell" style:parent-style-name="Default">
      <style:table-cell-properties fo:background-color="#999999"/>
    </style:style>
    <style:style style:name="YELLORANGE" style:family="table-cell" style:parent-style-name="Default">
      <style:table-cell-properties fo:background-color="#ff972f"/>
    </style:style>
    <style:style style:name="Untitled2" style:family="table-cell" style:parent-style-name="YELLORANGE">
      <style:table-cell-properties fo:background-color="#cb4b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1:47:16.152000000</meta:creation-date>
    <dc:date>2024-09-25T23:23:15.039000000</dc:date>
    <meta:editing-duration>P30DT3H47M47S</meta:editing-duration>
    <meta:editing-cycles>280</meta:editing-cycles>
    <meta:generator>LibreOffice/7.5.2.2$Windows_X86_64 LibreOffice_project/53bb9681a964705cf672590721dbc85eb4d0c3a2</meta:generator>
    <meta:document-statistic meta:table-count="3" meta:cell-count="605" meta:object-count="0"/>
  </office:meta>
</office:document-meta>
</file>